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6.78cm"/>
    </style:style>
    <style:style style:name="co3" style:family="table-column">
      <style:table-column-properties fo:break-before="auto" style:column-width="3.466cm"/>
    </style:style>
    <style:style style:name="co4" style:family="table-column">
      <style:table-column-properties fo:break-before="auto" style:column-width="6.08cm"/>
    </style:style>
    <style:style style:name="co5" style:family="table-column">
      <style:table-column-properties fo:break-before="auto" style:column-width="2.84cm"/>
    </style:style>
    <style:style style:name="co6" style:family="table-column">
      <style:table-column-properties fo:break-before="auto" style:column-width="2.704cm"/>
    </style:style>
    <style:style style:name="co7" style:family="table-column">
      <style:table-column-properties fo:break-before="auto" style:column-width="1.914cm"/>
    </style:style>
    <style:style style:name="co8" style:family="table-column">
      <style:table-column-properties fo:break-before="auto" style:column-width="2.404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style style:name="ce2" style:family="table-cell" style:parent-style-name="Default" style:data-style-name="N99"/>
  </office:automatic-styles>
  <office:body>
    <office:spreadsheet>
      <table:calculation-settings table:automatic-find-labels="false" table:use-regular-expressions="false" table:use-wildcards="true"/>
      <table:table table:name="output"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ce1"/>
        <table:table-column table:style-name="co7" table:default-cell-style-name="ce1"/>
        <table:table-column table:style-name="co8" table:default-cell-style-name="ce1"/>
        <table:table-column table:style-name="co9" table:default-cell-style-name="ce2"/>
        <table:table-row table:style-name="ro1" table:visibility="filter">
          <table:table-cell/>
          <table:table-cell office:value-type="string" calcext:value-type="string">
            <text:p>other_info</text:p>
          </table:table-cell>
          <table:table-cell table:style-name="Default" office:value-type="string" calcext:value-type="string">
            <text:p>data_non_statistical</text:p>
          </table:table-cell>
          <table:table-cell office:value-type="string" calcext:value-type="string">
            <text:p>national_geographical_coverage</text:p>
          </table:table-cell>
          <table:table-cell office:value-type="string" calcext:value-type="string">
            <text:p>reporting_status</text:p>
          </table:table-cell>
          <table:table-cell table:style-name="Default" office:value-type="string" calcext:value-type="string">
            <text:p>proxy_indicator</text:p>
          </table:table-cell>
          <table:table-cell table:style-name="Default" office:value-type="string" calcext:value-type="string">
            <text:p>geo_disag</text:p>
          </table:table-cell>
          <table:table-cell table:style-name="Default" office:value-type="string" calcext:value-type="string">
            <text:p>only_uk_data</text:p>
          </table:table-cell>
          <table:table-cell table:style-name="Default" office:value-type="string" calcext:value-type="string">
            <text:p>SDMX_logic</text:p>
          </table:table-cell>
        </table:table-row>
        <table:table-row table:style-name="ro1">
          <table:table-cell office:value-type="string" calcext:value-type="string">
            <text:p>1-1-1</text:p>
          </table:table-cell>
          <table:table-cell office:value-type="string" calcext:value-type="string">
            <text:p>For the main UK data series on low income households see the Households below average income (HBAI) statistics. Please note that the HBAI statistics should not be compared to those living under the international poverty line, however they may give a more representative view of low income housholds in the United Kingdom. <text:s/>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quot;False&quot;;[.D2]=&quot;United Kingdom&quot;;[.E2]=&quot;complete&quot;;[.F2]=&quot;False&quot;;[.G2]=&quot;False&quot;;[.H2]=&quot;True&quot;))" office:value-type="boolean" office:boolean-value="true" calcext:value-type="boolean">
            <text:p>TRUE</text:p>
          </table:table-cell>
        </table:table-row>
        <table:table-row table:style-name="ro1" table:visibility="filter">
          <table:table-cell office:value-type="string" calcext:value-type="string">
            <text:p>1-2-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3]=&quot;False&quot;;[.D3]=&quot;United Kingdom&quot;;[.E3]=&quot;complete&quot;;[.F3]=&quot;False&quot;;[.G3]=&quot;False&quot;;[.H3]=&quot;True&quot;))" office:value-type="boolean" office:boolean-value="false" calcext:value-type="boolean">
            <text:p>FALSE</text:p>
          </table:table-cell>
        </table:table-row>
        <table:table-row table:style-name="ro1" table:visibility="filter">
          <table:table-cell office:value-type="string" calcext:value-type="string">
            <text:p>1-2-2</text:p>
          </table:table-cell>
          <table:table-cell office:value-type="string" calcext:value-type="string">
            <text:p>At persistent risk of poverty rate by age and gender (cut-off point - 60% of median equivalised income)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4]=&quot;False&quot;;[.D4]=&quot;United Kingdom&quot;;[.E4]=&quot;complete&quot;;[.F4]=&quot;False&quot;;[.G4]=&quot;False&quot;;[.H4]=&quot;True&quot;))" office:value-type="boolean" office:boolean-value="false" calcext:value-type="boolean">
            <text:p>FALSE</text:p>
          </table:table-cell>
        </table:table-row>
        <table:table-row table:style-name="ro1" table:visibility="filter">
          <table:table-cell office:value-type="string" calcext:value-type="string">
            <text:p>1-3-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5]=&quot;False&quot;;[.D5]=&quot;United Kingdom&quot;;[.E5]=&quot;complete&quot;;[.F5]=&quot;False&quot;;[.G5]=&quot;False&quot;;[.H5]=&quot;True&quot;))" office:value-type="boolean" office:boolean-value="false" calcext:value-type="boolean">
            <text:p>FALSE</text:p>
          </table:table-cell>
        </table:table-row>
        <table:table-row table:style-name="ro1" table:visibility="filter">
          <table:table-cell office:value-type="string" calcext:value-type="string">
            <text:p>1-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6]=&quot;False&quot;;[.D6]=&quot;United Kingdom&quot;;[.E6]=&quot;complete&quot;;[.F6]=&quot;False&quot;;[.G6]=&quot;False&quot;;[.H6]=&quot;True&quot;))" office:value-type="boolean" office:boolean-value="false" calcext:value-type="boolean">
            <text:p>FALSE</text:p>
          </table:table-cell>
        </table:table-row>
        <table:table-row table:style-name="ro1" table:visibility="filter">
          <table:table-cell office:value-type="string" calcext:value-type="string">
            <text:p>1-4-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7]=&quot;False&quot;;[.D7]=&quot;United Kingdom&quot;;[.E7]=&quot;complete&quot;;[.F7]=&quot;False&quot;;[.G7]=&quot;False&quot;;[.H7]=&quot;True&quot;))" office:value-type="boolean" office:boolean-value="false" calcext:value-type="boolean">
            <text:p>FALSE</text:p>
          </table:table-cell>
        </table:table-row>
        <table:table-row table:style-name="ro1" table:visibility="filter">
          <table:table-cell office:value-type="string" calcext:value-type="string">
            <text:p>1-5-1</text:p>
          </table:table-cell>
          <table:table-cell office:value-type="string" calcext:value-type="string">
            <text:p>For more information, please see [Mortality Statistics Quality and Methodology Information](http://www.ons.gov.uk/peoplepopulationandcommunity/birthsdeathsandmarriages/deaths/qmis/mortalitystatisticsinenglandandwalesqmi). This document contains important information on the strengths and limitations of the data, the quality of the output including the accuracy of the data, how it compares with related data, uses and users and how the output was created.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8]=&quot;False&quot;;[.D8]=&quot;United Kingdom&quot;;[.E8]=&quot;complete&quot;;[.F8]=&quot;False&quot;;[.G8]=&quot;False&quot;;[.H8]=&quot;True&quot;))" office:value-type="boolean" office:boolean-value="false" calcext:value-type="boolean">
            <text:p>FALSE</text:p>
          </table:table-cell>
        </table:table-row>
        <table:table-row table:style-name="ro1" table:visibility="filter">
          <table:table-cell office:value-type="string" calcext:value-type="string">
            <text:p>1-5-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9]=&quot;False&quot;;[.D9]=&quot;United Kingdom&quot;;[.E9]=&quot;complete&quot;;[.F9]=&quot;False&quot;;[.G9]=&quot;False&quot;;[.H9]=&quot;True&quot;))" office:value-type="boolean" office:boolean-value="false" calcext:value-type="boolean">
            <text:p>FALSE</text:p>
          </table:table-cell>
        </table:table-row>
        <table:table-row table:style-name="ro1" table:visibility="filter">
          <table:table-cell office:value-type="string" calcext:value-type="string">
            <text:p>1-5-3</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0]=&quot;False&quot;;[.D10]=&quot;United Kingdom&quot;;[.E10]=&quot;complete&quot;;[.F10]=&quot;False&quot;;[.G10]=&quot;False&quot;;[.H10]=&quot;True&quot;))" office:value-type="boolean" office:boolean-value="false" calcext:value-type="boolean">
            <text:p>FALSE</text:p>
          </table:table-cell>
        </table:table-row>
        <table:table-row table:style-name="ro1" table:visibility="filter">
          <table:table-cell office:value-type="string" calcext:value-type="string">
            <text:p>1-5-4</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1]=&quot;False&quot;;[.D11]=&quot;United Kingdom&quot;;[.E11]=&quot;complete&quot;;[.F11]=&quot;False&quot;;[.G11]=&quot;False&quot;;[.H11]=&quot;True&quot;))" office:value-type="boolean" office:boolean-value="false" calcext:value-type="boolean">
            <text:p>FALSE</text:p>
          </table:table-cell>
        </table:table-row>
        <table:table-row table:style-name="ro1" table:visibility="filter">
          <table:table-cell office:value-type="string" calcext:value-type="string">
            <text:p>1-a-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2]=&quot;False&quot;;[.D12]=&quot;United Kingdom&quot;;[.E12]=&quot;complete&quot;;[.F12]=&quot;False&quot;;[.G12]=&quot;False&quot;;[.H12]=&quot;True&quot;))" office:value-type="boolean" office:boolean-value="false" calcext:value-type="boolean">
            <text:p>FALSE</text:p>
          </table:table-cell>
        </table:table-row>
        <table:table-row table:style-name="ro1">
          <table:table-cell office:value-type="string" calcext:value-type="string">
            <text:p>1-a-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3]=&quot;False&quot;;[.D13]=&quot;United Kingdom&quot;;[.E13]=&quot;complete&quot;;[.F13]=&quot;False&quot;;[.G13]=&quot;False&quot;;[.H13]=&quot;True&quot;))" office:value-type="boolean" office:boolean-value="true" calcext:value-type="boolean">
            <text:p>TRUE</text:p>
          </table:table-cell>
        </table:table-row>
        <table:table-row table:style-name="ro1" table:visibility="filter">
          <table:table-cell office:value-type="string" calcext:value-type="string">
            <text:p>1-b-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4]=&quot;False&quot;;[.D14]=&quot;United Kingdom&quot;;[.E14]=&quot;complete&quot;;[.F14]=&quot;False&quot;;[.G14]=&quot;False&quot;;[.H14]=&quot;True&quot;))" office:value-type="boolean" office:boolean-value="false" calcext:value-type="boolean">
            <text:p>FALSE</text:p>
          </table:table-cell>
        </table:table-row>
        <table:table-row table:style-name="ro1">
          <table:table-cell office:value-type="string" calcext:value-type="string">
            <text:p>10-1-1</text:p>
          </table:table-cell>
          <table:table-cell office:value-type="string" calcext:value-type="string">
            <text:p>Throughout this analysis, the primary data source used to derive measures of both income and expenditure in the UK is the Living Costs and Food Survey (LCF). The LCF is an annual survey of the expenditure and income of private households; people living in hotels, lodging houses and institutions such as old people’s homes are excluded. It is the only data source to collect detailed data on both income and expenditure, thereby allowing analysis of the two measures. As with all surveys, there are some limitations to be aware of. The LCF is known to not fully capture those at the poorest and richest ends of income distribution and suffers from non-response error . When analysing inequalities, this can impact on the representation of the target population (in this case, the bottom 40%) and the overall appearance of income distribution. In international comparisons, data has been sourced from the World Bank, and data for the UK comes from Eurostat’s <text:s/>European Union Statistics on Income and Living Conditions (EU-SILC). The EU-SILC collects data on poverty, income, social exclusion and living conditions. In the international analysis, the total population and the target population (bottom 40%) are defined on a household level, before housing costs (BHC). Eurostat sets the reference year at T-1 from the survey year, therefore 2009 reference year will refer to 2010 survey data. In addition, data from the World Bank is from 91 countries. Not all these countries will have annual surveys, therefore the reference years for the annualised growth rates are labelled at circa 2010 to 2015. The annualised growth rate is computed as - (mean in year 2/mean in year 1)^(1/(reference year 2 – reference year 1)).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5]=&quot;False&quot;;[.D15]=&quot;United Kingdom&quot;;[.E15]=&quot;complete&quot;;[.F15]=&quot;False&quot;;[.G15]=&quot;False&quot;;[.H15]=&quot;True&quot;))" office:value-type="boolean" office:boolean-value="true" calcext:value-type="boolean">
            <text:p>TRUE</text:p>
          </table:table-cell>
        </table:table-row>
        <table:table-row table:style-name="ro1">
          <table:table-cell office:value-type="string" calcext:value-type="string">
            <text:p>10-2-1</text:p>
          </table:table-cell>
          <table:table-cell office:value-type="string" calcext:value-type="string">
            <text:p>For further information please see <text:s text:c="2"/>&lt;a href="http://ec.europa.eu/eurostat/cache/metadata/en/ilc_esms.htm"&gt;eurostat Income and living conditions&lt;/a&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6]=&quot;False&quot;;[.D16]=&quot;United Kingdom&quot;;[.E16]=&quot;complete&quot;;[.F16]=&quot;False&quot;;[.G16]=&quot;False&quot;;[.H16]=&quot;True&quot;))" office:value-type="boolean" office:boolean-value="true" calcext:value-type="boolean">
            <text:p>TRUE</text:p>
          </table:table-cell>
        </table:table-row>
        <table:table-row table:style-name="ro1" table:visibility="filter">
          <table:table-cell office:value-type="string" calcext:value-type="string">
            <text:p>10-3-1</text:p>
          </table:table-cell>
          <table:table-cell office:value-type="string" calcext:value-type="string">
            <text:p>&lt;p&gt;A reliable estimate for transgender-identity cannot be produced due to small numbers in the survey <text:s/>and are therefore not reported.&lt;/p&gt;&lt;p&gt;For details of the Crime Survey for England and Wales, see the &lt;a href= 'https://www.ons.gov.uk/peoplepopulationandcommunity/crimeandjustice/methodologies/crimeandjusticemethodology'&gt;user guide&lt;/a&gt; <text:s/>to crime statistics for England and Wales.&lt;/p&gt;&lt;p&gt;Ethnic group is based on the 2011 Census definition of ethnic group which now includes Chinese in the Asian/Asian British group. For more information see section 7.3 of the &lt;a href= 'https://www.ons.gov.uk/peoplepopulationandcommunity/crimeandjustice/methodologies/crimeandjusticemethodology'&gt;user guide.&lt;/a&gt;&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3" office:value-type="string" calcext:value-type="string">
            <text:p>False</text:p>
          </table:table-cell>
          <table:table-cell table:formula="of:=IF(AND([.C17]=&quot;False&quot;;[.D17]=&quot;United Kingdom&quot;;[.E17]=&quot;complete&quot;;[.F17]=&quot;False&quot;;[.G17]=&quot;False&quot;;[.H17]=&quot;True&quot;))" office:value-type="boolean" office:boolean-value="false" calcext:value-type="boolean">
            <text:p>FALSE</text:p>
          </table:table-cell>
        </table:table-row>
        <table:table-row table:style-name="ro1">
          <table:table-cell office:value-type="string" calcext:value-type="string">
            <text:p>10-4-1</text:p>
          </table:table-cell>
          <table:table-cell office:value-type="string" calcext:value-type="string">
            <text:p>Labour Share of GDP seeks to inform about the relative share of GDP which accrues to workers as compared to the share which accrues to capital in each reference period.  In Periods of economic recession this figure provides an indication of the extent to which falling output reduces labour income relative to profits. If Labour income falls at a greater rate than profits the labour income share will be expected to fall. Increased production and GDP often lead to improved living standards, depending on the distribution of real income and public policy among other factors, which are reflected in this indicator. <text:s/>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8]=&quot;False&quot;;[.D18]=&quot;United Kingdom&quot;;[.E18]=&quot;complete&quot;;[.F18]=&quot;False&quot;;[.G18]=&quot;False&quot;;[.H18]=&quot;True&quot;))" office:value-type="boolean" office:boolean-value="true" calcext:value-type="boolean">
            <text:p>TRUE</text:p>
          </table:table-cell>
        </table:table-row>
        <table:table-row table:style-name="ro1" table:visibility="filter">
          <table:table-cell office:value-type="string" calcext:value-type="string">
            <text:p>10-4-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9]=&quot;False&quot;;[.D19]=&quot;United Kingdom&quot;;[.E19]=&quot;complete&quot;;[.F19]=&quot;False&quot;;[.G19]=&quot;False&quot;;[.H19]=&quot;True&quot;))" office:value-type="boolean" office:boolean-value="false" calcext:value-type="boolean">
            <text:p>FALSE</text:p>
          </table:table-cell>
        </table:table-row>
        <table:table-row table:style-name="ro1" table:visibility="filter">
          <table:table-cell office:value-type="string" calcext:value-type="string">
            <text:p>10-5-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0]=&quot;False&quot;;[.D20]=&quot;United Kingdom&quot;;[.E20]=&quot;complete&quot;;[.F20]=&quot;False&quot;;[.G20]=&quot;False&quot;;[.H20]=&quot;True&quot;))" office:value-type="boolean" office:boolean-value="false" calcext:value-type="boolean">
            <text:p>FALSE</text:p>
          </table:table-cell>
        </table:table-row>
        <table:table-row table:style-name="ro1">
          <table:table-cell office:value-type="string" calcext:value-type="string">
            <text:p>10-6-1</text:p>
          </table:table-cell>
          <table:table-cell office:value-type="string" calcext:value-type="string">
            <text:p>The indicator is calculated independently for eleven different international institutions - The United Nations General Assembly, the United Nations Security Council, the United Nations Economic and Social Council, the International Monetary Fund, the International Bank for Reconstruction and Development, the International Finance Corporation, the African Development Bank, the Asian Development Bank, the Inter-American Development Bank, the World Trade Organisation, and the Financial Stability Board.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quot;False&quot;;[.D21]=&quot;United Kingdom&quot;;[.E21]=&quot;complete&quot;;[.F21]=&quot;False&quot;;[.G21]=&quot;False&quot;;[.H21]=&quot;True&quot;))" office:value-type="boolean" office:boolean-value="true" calcext:value-type="boolean">
            <text:p>TRUE</text:p>
          </table:table-cell>
        </table:table-row>
        <table:table-row table:style-name="ro1" table:visibility="filter">
          <table:table-cell office:value-type="string" calcext:value-type="string">
            <text:p>10-7-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2]=&quot;False&quot;;[.D22]=&quot;United Kingdom&quot;;[.E22]=&quot;complete&quot;;[.F22]=&quot;False&quot;;[.G22]=&quot;False&quot;;[.H22]=&quot;True&quot;))" office:value-type="boolean" office:boolean-value="false" calcext:value-type="boolean">
            <text:p>FALSE</text:p>
          </table:table-cell>
        </table:table-row>
        <table:table-row table:style-name="ro1" table:visibility="filter">
          <table:table-cell office:value-type="string" calcext:value-type="string">
            <text:p>10-7-2</text:p>
          </table:table-cell>
          <table:table-cell office:value-type="string" calcext:value-type="string">
            <text:p>Data follows the UN specification for this indicator.</text:p>
          </table:table-cell>
          <table:table-cell office:value-type="string" calcext:value-type="string">
            <text:p>Tru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3]=&quot;False&quot;;[.D23]=&quot;United Kingdom&quot;;[.E23]=&quot;complete&quot;;[.F23]=&quot;False&quot;;[.G23]=&quot;False&quot;;[.H23]=&quot;True&quot;))" office:value-type="boolean" office:boolean-value="false" calcext:value-type="boolean">
            <text:p>FALSE</text:p>
          </table:table-cell>
        </table:table-row>
        <table:table-row table:style-name="ro1" table:visibility="filter">
          <table:table-cell office:value-type="string" calcext:value-type="string">
            <text:p>10-7-3</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4]=&quot;False&quot;;[.D24]=&quot;United Kingdom&quot;;[.E24]=&quot;complete&quot;;[.F24]=&quot;False&quot;;[.G24]=&quot;False&quot;;[.H24]=&quot;True&quot;))" office:value-type="boolean" office:boolean-value="false" calcext:value-type="boolean">
            <text:p>FALSE</text:p>
          </table:table-cell>
        </table:table-row>
        <table:table-row table:style-name="ro1" table:visibility="filter">
          <table:table-cell office:value-type="string" calcext:value-type="string">
            <text:p>10-7-4</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5]=&quot;False&quot;;[.D25]=&quot;United Kingdom&quot;;[.E25]=&quot;complete&quot;;[.F25]=&quot;False&quot;;[.G25]=&quot;False&quot;;[.H25]=&quot;True&quot;))" office:value-type="boolean" office:boolean-value="false" calcext:value-type="boolean">
            <text:p>FALSE</text:p>
          </table:table-cell>
        </table:table-row>
        <table:table-row table:style-name="ro1" table:visibility="filter">
          <table:table-cell office:value-type="string" calcext:value-type="string">
            <text:p>10-a-1</text:p>
          </table:table-cell>
          <table:table-cell office:value-type="string" calcext:value-type="string">
            <text:p>The indicator is focused on Trade in Goods. Imports are assigned to a product sector based on their 6 digit code, rather than the 8 digit code provided on the database. This is because at 8 digit level codes are frequently altered. Therefore, when mapping sectors using the most recently updated tariff schedule, import product codes from prior years will not be captured in instances where they have been updated. To overcome this, sectors are assigned to one 6 digit code only.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6]=&quot;False&quot;;[.D26]=&quot;United Kingdom&quot;;[.E26]=&quot;complete&quot;;[.F26]=&quot;False&quot;;[.G26]=&quot;False&quot;;[.H26]=&quot;True&quot;))" office:value-type="boolean" office:boolean-value="false" calcext:value-type="boolean">
            <text:p>FALSE</text:p>
          </table:table-cell>
        </table:table-row>
        <table:table-row table:style-name="ro1">
          <table:table-cell office:value-type="string" calcext:value-type="string">
            <text:p>10-b-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7]=&quot;False&quot;;[.D27]=&quot;United Kingdom&quot;;[.E27]=&quot;complete&quot;;[.F27]=&quot;False&quot;;[.G27]=&quot;False&quot;;[.H27]=&quot;True&quot;))" office:value-type="boolean" office:boolean-value="true" calcext:value-type="boolean">
            <text:p>TRUE</text:p>
          </table:table-cell>
        </table:table-row>
        <table:table-row table:style-name="ro1">
          <table:table-cell office:value-type="string" calcext:value-type="string">
            <text:p>10-c-1</text:p>
          </table:table-cell>
          <table:table-cell office:value-type="string" calcext:value-type="string">
            <text:p>See the &lt;a href="https://remittanceprices.worldbank.org/en/methodology"&gt;Remittance Prices Worldwide methodology&lt;/a&gt; for more information. <text:s/>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8]=&quot;False&quot;;[.D28]=&quot;United Kingdom&quot;;[.E28]=&quot;complete&quot;;[.F28]=&quot;False&quot;;[.G28]=&quot;False&quot;;[.H28]=&quot;True&quot;))" office:value-type="boolean" office:boolean-value="true" calcext:value-type="boolean">
            <text:p>TRUE</text:p>
          </table:table-cell>
        </table:table-row>
        <table:table-row table:style-name="ro1" table:visibility="filter">
          <table:table-cell office:value-type="string" calcext:value-type="string">
            <text:p>11-1-1</text:p>
          </table:table-cell>
          <table:table-cell office:value-type="string" calcext:value-type="string">
            <text:p>&lt;p&gt;Dwellings failing the minimum standard are those posing a Category 1 hazard under the Housing Health and Safety Rating System (HHSRS). <text:s/>From 2008 the survey is able to estimate the presence of 26 of the 29 HHSRS hazards. However to maintain consistency and avoid a break in the time series from 2006, Decent Homes estimates continue to be based on 15 hazards for the 'minimum standard' criterion. Estimates for the HHSRS tables (DA4101-3) are based on the 26 hazards covered by the survey. <text:s/>For more information see &lt;a href='https://assets.publishing.service.gov.uk/government/uploads/system/uploads/attachment_data/file/7812/138355.pdf'&gt;A Decent Home -Definition and guidance for implementation&lt;/a&gt;.&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29]=&quot;False&quot;;[.D29]=&quot;United Kingdom&quot;;[.E29]=&quot;complete&quot;;[.F29]=&quot;False&quot;;[.G29]=&quot;False&quot;;[.H29]=&quot;True&quot;))" office:value-type="boolean" office:boolean-value="false" calcext:value-type="boolean">
            <text:p>FALSE</text:p>
          </table:table-cell>
        </table:table-row>
        <table:table-row table:style-name="ro1" table:visibility="filter">
          <table:table-cell office:value-type="string" calcext:value-type="string">
            <text:p>11-2-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30]=&quot;False&quot;;[.D30]=&quot;United Kingdom&quot;;[.E30]=&quot;complete&quot;;[.F30]=&quot;False&quot;;[.G30]=&quot;False&quot;;[.H30]=&quot;True&quot;))" office:value-type="boolean" office:boolean-value="false" calcext:value-type="boolean">
            <text:p>FALSE</text:p>
          </table:table-cell>
        </table:table-row>
        <table:table-row table:style-name="ro1" table:visibility="filter">
          <table:table-cell office:value-type="string" calcext:value-type="string">
            <text:p>11-3-1</text:p>
          </table:table-cell>
          <table:table-cell office:value-type="string" calcext:value-type="string">
            <text:p>The indicator is a comparison between 2013 and 2016 data on land consumption. Data was provided on land cover as manmade, unclassified, Natural or Mixed. For the calculation of this indicator, manmade was filtered out to calculate land consumption. Unclassified would cover land for which there may be building plans. For information on methodology please see the article &lt;a href="https://www.ons.gov.uk/economy/environmentalaccounts/articles/usinginnovativemethodstoreportagainstthesustainabledevelopmentgoals/2018-10-22"&gt;Using innovative methods to report against the Sustainable Development Goals&lt;/a&gt;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Great Britain</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31]=&quot;False&quot;;[.D31]=&quot;United Kingdom&quot;;[.E31]=&quot;complete&quot;;[.F31]=&quot;False&quot;;[.G31]=&quot;False&quot;;[.H31]=&quot;True&quot;))" office:value-type="boolean" office:boolean-value="false" calcext:value-type="boolean">
            <text:p>FALSE</text:p>
          </table:table-cell>
        </table:table-row>
        <table:table-row table:style-name="ro1" table:visibility="filter">
          <table:table-cell office:value-type="string" calcext:value-type="string">
            <text:p>11-3-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32]=&quot;False&quot;;[.D32]=&quot;United Kingdom&quot;;[.E32]=&quot;complete&quot;;[.F32]=&quot;False&quot;;[.G32]=&quot;False&quot;;[.H32]=&quot;True&quot;))" office:value-type="boolean" office:boolean-value="false" calcext:value-type="boolean">
            <text:p>FALSE</text:p>
          </table:table-cell>
        </table:table-row>
        <table:table-row table:style-name="ro1" table:visibility="filter">
          <table:table-cell office:value-type="string" calcext:value-type="string">
            <text:p>11-4-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33]=&quot;False&quot;;[.D33]=&quot;United Kingdom&quot;;[.E33]=&quot;complete&quot;;[.F33]=&quot;False&quot;;[.G33]=&quot;False&quot;;[.H33]=&quot;True&quot;))" office:value-type="boolean" office:boolean-value="false" calcext:value-type="boolean">
            <text:p>FALSE</text:p>
          </table:table-cell>
        </table:table-row>
        <table:table-row table:style-name="ro1" table:visibility="filter">
          <table:table-cell office:value-type="string" calcext:value-type="string">
            <text:p>11-5-1</text:p>
          </table:table-cell>
          <table:table-cell office:value-type="string" calcext:value-type="string">
            <text:p>For more information, please see [Mortality Statistics Quality and Methodology Information](http://www.ons.gov.uk/peoplepopulationandcommunity/birthsdeathsandmarriages/deaths/qmis/mortalitystatisticsinenglandandwalesqmi). This document contains important information on the strengths and limitations of the data, the quality of the output including the accuracy of the data, how it compares with related data, uses and users and how the output was created.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34]=&quot;False&quot;;[.D34]=&quot;United Kingdom&quot;;[.E34]=&quot;complete&quot;;[.F34]=&quot;False&quot;;[.G34]=&quot;False&quot;;[.H34]=&quot;True&quot;))" office:value-type="boolean" office:boolean-value="false" calcext:value-type="boolean">
            <text:p>FALSE</text:p>
          </table:table-cell>
        </table:table-row>
        <table:table-row table:style-name="ro1" table:visibility="filter">
          <table:table-cell office:value-type="string" calcext:value-type="string">
            <text:p>11-5-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35]=&quot;False&quot;;[.D35]=&quot;United Kingdom&quot;;[.E35]=&quot;complete&quot;;[.F35]=&quot;False&quot;;[.G35]=&quot;False&quot;;[.H35]=&quot;True&quot;))" office:value-type="boolean" office:boolean-value="false" calcext:value-type="boolean">
            <text:p>FALSE</text:p>
          </table:table-cell>
        </table:table-row>
        <table:table-row table:style-name="ro1" table:visibility="filter">
          <table:table-cell office:value-type="string" calcext:value-type="string">
            <text:p>11-6-1</text:p>
          </table:table-cell>
          <table:table-cell office:value-type="string" calcext:value-type="string">
            <text:p>&lt;p&gt; Tables are based on quarterly data entered by LAs onto WasteDataFlow. <text:s/>This data is published annually on a financial year basis( April to March). WasteDataFlow is a web-based system for quarterly reporting on Local Authority collected waste data by local authorities to central government. &lt;/p&gt; <text:s/>Recycling rates are different to those reported for indicator 12.5.1 because these data relate to all local authority waste for treatment, from both household and that not from households. Local Authority Collected Waste is mostly household waste but includes some business waste –similar in nature and composition to household waste where collected by the local authority. Other non household waste such as that from from municipal parks etc and some non-municipal fractions such as construction and demolition waste may also be collected. <text:s/>This data does not include all waste included in the UN metadata - for example, waste from agricultural and industrial premises, schools and hospitals, and construction sites. Sewage sludge, and faecal sludge are also not included in these data. The methodology document for the data source can be found &lt;a href="https://www.gov.uk/government/statistics/local-authority-collected-waste-management-annual-results"&gt;here.&lt;/a&gt; Tables are based on quarterly data entered by local authorities onto WasteDataFlow. WasteDataFlow is a web-based system for the reporting of collection and disposal of waste by Local Authority’s to central government. See the WasteDataFlow website home page &lt;a href="https://www.wastedataflow.org/home.aspx"&gt;here.&lt;/a&gt; This data is published annually on a financial year basis.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36]=&quot;False&quot;;[.D36]=&quot;United Kingdom&quot;;[.E36]=&quot;complete&quot;;[.F36]=&quot;False&quot;;[.G36]=&quot;False&quot;;[.H36]=&quot;True&quot;))" office:value-type="boolean" office:boolean-value="false" calcext:value-type="boolean">
            <text:p>FALSE</text:p>
          </table:table-cell>
        </table:table-row>
        <table:table-row table:style-name="ro1" table:visibility="filter">
          <table:table-cell office:value-type="string" calcext:value-type="string">
            <text:p>11-6-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37]=&quot;False&quot;;[.D37]=&quot;United Kingdom&quot;;[.E37]=&quot;complete&quot;;[.F37]=&quot;False&quot;;[.G37]=&quot;False&quot;;[.H37]=&quot;True&quot;))" office:value-type="boolean" office:boolean-value="false" calcext:value-type="boolean">
            <text:p>FALSE</text:p>
          </table:table-cell>
        </table:table-row>
        <table:table-row table:style-name="ro1" table:visibility="filter">
          <table:table-cell office:value-type="string" calcext:value-type="string">
            <text:p>11-7-1</text:p>
          </table:table-cell>
          <table:table-cell office:value-type="string" calcext:value-type="string">
            <text:p>Estimates for the extent of green space in urban areas have been developed through collaborative work between the Office for National Statistics (ONS) and the Ordnance Survey (OS) . <text:s/>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Great Britain</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38]=&quot;False&quot;;[.D38]=&quot;United Kingdom&quot;;[.E38]=&quot;complete&quot;;[.F38]=&quot;False&quot;;[.G38]=&quot;False&quot;;[.H38]=&quot;True&quot;))" office:value-type="boolean" office:boolean-value="false" calcext:value-type="boolean">
            <text:p>FALSE</text:p>
          </table:table-cell>
        </table:table-row>
        <table:table-row table:style-name="ro1" table:visibility="filter">
          <table:table-cell office:value-type="string" calcext:value-type="string">
            <text:p>11-7-2</text:p>
          </table:table-cell>
          <table:table-cell office:value-type="string" calcext:value-type="string">
            <text:p>&lt;p&gt;For details of the Crime Survey for England and Wales, see the &lt;a href='https://www.ons.gov.uk/peoplepopulationandcommunity/crimeandjustice/methodologies/crimeandjusticemethodology'&gt;user guide to crime statistics for England and Wales.&lt;/a&gt;&lt;/p&gt;&lt;p&gt;The year format refers to the two years covered by the data, from April of the first year to March of the following year. For example, 2018/19 covers the period of April 2018 to March 2019.&lt;/p&gt;&lt;p&gt;For further information on the quality of the estimates please refer to the source data which provides the unweighted base sizes of the samples. The sample size is lower between 2010/11 and 2012/13, and between 2017/18 and 2018/19 due to use of a split-sample experiment in these years. The methodological note titled &lt;a href='https://www.ons.gov.uk/peoplepopulationandcommunity/crimeandjustice/methodologies/crimeandjusticemethodology'&gt;Split sample for intimate personal violence 2013-14&lt;/a&gt; provides further information.&lt;/p&gt;&lt;p&gt;New questions were introduced into the survey in 2010/11 and were further revised for the survey year 2012/13. Estimates from 2012/13 onwards are calculated using these new questions. Estimates for earlier years are calculated from the original questions with an adjustment applied to make them comparable to the new questions.&lt;/p&gt;&lt;p&gt;Prior to April 2017, data are only presented for people aged between 16 and 59. From April 2017, the upper age limit for the self-completion module was increased to ask all respondents aged 16 to 74 - these data can be viewed by changing the Units. &lt;/p&gt;&lt;p&gt;Fieldwork for the year to March 2020 was suspended two weeks early on Wednesday the 18th March 2020 just prior to the lockdown restrictions being announced by the Government on the 23rd March 2020. Estimates for the year to March were therefore unaffected by the lockdown restrictions.&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39]=&quot;False&quot;;[.D39]=&quot;United Kingdom&quot;;[.E39]=&quot;complete&quot;;[.F39]=&quot;False&quot;;[.G39]=&quot;False&quot;;[.H39]=&quot;True&quot;))" office:value-type="boolean" office:boolean-value="false" calcext:value-type="boolean">
            <text:p>FALSE</text:p>
          </table:table-cell>
        </table:table-row>
        <table:table-row table:style-name="ro1" table:visibility="filter">
          <table:table-cell office:value-type="string" calcext:value-type="string">
            <text:p>11-a-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40]=&quot;False&quot;;[.D40]=&quot;United Kingdom&quot;;[.E40]=&quot;complete&quot;;[.F40]=&quot;False&quot;;[.G40]=&quot;False&quot;;[.H40]=&quot;True&quot;))" office:value-type="boolean" office:boolean-value="false" calcext:value-type="boolean">
            <text:p>FALSE</text:p>
          </table:table-cell>
        </table:table-row>
        <table:table-row table:style-name="ro1" table:visibility="filter">
          <table:table-cell office:value-type="string" calcext:value-type="string">
            <text:p>11-b-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41]=&quot;False&quot;;[.D41]=&quot;United Kingdom&quot;;[.E41]=&quot;complete&quot;;[.F41]=&quot;False&quot;;[.G41]=&quot;False&quot;;[.H41]=&quot;True&quot;))" office:value-type="boolean" office:boolean-value="false" calcext:value-type="boolean">
            <text:p>FALSE</text:p>
          </table:table-cell>
        </table:table-row>
        <table:table-row table:style-name="ro1" table:visibility="filter">
          <table:table-cell office:value-type="string" calcext:value-type="string">
            <text:p>11-b-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42]=&quot;False&quot;;[.D42]=&quot;United Kingdom&quot;;[.E42]=&quot;complete&quot;;[.F42]=&quot;False&quot;;[.G42]=&quot;False&quot;;[.H42]=&quot;True&quot;))" office:value-type="boolean" office:boolean-value="false" calcext:value-type="boolean">
            <text:p>FALSE</text:p>
          </table:table-cell>
        </table:table-row>
        <table:table-row table:style-name="ro1" table:visibility="filter">
          <table:table-cell office:value-type="string" calcext:value-type="string">
            <text:p>12-1-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43]=&quot;False&quot;;[.D43]=&quot;United Kingdom&quot;;[.E43]=&quot;complete&quot;;[.F43]=&quot;False&quot;;[.G43]=&quot;False&quot;;[.H43]=&quot;True&quot;))" office:value-type="boolean" office:boolean-value="false" calcext:value-type="boolean">
            <text:p>FALSE</text:p>
          </table:table-cell>
        </table:table-row>
        <table:table-row table:style-name="ro1">
          <table:table-cell office:value-type="string" calcext:value-type="string">
            <text:p>12-2-1</text:p>
          </table:table-cell>
          <table:table-cell office:value-type="string" calcext:value-type="string">
            <text:p>The choice of method used to calculate material footprint has an impact on the final estimates. In 2017, the Department for Environment, Food and Rural Affairs (Defra) consulted extensively with the University of Leeds about developing further environmentally relevant metrics for material use and resource efficiency, particularly in carbon terms. As a result, the University of Leeds have developed a multi-regional input-output (MRIO) approach, using a specifically derived UK MRIO database to underpin calculations. These estimates and further information on the Eurostat and University of Leeds approach are published in the &lt;a href= "https://www.ons.gov.uk/economy/environmentalaccounts/methodologies/measuringmaterialfootprintintheuk2008to2016"&gt;Measuring material footprint&lt;/a&gt; report. While data is available from 2000, it is not reported here because data from 2008 onwards are not directly comparable to those in earlier years. In addition, the Eurostat method is more suitable for international comparison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44]=&quot;False&quot;;[.D44]=&quot;United Kingdom&quot;;[.E44]=&quot;complete&quot;;[.F44]=&quot;False&quot;;[.G44]=&quot;False&quot;;[.H44]=&quot;True&quot;))" office:value-type="boolean" office:boolean-value="true" calcext:value-type="boolean">
            <text:p>TRUE</text:p>
          </table:table-cell>
        </table:table-row>
        <table:table-row table:style-name="ro1">
          <table:table-cell office:value-type="string" calcext:value-type="string">
            <text:p>12-2-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45]=&quot;False&quot;;[.D45]=&quot;United Kingdom&quot;;[.E45]=&quot;complete&quot;;[.F45]=&quot;False&quot;;[.G45]=&quot;False&quot;;[.H45]=&quot;True&quot;))" office:value-type="boolean" office:boolean-value="true" calcext:value-type="boolean">
            <text:p>TRUE</text:p>
          </table:table-cell>
        </table:table-row>
        <table:table-row table:style-name="ro1" table:visibility="filter">
          <table:table-cell office:value-type="string" calcext:value-type="string">
            <text:p>12-3-1</text:p>
          </table:table-cell>
          <table:table-cell office:value-type="string" calcext:value-type="string">
            <text:p>&lt;p&gt;SDG 12.3 aims to reduce food loss and waste. <text:s/>Current UK data is for food waste.&lt;/p&gt; &lt;p&gt;Hospitality and Food Services data are a modelled result, based on changes in the number and types of hospitality and food service sites, and the assumption that food waste per site has remained constant since 2011. Currently there is not a data source to enable a UK-level estimate for food waste from this sector to be robustly estimated.&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46]=&quot;False&quot;;[.D46]=&quot;United Kingdom&quot;;[.E46]=&quot;complete&quot;;[.F46]=&quot;False&quot;;[.G46]=&quot;False&quot;;[.H46]=&quot;True&quot;))" office:value-type="boolean" office:boolean-value="false" calcext:value-type="boolean">
            <text:p>FALSE</text:p>
          </table:table-cell>
        </table:table-row>
        <table:table-row table:style-name="ro1" table:visibility="filter">
          <table:table-cell office:value-type="string" calcext:value-type="string">
            <text:p>12-4-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47]=&quot;False&quot;;[.D47]=&quot;United Kingdom&quot;;[.E47]=&quot;complete&quot;;[.F47]=&quot;False&quot;;[.G47]=&quot;False&quot;;[.H47]=&quot;True&quot;))" office:value-type="boolean" office:boolean-value="false" calcext:value-type="boolean">
            <text:p>FALSE</text:p>
          </table:table-cell>
        </table:table-row>
        <table:table-row table:style-name="ro1">
          <table:table-cell office:value-type="string" calcext:value-type="string">
            <text:p>12-4-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48]=&quot;False&quot;;[.D48]=&quot;United Kingdom&quot;;[.E48]=&quot;complete&quot;;[.F48]=&quot;False&quot;;[.G48]=&quot;False&quot;;[.H48]=&quot;True&quot;))" office:value-type="boolean" office:boolean-value="true" calcext:value-type="boolean">
            <text:p>TRUE</text:p>
          </table:table-cell>
        </table:table-row>
        <table:table-row table:style-name="ro1" table:visibility="filter">
          <table:table-cell office:value-type="string" calcext:value-type="string">
            <text:p>12-5-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49]=&quot;False&quot;;[.D49]=&quot;United Kingdom&quot;;[.E49]=&quot;complete&quot;;[.F49]=&quot;False&quot;;[.G49]=&quot;False&quot;;[.H49]=&quot;True&quot;))" office:value-type="boolean" office:boolean-value="false" calcext:value-type="boolean">
            <text:p>FALSE</text:p>
          </table:table-cell>
        </table:table-row>
        <table:table-row table:style-name="ro1" table:visibility="filter">
          <table:table-cell office:value-type="string" calcext:value-type="string">
            <text:p>12-6-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50]=&quot;False&quot;;[.D50]=&quot;United Kingdom&quot;;[.E50]=&quot;complete&quot;;[.F50]=&quot;False&quot;;[.G50]=&quot;False&quot;;[.H50]=&quot;True&quot;))" office:value-type="boolean" office:boolean-value="false" calcext:value-type="boolean">
            <text:p>FALSE</text:p>
          </table:table-cell>
        </table:table-row>
        <table:table-row table:style-name="ro1" table:visibility="filter">
          <table:table-cell office:value-type="string" calcext:value-type="string">
            <text:p>12-7-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51]=&quot;False&quot;;[.D51]=&quot;United Kingdom&quot;;[.E51]=&quot;complete&quot;;[.F51]=&quot;False&quot;;[.G51]=&quot;False&quot;;[.H51]=&quot;True&quot;))" office:value-type="boolean" office:boolean-value="false" calcext:value-type="boolean">
            <text:p>FALSE</text:p>
          </table:table-cell>
        </table:table-row>
        <table:table-row table:style-name="ro1" table:visibility="filter">
          <table:table-cell office:value-type="string" calcext:value-type="string">
            <text:p>12-8-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52]=&quot;False&quot;;[.D52]=&quot;United Kingdom&quot;;[.E52]=&quot;complete&quot;;[.F52]=&quot;False&quot;;[.G52]=&quot;False&quot;;[.H52]=&quot;True&quot;))" office:value-type="boolean" office:boolean-value="false" calcext:value-type="boolean">
            <text:p>FALSE</text:p>
          </table:table-cell>
        </table:table-row>
        <table:table-row table:style-name="ro1" table:visibility="filter">
          <table:table-cell office:value-type="string" calcext:value-type="string">
            <text:p>12-a-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53]=&quot;False&quot;;[.D53]=&quot;United Kingdom&quot;;[.E53]=&quot;complete&quot;;[.F53]=&quot;False&quot;;[.G53]=&quot;False&quot;;[.H53]=&quot;True&quot;))" office:value-type="boolean" office:boolean-value="false" calcext:value-type="boolean">
            <text:p>FALSE</text:p>
          </table:table-cell>
        </table:table-row>
        <table:table-row table:style-name="ro1" table:visibility="filter">
          <table:table-cell office:value-type="string" calcext:value-type="string">
            <text:p>12-b-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54]=&quot;False&quot;;[.D54]=&quot;United Kingdom&quot;;[.E54]=&quot;complete&quot;;[.F54]=&quot;False&quot;;[.G54]=&quot;False&quot;;[.H54]=&quot;True&quot;))" office:value-type="boolean" office:boolean-value="false" calcext:value-type="boolean">
            <text:p>FALSE</text:p>
          </table:table-cell>
        </table:table-row>
        <table:table-row table:style-name="ro1" table:visibility="filter">
          <table:table-cell office:value-type="string" calcext:value-type="string">
            <text:p>12-c-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55]=&quot;False&quot;;[.D55]=&quot;United Kingdom&quot;;[.E55]=&quot;complete&quot;;[.F55]=&quot;False&quot;;[.G55]=&quot;False&quot;;[.H55]=&quot;True&quot;))" office:value-type="boolean" office:boolean-value="false" calcext:value-type="boolean">
            <text:p>FALSE</text:p>
          </table:table-cell>
        </table:table-row>
        <table:table-row table:style-name="ro1" table:visibility="filter">
          <table:table-cell office:value-type="string" calcext:value-type="string">
            <text:p>13-1-1</text:p>
          </table:table-cell>
          <table:table-cell office:value-type="string" calcext:value-type="string">
            <text:p>For more information, please see [Mortality Statistics Quality and Methodology Information](http://www.ons.gov.uk/peoplepopulationandcommunity/birthsdeathsandmarriages/deaths/qmis/mortalitystatisticsinenglandandwalesqmi). This document contains important information on the strengths and limitations of the data, the quality of the output including the accuracy of the data, how it compares with related data, uses and users and how the output was created.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56]=&quot;False&quot;;[.D56]=&quot;United Kingdom&quot;;[.E56]=&quot;complete&quot;;[.F56]=&quot;False&quot;;[.G56]=&quot;False&quot;;[.H56]=&quot;True&quot;))" office:value-type="boolean" office:boolean-value="false" calcext:value-type="boolean">
            <text:p>FALSE</text:p>
          </table:table-cell>
        </table:table-row>
        <table:table-row table:style-name="ro1" table:visibility="filter">
          <table:table-cell office:value-type="string" calcext:value-type="string">
            <text:p>13-1-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57]=&quot;False&quot;;[.D57]=&quot;United Kingdom&quot;;[.E57]=&quot;complete&quot;;[.F57]=&quot;False&quot;;[.G57]=&quot;False&quot;;[.H57]=&quot;True&quot;))" office:value-type="boolean" office:boolean-value="false" calcext:value-type="boolean">
            <text:p>FALSE</text:p>
          </table:table-cell>
        </table:table-row>
        <table:table-row table:style-name="ro1" table:visibility="filter">
          <table:table-cell office:value-type="string" calcext:value-type="string">
            <text:p>13-1-3</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58]=&quot;False&quot;;[.D58]=&quot;United Kingdom&quot;;[.E58]=&quot;complete&quot;;[.F58]=&quot;False&quot;;[.G58]=&quot;False&quot;;[.H58]=&quot;True&quot;))" office:value-type="boolean" office:boolean-value="false" calcext:value-type="boolean">
            <text:p>FALSE</text:p>
          </table:table-cell>
        </table:table-row>
        <table:table-row table:style-name="ro1" table:visibility="filter">
          <table:table-cell office:value-type="string" calcext:value-type="string">
            <text:p>13-2-1</text:p>
          </table:table-cell>
          <table:table-cell office:value-type="string" calcext:value-type="string">
            <text:p>This indicator has not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59]=&quot;False&quot;;[.D59]=&quot;United Kingdom&quot;;[.E59]=&quot;complete&quot;;[.F59]=&quot;False&quot;;[.G59]=&quot;False&quot;;[.H59]=&quot;True&quot;))" office:value-type="boolean" office:boolean-value="false" calcext:value-type="boolean">
            <text:p>FALSE</text:p>
          </table:table-cell>
        </table:table-row>
        <table:table-row table:style-name="ro1">
          <table:table-cell office:value-type="string" calcext:value-type="string">
            <text:p>13-2-2</text:p>
          </table:table-cell>
          <table:table-cell office:value-type="string" calcext:value-type="string">
            <text:p>&lt;p&gt;Figures shown here do not include data for the Crown Dependencies and Overseas Territories, however, those data are available in the &lt;a href="https://www.gov.uk/government/collections/final-uk-greenhouse-gas-emissions-national-statistics)"&gt;UK greenhouse gas emissions final figures&lt;/a&gt;. See the &lt;a href="https://www.gov.uk/government/publications/uk-greenhouse-gas-emissions-explanatory-notes"&gt;UK greenhouse gas emissions&lt;/a&gt; background quality report for information on quality and methodology.&lt;p&gt;&lt;/p&gt;The figures presented here do not include estimates of emissions outside the UK associated with UK consumption, however the Department for Environment, Food and Rural Affairs (DEFRA) publishes estimates of the &lt;a href="https://www.gov.uk/government/statistics/uks-carbon-footprint"&gt;UK’s carbon footprint&lt;/a&gt; annually. Emissions as measured by the &lt;a href="https://www.ons.gov.uk/economy/environmentalaccounts"&gt;UK Environmental Accounts&lt;/a&gt;, published by the Office for National Statistics (ONS) measure greenhouse gas emissions on what is referred to as a “residents” basis. This means that the figures represent emissions caused by UK residents and industry whether in the UK or abroad, but exclude emissions within the UK that can be attributed to overseas residents and businesses. <text:s/>The &lt;a href="https://www.gov.uk/government/statistics/final-uk-greenhouse-gas-emissions-national-statistics-1990-to-2019"&gt;Final UK greenhouse gas emissions national statistics - 1990 to 2019&lt;/a&gt; statistical release includes an outline of the differences between the three approaches.&lt;p&gt;&lt;/p&gt;Uncertainty levels for the UK estimates shown here can be found in table 4.1 of the &lt;a href="https://www.gov.uk/government/collections/final-uk-greenhouse-gas-emissions-national-statistics"&gt;UK greenhouse gas emissions final figures&lt;/a&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60]=&quot;False&quot;;[.D60]=&quot;United Kingdom&quot;;[.E60]=&quot;complete&quot;;[.F60]=&quot;False&quot;;[.G60]=&quot;False&quot;;[.H60]=&quot;True&quot;))" office:value-type="boolean" office:boolean-value="true" calcext:value-type="boolean">
            <text:p>TRUE</text:p>
          </table:table-cell>
        </table:table-row>
        <table:table-row table:style-name="ro1" table:visibility="filter">
          <table:table-cell office:value-type="string" calcext:value-type="string">
            <text:p>13-3-1</text:p>
          </table:table-cell>
          <table:table-cell office:value-type="string" calcext:value-type="string">
            <text:p>This, or part of this, indicator is awaiting the development of internationally established methodology and standards (classified by the UN as tier 3). 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61]=&quot;False&quot;;[.D61]=&quot;United Kingdom&quot;;[.E61]=&quot;complete&quot;;[.F61]=&quot;False&quot;;[.G61]=&quot;False&quot;;[.H61]=&quot;True&quot;))" office:value-type="boolean" office:boolean-value="false" calcext:value-type="boolean">
            <text:p>FALSE</text:p>
          </table:table-cell>
        </table:table-row>
        <table:table-row table:style-name="ro1" table:visibility="filter">
          <table:table-cell office:value-type="string" calcext:value-type="string">
            <text:p>13-a-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62]=&quot;False&quot;;[.D62]=&quot;United Kingdom&quot;;[.E62]=&quot;complete&quot;;[.F62]=&quot;False&quot;;[.G62]=&quot;False&quot;;[.H62]=&quot;True&quot;))" office:value-type="boolean" office:boolean-value="false" calcext:value-type="boolean">
            <text:p>FALSE</text:p>
          </table:table-cell>
        </table:table-row>
        <table:table-row table:style-name="ro1" table:visibility="filter">
          <table:table-cell office:value-type="string" calcext:value-type="string">
            <text:p>13-b-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Tru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63]=&quot;False&quot;;[.D63]=&quot;United Kingdom&quot;;[.E63]=&quot;complete&quot;;[.F63]=&quot;False&quot;;[.G63]=&quot;False&quot;;[.H63]=&quot;True&quot;))" office:value-type="boolean" office:boolean-value="false" calcext:value-type="boolean">
            <text:p>FALSE</text:p>
          </table:table-cell>
        </table:table-row>
        <table:table-row table:style-name="ro1" table:visibility="filter">
          <table:table-cell office:value-type="string" calcext:value-type="string">
            <text:p>14-1-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64]=&quot;False&quot;;[.D64]=&quot;United Kingdom&quot;;[.E64]=&quot;complete&quot;;[.F64]=&quot;False&quot;;[.G64]=&quot;False&quot;;[.H64]=&quot;True&quot;))" office:value-type="boolean" office:boolean-value="false" calcext:value-type="boolean">
            <text:p>FALSE</text:p>
          </table:table-cell>
        </table:table-row>
        <table:table-row table:style-name="ro1" table:visibility="filter">
          <table:table-cell office:value-type="string" calcext:value-type="string">
            <text:p>14-2-1</text:p>
          </table:table-cell>
          <table:table-cell office:value-type="string" calcext:value-type="string">
            <text:p>This indicator is a component of UK Biodiversity Indicator C1, &lt;a href="http://jncc.defra.gov.uk/page-4241"&gt; Protected areas&lt;/a&gt; which comprises two additional measures - Total extent of protected areas - on-land; Condition of Areas / Sites of Special Scientific Interes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65]=&quot;False&quot;;[.D65]=&quot;United Kingdom&quot;;[.E65]=&quot;complete&quot;;[.F65]=&quot;False&quot;;[.G65]=&quot;False&quot;;[.H65]=&quot;True&quot;))" office:value-type="boolean" office:boolean-value="false" calcext:value-type="boolean">
            <text:p>FALSE</text:p>
          </table:table-cell>
        </table:table-row>
        <table:table-row table:style-name="ro1" table:visibility="filter">
          <table:table-cell office:value-type="string" calcext:value-type="string">
            <text:p>14-3-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66]=&quot;False&quot;;[.D66]=&quot;United Kingdom&quot;;[.E66]=&quot;complete&quot;;[.F66]=&quot;False&quot;;[.G66]=&quot;False&quot;;[.H66]=&quot;True&quot;))" office:value-type="boolean" office:boolean-value="false" calcext:value-type="boolean">
            <text:p>FALSE</text:p>
          </table:table-cell>
        </table:table-row>
        <table:table-row table:style-name="ro1">
          <table:table-cell office:value-type="string" calcext:value-type="string">
            <text:p>14-4-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67]=&quot;False&quot;;[.D67]=&quot;United Kingdom&quot;;[.E67]=&quot;complete&quot;;[.F67]=&quot;False&quot;;[.G67]=&quot;False&quot;;[.H67]=&quot;True&quot;))" office:value-type="boolean" office:boolean-value="true" calcext:value-type="boolean">
            <text:p>TRUE</text:p>
          </table:table-cell>
        </table:table-row>
        <table:table-row table:style-name="ro1">
          <table:table-cell office:value-type="string" calcext:value-type="string">
            <text:p>14-5-1</text:p>
          </table:table-cell>
          <table:table-cell office:value-type="string" calcext:value-type="string">
            <text:p>This indicator is a component of UK Biodiversity Indicator C1, &lt;a href="http://jncc.defra.gov.uk/page-4241"&gt; Protected areas&lt;/a&gt; which comprises two additional measures - Total extent of protected areas - on-land; Condition of Areas / Sites of Special Scientific Interes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68]=&quot;False&quot;;[.D68]=&quot;United Kingdom&quot;;[.E68]=&quot;complete&quot;;[.F68]=&quot;False&quot;;[.G68]=&quot;False&quot;;[.H68]=&quot;True&quot;))" office:value-type="boolean" office:boolean-value="true" calcext:value-type="boolean">
            <text:p>TRUE</text:p>
          </table:table-cell>
        </table:table-row>
        <table:table-row table:style-name="ro1" table:visibility="filter">
          <table:table-cell office:value-type="string" calcext:value-type="string">
            <text:p>14-6-1</text:p>
          </table:table-cell>
          <table:table-cell office:value-type="string" calcext:value-type="string">
            <text:p>Data follows the UN specification for this indicator.</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69]=&quot;False&quot;;[.D69]=&quot;United Kingdom&quot;;[.E69]=&quot;complete&quot;;[.F69]=&quot;False&quot;;[.G69]=&quot;False&quot;;[.H69]=&quot;True&quot;))" office:value-type="boolean" office:boolean-value="false" calcext:value-type="boolean">
            <text:p>FALSE</text:p>
          </table:table-cell>
        </table:table-row>
        <table:table-row table:style-name="ro1" table:visibility="filter">
          <table:table-cell office:value-type="string" calcext:value-type="string">
            <text:p>14-7-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70]=&quot;False&quot;;[.D70]=&quot;United Kingdom&quot;;[.E70]=&quot;complete&quot;;[.F70]=&quot;False&quot;;[.G70]=&quot;False&quot;;[.H70]=&quot;True&quot;))" office:value-type="boolean" office:boolean-value="false" calcext:value-type="boolean">
            <text:p>FALSE</text:p>
          </table:table-cell>
        </table:table-row>
        <table:table-row table:style-name="ro1" table:visibility="filter">
          <table:table-cell office:value-type="string" calcext:value-type="string">
            <text:p>14-a-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71]=&quot;False&quot;;[.D71]=&quot;United Kingdom&quot;;[.E71]=&quot;complete&quot;;[.F71]=&quot;False&quot;;[.G71]=&quot;False&quot;;[.H71]=&quot;True&quot;))" office:value-type="boolean" office:boolean-value="false" calcext:value-type="boolean">
            <text:p>FALSE</text:p>
          </table:table-cell>
        </table:table-row>
        <table:table-row table:style-name="ro1" table:visibility="filter">
          <table:table-cell office:value-type="string" calcext:value-type="string">
            <text:p>14-b-1</text:p>
          </table:table-cell>
          <table:table-cell office:value-type="string" calcext:value-type="string">
            <text:p>Data follows the UN specification for this indicator.</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72]=&quot;False&quot;;[.D72]=&quot;United Kingdom&quot;;[.E72]=&quot;complete&quot;;[.F72]=&quot;False&quot;;[.G72]=&quot;False&quot;;[.H72]=&quot;True&quot;))" office:value-type="boolean" office:boolean-value="false" calcext:value-type="boolean">
            <text:p>FALSE</text:p>
          </table:table-cell>
        </table:table-row>
        <table:table-row table:style-name="ro1" table:visibility="filter">
          <table:table-cell office:value-type="string" calcext:value-type="string">
            <text:p>14-c-1</text:p>
          </table:table-cell>
          <table:table-cell office:value-type="string" calcext:value-type="string">
            <text:p>Data follows the UN specification for this indicator.</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73]=&quot;False&quot;;[.D73]=&quot;United Kingdom&quot;;[.E73]=&quot;complete&quot;;[.F73]=&quot;False&quot;;[.G73]=&quot;False&quot;;[.H73]=&quot;True&quot;))" office:value-type="boolean" office:boolean-value="false" calcext:value-type="boolean">
            <text:p>FALSE</text:p>
          </table:table-cell>
        </table:table-row>
        <table:table-row table:style-name="ro1" table:visibility="filter">
          <table:table-cell office:value-type="string" calcext:value-type="string">
            <text:p>15-1-1</text:p>
          </table:table-cell>
          <table:table-cell office:value-type="string" calcext:value-type="string">
            <text:p>&lt;p&gt;Woodland area estimates for Great Britain are based on the &lt;a href="https://data.gov.uk/dataset/cd748245-e68c-41e4-bb1a-4728bc64163c/national-forest-inventory-woodland-england-2018"&gt;National Forest Inventory (NFI) Woodland map&lt;/a&gt;. For Northern Ireland, following a change of methodology in 2012, woodland area estimates are based on the Northern Ireland Woodland Register. Figures for Northern Ireland (total and non-certified) and the whole of the UK (total and non-certified) prior to 2013 are available at &lt;a href="https://www.forestresearch.gov.uk/tools-and- resources/statistics/statistics-by-topic/woodland-statistics/"&gt;Forest Research&lt;/a&gt;, but are not shown here, as estimates before the change in methodology are not directly comparable to those after.&lt;p&gt;All certified woodland is certified under the Forest Stewardship Council (FSC) scheme or the Programme for the Endorsement of Forest Certification (PEFC) scheme, with many woodlands certified under both. Certified woodland areas are often used as an indicator of sustainable forest management, however, woodland that is not certified may also be sustainably managed. Some choose not to become certified because there is a cost involved in getting certified and there may be little incentive for woodland owners to get their woodlands certified if timber production is not a major objective.&lt;p&gt;Certification in the UK began in 1996. Data prior to 2004 are not presented here due to differences in methodology, which mean the data are not directly comparable.&lt;p&gt;New certificates may relate to existing woodland that was not previously certified, or to newly planted areas. &lt;p&gt;The land area and forest area measurements used here are ‘flat’ as they do not take into account variations in relief e.g. mountains and valleys.&lt;/p&gt;&lt;p&gt; For further information on the methodology and quality of woodland area estimates please see the Forest Research &lt;a href="https://www.forestresearch.gov.uk/documents/7647/PWS_2020.pdf"&gt;2020 edition of Provisional Woodland Statistics&lt;/a&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74]=&quot;False&quot;;[.D74]=&quot;United Kingdom&quot;;[.E74]=&quot;complete&quot;;[.F74]=&quot;False&quot;;[.G74]=&quot;False&quot;;[.H74]=&quot;True&quot;))" office:value-type="boolean" office:boolean-value="false" calcext:value-type="boolean">
            <text:p>FALSE</text:p>
          </table:table-cell>
        </table:table-row>
        <table:table-row table:style-name="ro1" table:visibility="filter">
          <table:table-cell office:value-type="string" calcext:value-type="string">
            <text:p>15-1-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75]=&quot;False&quot;;[.D75]=&quot;United Kingdom&quot;;[.E75]=&quot;complete&quot;;[.F75]=&quot;False&quot;;[.G75]=&quot;False&quot;;[.H75]=&quot;True&quot;))" office:value-type="boolean" office:boolean-value="false" calcext:value-type="boolean">
            <text:p>FALSE</text:p>
          </table:table-cell>
        </table:table-row>
        <table:table-row table:style-name="ro1" table:visibility="filter">
          <table:table-cell office:value-type="string" calcext:value-type="string">
            <text:p>15-2-1</text:p>
          </table:table-cell>
          <table:table-cell office:value-type="string" calcext:value-type="string">
            <text:p>&lt;h3&gt;Woodland area estimates&lt;/h3&gt;&lt;p&gt;Where possible, figures are for the woodland area certified, rather than the land area certified.&lt;/p&gt;&lt;p&gt;&lt;a href="https://data.gov.uk/dataset/f316113c-acdf-445b-8576-2bd87e81bf17/national-forest-inventory-woodland-gb-2018"&gt;Woodland area estimates for Great Britain&lt;/a&gt; are based on the &lt;a href="https://www.forestresearch.gov.uk/tools-and-resources/national-forest-inventory/"&gt;National Forest Inventory (NFI) Woodland map&lt;/a&gt;.&lt;/p&gt;&lt;p&gt;For Northern Ireland, following a change of methodology in 2012, woodland area estimates are based on the Northern Ireland Woodland Register. Northern Ireland and total UK figures for percentage of forest area with a long-term management plan, and forest area annual net change prior to 2013 are not shown here, as estimates before the change in methodology are not directly comparable to those after. Figures for calculating these are, however, available at &lt;a href="https://www.forestresearch.gov.uk/tools-and-resources/statistics/statistics-by-topic/woodland-statistics/"&gt;Forest Research&lt;/a&gt;.&lt;/p&gt;&lt;p&gt;The land area and forest area measurements used here are ‘flat’ as they do not take into account variations in relief e.g. mountains and valleys.&lt;/p&gt;&lt;h3&gt;Biomass stock&lt;/h3&gt;&lt;p&gt;Data for biomass stock are estimated using National Forest Inventory (NFI) estimates of 218 thousand oven dry tonnes for conifers, and 208 thousand oven dry tonnes for broadleaves in Great Britain (GB). It is assumed that the volume of deadwood per hectare is unchanged over time, and that all estimates per hectare for the UK are similar to GB levels. Growing stock estimates have been used to uprate GB biomass figures from the NFI report to UK figures and to derive a time series.&lt;/p&gt;&lt;p&gt;More information on biomass can be found in the Forestry Commission publication on &lt;a href="https://www.forestresearch.gov.uk/research/biomass-in-live-woodland-trees-in-britain/"&gt;Biomass in live woodland trees in Britain&lt;/a&gt;.&lt;/p&gt;&lt;h3&gt;Protected areas&lt;/h3&gt;&lt;p&gt;For Great Britain, the woodland area within legally protected areas has been estimated by overlaying the National Forest Inventory woodland map with maps of designated areas. Geological Sites of Special Scientific Interest have been excluded from this analysis, as the designation in these cases is unlikely to be related to the presence of woodland. A similar analysis was undertaken by the Northern Ireland Forest Service for the Forest Resources Assessment 2015.&lt;/p&gt;&lt;h3&gt;Long-term management plans&lt;/h3&gt;&lt;p&gt;All Forestry England, Forestry and Land Scotland, Natural Resources Wales, and Forest Service woodland from 2000 is assumed to have a long-term management plan. For private sector woodland, the area of woodland with a long-term management plan has been estimated from data held in administrative systems for Grants &amp; Regulations, or for areas of certified woodland (if this is larger). This is likely to undercount the true level of woodland with a long-term management plan.&lt;/p&gt;&lt;h3&gt;Independently verified management certification schemes&lt;/h3&gt;&lt;p&gt;Independently verified management certification schemes for the UK are the Forest Stewardship Council (FSC) scheme and the Programme for the Endorsement of Forest Certification (PEFC) scheme. Many woodlands are certified under both. Certified woodland areas are often used as an indicator of sustainable forest management, however, woodland that is not certified may also be sustainably managed. Some choose not to become certified due to the cost involved and there may be little incentive for woodland owners to get their woodlands certified if timber production is not a major objective.&lt;/p&gt;&lt;p&gt;New certificates may relate to existing woodland that was not previously certified, or to newly planted areas.&lt;/p&gt;&lt;h3&gt;Further information&lt;/h3&gt;&lt;p&gt;For further information on the methodology and quality of woodland area estimates please see the &lt;a href="https://www.forestresearch.gov.uk/tools-and-resources/statistics/statistics-by-topic/woodland-statistics/"&gt;Forest Research Woodland Statistics&lt;/a&gt;.&lt;/p&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76]=&quot;False&quot;;[.D76]=&quot;United Kingdom&quot;;[.E76]=&quot;complete&quot;;[.F76]=&quot;False&quot;;[.G76]=&quot;False&quot;;[.H76]=&quot;True&quot;))" office:value-type="boolean" office:boolean-value="false" calcext:value-type="boolean">
            <text:p>FALSE</text:p>
          </table:table-cell>
        </table:table-row>
        <table:table-row table:style-name="ro1" table:visibility="filter">
          <table:table-cell office:value-type="string" calcext:value-type="string">
            <text:p>15-3-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77]=&quot;False&quot;;[.D77]=&quot;United Kingdom&quot;;[.E77]=&quot;complete&quot;;[.F77]=&quot;False&quot;;[.G77]=&quot;False&quot;;[.H77]=&quot;True&quot;))" office:value-type="boolean" office:boolean-value="false" calcext:value-type="boolean">
            <text:p>FALSE</text:p>
          </table:table-cell>
        </table:table-row>
        <table:table-row table:style-name="ro1" table:visibility="filter">
          <table:table-cell office:value-type="string" calcext:value-type="string">
            <text:p>15-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78]=&quot;False&quot;;[.D78]=&quot;United Kingdom&quot;;[.E78]=&quot;complete&quot;;[.F78]=&quot;False&quot;;[.G78]=&quot;False&quot;;[.H78]=&quot;True&quot;))" office:value-type="boolean" office:boolean-value="false" calcext:value-type="boolean">
            <text:p>FALSE</text:p>
          </table:table-cell>
        </table:table-row>
        <table:table-row table:style-name="ro1">
          <table:table-cell office:value-type="string" calcext:value-type="string">
            <text:p>15-4-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79]=&quot;False&quot;;[.D79]=&quot;United Kingdom&quot;;[.E79]=&quot;complete&quot;;[.F79]=&quot;False&quot;;[.G79]=&quot;False&quot;;[.H79]=&quot;True&quot;))" office:value-type="boolean" office:boolean-value="true" calcext:value-type="boolean">
            <text:p>TRUE</text:p>
          </table:table-cell>
        </table:table-row>
        <table:table-row table:style-name="ro1">
          <table:table-cell office:value-type="string" calcext:value-type="string">
            <text:p>15-5-1</text:p>
          </table:table-cell>
          <table:table-cell office:value-type="string" calcext:value-type="string">
            <text:p>&lt;p&gt;The Red List Index reported here is based on global classifications for each species. In other words this Index does not indicate risk of extinction within the UK, but rather, risk of global extinction of species found within the UK. More detailed information on trends in UK Biodiversity, including information on the National Red List can be found in the &lt;a href="https://nbn.org.uk/stateofnature2019/reports/"&gt;State of Nature Report&lt;/a&gt;.&lt;/p&gt;&lt;p&gt; More information on the data presented here, including confidence intervals, taxonomic groups of species assessed, and threats can be found on the &lt;a href="https://www.ibat-alliance.org/country_profiles/GBR"&gt;IBAT (Integrated Biodiversity Assessment Tool) UK Country Profile&lt;/a&gt; under the Species tab.&lt;/p&gt;&lt;p&gt;Data for the UK including the overseas territories are available on the &lt;a href="https://www.iucnredlist.org/search?query=red%20list%20index&amp;searchType=species"&gt;IUCN Red List site&lt;/a&gt;.&lt;/p&gt;&lt;p&gt; The Red List Index is based on quantitative objective categories and criteria. To avoid spurious results from biased selection of species, the Red List Index is calculated from taxonomic groups for which all species have been assessed and reassessed, and, for taxonomic groups that that do not fulfil this criteria, species that are representatively sampled. Changes between categories reflect geniune improvement or deterioration in status, not as a consequence of changes in taxonomy or knowledge.&lt;/p&gt;&lt;p&gt;The Red List Index is calculated on an annual basis, however, this does not reflect re-assessment of all species, as species are not assessed every year. The full methodology, and information on limitations can be found in the &lt;a href="https://unstats.un.org/sdgs/metadata/files/Metadata-15-05-01.pdf"&gt;global metadata&lt;/a&gt; and references therin.&lt;/p&gt;&lt;p&gt; <text:s/>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80]=&quot;False&quot;;[.D80]=&quot;United Kingdom&quot;;[.E80]=&quot;complete&quot;;[.F80]=&quot;False&quot;;[.G80]=&quot;False&quot;;[.H80]=&quot;True&quot;))" office:value-type="boolean" office:boolean-value="true" calcext:value-type="boolean">
            <text:p>TRUE</text:p>
          </table:table-cell>
        </table:table-row>
        <table:table-row table:style-name="ro1">
          <table:table-cell office:value-type="string" calcext:value-type="string">
            <text:p>15-6-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81]=&quot;False&quot;;[.D81]=&quot;United Kingdom&quot;;[.E81]=&quot;complete&quot;;[.F81]=&quot;False&quot;;[.G81]=&quot;False&quot;;[.H81]=&quot;True&quot;))" office:value-type="boolean" office:boolean-value="true" calcext:value-type="boolean">
            <text:p>TRUE</text:p>
          </table:table-cell>
        </table:table-row>
        <table:table-row table:style-name="ro1" table:visibility="filter">
          <table:table-cell office:value-type="string" calcext:value-type="string">
            <text:p>15-7-1</text:p>
          </table:table-cell>
          <table:table-cell office:value-type="string" calcext:value-type="string">
            <text:p>For further information please see UNEP checklist of CITES species @ http://checklist.cites.org/#/en 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82]=&quot;False&quot;;[.D82]=&quot;United Kingdom&quot;;[.E82]=&quot;complete&quot;;[.F82]=&quot;False&quot;;[.G82]=&quot;False&quot;;[.H82]=&quot;True&quot;))" office:value-type="boolean" office:boolean-value="false" calcext:value-type="boolean">
            <text:p>FALSE</text:p>
          </table:table-cell>
        </table:table-row>
        <table:table-row table:style-name="ro1" table:visibility="filter">
          <table:table-cell office:value-type="string" calcext:value-type="string">
            <text:p>15-8-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83]=&quot;False&quot;;[.D83]=&quot;United Kingdom&quot;;[.E83]=&quot;complete&quot;;[.F83]=&quot;False&quot;;[.G83]=&quot;False&quot;;[.H83]=&quot;True&quot;))" office:value-type="boolean" office:boolean-value="false" calcext:value-type="boolean">
            <text:p>FALSE</text:p>
          </table:table-cell>
        </table:table-row>
        <table:table-row table:style-name="ro1" table:visibility="filter">
          <table:table-cell office:value-type="string" calcext:value-type="string">
            <text:p>15-9-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84]=&quot;False&quot;;[.D84]=&quot;United Kingdom&quot;;[.E84]=&quot;complete&quot;;[.F84]=&quot;False&quot;;[.G84]=&quot;False&quot;;[.H84]=&quot;True&quot;))" office:value-type="boolean" office:boolean-value="false" calcext:value-type="boolean">
            <text:p>FALSE</text:p>
          </table:table-cell>
        </table:table-row>
        <table:table-row table:style-name="ro1" table:visibility="filter">
          <table:table-cell office:value-type="string" calcext:value-type="string">
            <text:p>15-a-1</text:p>
          </table:table-cell>
          <table:table-cell office:value-type="string" calcext:value-type="string">
            <text:p>Figures may not sum due to rounding. <text:s/>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85]=&quot;False&quot;;[.D85]=&quot;United Kingdom&quot;;[.E85]=&quot;complete&quot;;[.F85]=&quot;False&quot;;[.G85]=&quot;False&quot;;[.H85]=&quot;True&quot;))" office:value-type="boolean" office:boolean-value="false" calcext:value-type="boolean">
            <text:p>FALSE</text:p>
          </table:table-cell>
        </table:table-row>
        <table:table-row table:style-name="ro1" table:visibility="filter">
          <table:table-cell office:value-type="string" calcext:value-type="string">
            <text:p>15-b-1</text:p>
          </table:table-cell>
          <table:table-cell office:value-type="string" calcext:value-type="string">
            <text:p>Figures may not sum due to rounding. <text:s/>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86]=&quot;False&quot;;[.D86]=&quot;United Kingdom&quot;;[.E86]=&quot;complete&quot;;[.F86]=&quot;False&quot;;[.G86]=&quot;False&quot;;[.H86]=&quot;True&quot;))" office:value-type="boolean" office:boolean-value="false" calcext:value-type="boolean">
            <text:p>FALSE</text:p>
          </table:table-cell>
        </table:table-row>
        <table:table-row table:style-name="ro1" table:visibility="filter">
          <table:table-cell office:value-type="string" calcext:value-type="string">
            <text:p>15-c-1</text:p>
          </table:table-cell>
          <table:table-cell office:value-type="string" calcext:value-type="string">
            <text:p>For further information please see UNEP checklist of CITES species @ http://checklist.cites.org/#/en 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87]=&quot;False&quot;;[.D87]=&quot;United Kingdom&quot;;[.E87]=&quot;complete&quot;;[.F87]=&quot;False&quot;;[.G87]=&quot;False&quot;;[.H87]=&quot;True&quot;))" office:value-type="boolean" office:boolean-value="false" calcext:value-type="boolean">
            <text:p>FALSE</text:p>
          </table:table-cell>
        </table:table-row>
        <table:table-row table:style-name="ro1" table:visibility="filter">
          <table:table-cell office:value-type="string" calcext:value-type="string">
            <text:p>16-1-1</text:p>
          </table:table-cell>
          <table:table-cell office:value-type="string" calcext:value-type="string">
            <text:p>The Homicide Index is continually updated with revised information from the police as investigations continue and as cases are heard by the courts. For further information, see the &lt;a href= "https://www.ons.gov.uk/peoplepopulationandcommunity/crimeandjustice/methodologies/userguidetocrimestatisticsforenglandandwales"&gt;user guide for the Homicide Index&lt;/a&gt;. <text:s/>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88]=&quot;False&quot;;[.D88]=&quot;United Kingdom&quot;;[.E88]=&quot;complete&quot;;[.F88]=&quot;False&quot;;[.G88]=&quot;False&quot;;[.H88]=&quot;True&quot;))" office:value-type="boolean" office:boolean-value="false" calcext:value-type="boolean">
            <text:p>FALSE</text:p>
          </table:table-cell>
        </table:table-row>
        <table:table-row table:style-name="ro1" table:visibility="filter">
          <table:table-cell office:value-type="string" calcext:value-type="string">
            <text:p>16-1-2</text:p>
          </table:table-cell>
          <table:table-cell office:value-type="string" calcext:value-type="string">
            <text:p>This indicator only includes deaths as a result of hostile action and does not include indirect deaths.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89]=&quot;False&quot;;[.D89]=&quot;United Kingdom&quot;;[.E89]=&quot;complete&quot;;[.F89]=&quot;False&quot;;[.G89]=&quot;False&quot;;[.H89]=&quot;True&quot;))" office:value-type="boolean" office:boolean-value="false" calcext:value-type="boolean">
            <text:p>FALSE</text:p>
          </table:table-cell>
        </table:table-row>
        <table:table-row table:style-name="ro1" table:visibility="filter">
          <table:table-cell office:value-type="string" calcext:value-type="string">
            <text:p>16-1-3</text:p>
          </table:table-cell>
          <table:table-cell office:value-type="string" calcext:value-type="string">
            <text:p>&lt;p&gt;For details of the Crime Survey for England and Wales, see the &lt;a href='https://www.ons.gov.uk/peoplepopulationandcommunity/crimeandjustice/methodologies/crimeandjusticemethodology'&gt;user guide to crime statistics for England and Wales.&lt;/a&gt;&lt;/p&gt;&lt;p&gt;The year format refers to the two years covered by the data, from April of the first year to March of the following year. For example, 2018/19 covers the period of April 2018 to March 2019.&lt;/p&gt;&lt;p&gt;For further information on the quality of the estimates please refer to the source data which provides the unweighted base sizes of the samples.&lt;/p&gt;&lt;p&gt;Data based on sexual violence - The sample size is lower between 2010/11 and 2012/13, and between 2017/18 and 2018/19 due to use of a split-sample experiment in these years. The methodological note titled &lt;a href='http://webarchive.nationalarchives.gov.uk/20160106010543/http:/www.ons.gov.uk/ons/guide-method/method-quality/specific/crime-statistics-methodology/methodological-notes/split-sample-for-intimate-personal-violence-2013-14.pdf'&gt;Split sample for intimate personal violence 2013-14&lt;/a&gt; provides further information. This does not affect data based on physical violence.&lt;/p&gt;&lt;p&gt;Figures on physical violence are based on the population aged 16 and above. Figures on sexual violence are based on the population aged 16 to 59.&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90]=&quot;False&quot;;[.D90]=&quot;United Kingdom&quot;;[.E90]=&quot;complete&quot;;[.F90]=&quot;False&quot;;[.G90]=&quot;False&quot;;[.H90]=&quot;True&quot;))" office:value-type="boolean" office:boolean-value="false" calcext:value-type="boolean">
            <text:p>FALSE</text:p>
          </table:table-cell>
        </table:table-row>
        <table:table-row table:style-name="ro1" table:visibility="filter">
          <table:table-cell office:value-type="string" calcext:value-type="string">
            <text:p>16-1-4</text:p>
          </table:table-cell>
          <table:table-cell office:value-type="string" calcext:value-type="string">
            <text:p>&lt;p&gt;For details of the Crime Survey for England and Wales, see the &lt;a href='https://www.ons.gov.uk/peoplepopulationandcommunity/crimeandjustice/methodologies/crimeandjusticemethodology'&gt;user guide to crime statistics for England and Wales.&lt;/a&gt;&lt;/p&gt;&lt;p&gt;The year format refers to the two years covered by the data, from April of the first year to March of the following year. For example, 2019/20 covers the period of April 2019 to March 2020.&lt;/p&gt;&lt;p&gt;For further information on the quality of the estimates please refer to the source data which provides the unweighted base sizes of the samples.&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lt;p&gt;Data by disability status are available from 2006/07, however this is based on detailed breakdowns and does not align to the core definition under the 2010 Equality Act. This data are available in the &lt;a href='https://www.ons.gov.uk/peoplepopulationandcommunity/crimeandjustice/adhocs/009871percentageofadultswhofeltveryorfairlysafewhenwalkingaloneinthedarkbypersonalandhouseholdcharacteristicsyearendingmarch2018csew'&gt;2017/18 dataset&lt;/a&gt; and &lt;a href='https://www.ons.gov.uk/peoplepopulationandcommunity/crimeandjustice/adhocs/008580confidenceintervalsaroundcsewestimatesoftheproportionofpeoplewhofeelveryfairlysafewalkingaloneafterdark'&gt;2006/07 to 2016/17 dataset.&lt;/a&gt;&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91]=&quot;False&quot;;[.D91]=&quot;United Kingdom&quot;;[.E91]=&quot;complete&quot;;[.F91]=&quot;False&quot;;[.G91]=&quot;False&quot;;[.H91]=&quot;True&quot;))" office:value-type="boolean" office:boolean-value="false" calcext:value-type="boolean">
            <text:p>FALSE</text:p>
          </table:table-cell>
        </table:table-row>
        <table:table-row table:style-name="ro1" table:visibility="filter">
          <table:table-cell office:value-type="string" calcext:value-type="string">
            <text:p>16-10-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92]=&quot;False&quot;;[.D92]=&quot;United Kingdom&quot;;[.E92]=&quot;complete&quot;;[.F92]=&quot;False&quot;;[.G92]=&quot;False&quot;;[.H92]=&quot;True&quot;))" office:value-type="boolean" office:boolean-value="false" calcext:value-type="boolean">
            <text:p>FALSE</text:p>
          </table:table-cell>
        </table:table-row>
        <table:table-row table:style-name="ro1" table:visibility="filter">
          <table:table-cell office:value-type="string" calcext:value-type="string">
            <text:p>16-10-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93]=&quot;False&quot;;[.D93]=&quot;United Kingdom&quot;;[.E93]=&quot;complete&quot;;[.F93]=&quot;False&quot;;[.G93]=&quot;False&quot;;[.H93]=&quot;True&quot;))" office:value-type="boolean" office:boolean-value="false" calcext:value-type="boolean">
            <text:p>FALSE</text:p>
          </table:table-cell>
        </table:table-row>
        <table:table-row table:style-name="ro1" table:visibility="filter">
          <table:table-cell office:value-type="string" calcext:value-type="string">
            <text:p>16-2-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94]=&quot;False&quot;;[.D94]=&quot;United Kingdom&quot;;[.E94]=&quot;complete&quot;;[.F94]=&quot;False&quot;;[.G94]=&quot;False&quot;;[.H94]=&quot;True&quot;))" office:value-type="boolean" office:boolean-value="false" calcext:value-type="boolean">
            <text:p>FALSE</text:p>
          </table:table-cell>
        </table:table-row>
        <table:table-row table:style-name="ro1" table:visibility="filter">
          <table:table-cell office:value-type="string" calcext:value-type="string">
            <text:p>16-2-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95]=&quot;False&quot;;[.D95]=&quot;United Kingdom&quot;;[.E95]=&quot;complete&quot;;[.F95]=&quot;False&quot;;[.G95]=&quot;False&quot;;[.H95]=&quot;True&quot;))" office:value-type="boolean" office:boolean-value="false" calcext:value-type="boolean">
            <text:p>FALSE</text:p>
          </table:table-cell>
        </table:table-row>
        <table:table-row table:style-name="ro1" table:visibility="filter">
          <table:table-cell office:value-type="string" calcext:value-type="string">
            <text:p>16-2-3</text:p>
          </table:table-cell>
          <table:table-cell office:value-type="string" calcext:value-type="string">
            <text:p>The Crime Survey for England and Wales (CSEW) included a 'Child abuse during childhood' module for the first time in 2015/16. Detailed data on child abuse is collected every 3 years. While 2015/16 data is available on the [ONS website](https://www.ons.gov.uk/peoplepopulationandcommunity/crimeandjustice/adhocs/008191proportionofadultsaged18to29yearswhoexperiencedabuseasachildbeforetheageof16byoffencetypeyearendingmarch2016csew), the data is not reported here due to changes in the definitions of abuse and the introduction of non-contact sexual abuse. Therefore the data is not directly comparable.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3" office:value-type="string" calcext:value-type="string">
            <text:p>False</text:p>
          </table:table-cell>
          <table:table-cell table:formula="of:=IF(AND([.C96]=&quot;False&quot;;[.D96]=&quot;United Kingdom&quot;;[.E96]=&quot;complete&quot;;[.F96]=&quot;False&quot;;[.G96]=&quot;False&quot;;[.H96]=&quot;True&quot;))" office:value-type="boolean" office:boolean-value="false" calcext:value-type="boolean">
            <text:p>FALSE</text:p>
          </table:table-cell>
        </table:table-row>
        <table:table-row table:style-name="ro1" table:visibility="filter">
          <table:table-cell office:value-type="string" calcext:value-type="string">
            <text:p>16-3-1</text:p>
          </table:table-cell>
          <table:table-cell office:value-type="string" calcext:value-type="string">
            <text:p>For details of the Crime Survey for England and Wales, see the &lt;a href= 'https://www.ons.gov.uk/peoplepopulationandcommunity/crimeandjustice/methodologies/crimeandjusticemethodology'&gt;user guide&lt;/a&gt; <text:s/>to crime statistics for England and Wales. Information about the different crime types can be found in chapter 5 of the user guide.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97]=&quot;False&quot;;[.D97]=&quot;United Kingdom&quot;;[.E97]=&quot;complete&quot;;[.F97]=&quot;False&quot;;[.G97]=&quot;False&quot;;[.H97]=&quot;True&quot;))" office:value-type="boolean" office:boolean-value="false" calcext:value-type="boolean">
            <text:p>FALSE</text:p>
          </table:table-cell>
        </table:table-row>
        <table:table-row table:style-name="ro1" table:visibility="filter">
          <table:table-cell office:value-type="string" calcext:value-type="string">
            <text:p>16-3-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3" office:value-type="string" calcext:value-type="string">
            <text:p>False</text:p>
          </table:table-cell>
          <table:table-cell table:formula="of:=IF(AND([.C98]=&quot;False&quot;;[.D98]=&quot;United Kingdom&quot;;[.E98]=&quot;complete&quot;;[.F98]=&quot;False&quot;;[.G98]=&quot;False&quot;;[.H98]=&quot;True&quot;))" office:value-type="boolean" office:boolean-value="false" calcext:value-type="boolean">
            <text:p>FALSE</text:p>
          </table:table-cell>
        </table:table-row>
        <table:table-row table:style-name="ro1" table:visibility="filter">
          <table:table-cell office:value-type="string" calcext:value-type="string">
            <text:p>16-3-3</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99]=&quot;False&quot;;[.D99]=&quot;United Kingdom&quot;;[.E99]=&quot;complete&quot;;[.F99]=&quot;False&quot;;[.G99]=&quot;False&quot;;[.H99]=&quot;True&quot;))" office:value-type="boolean" office:boolean-value="false" calcext:value-type="boolean">
            <text:p>FALSE</text:p>
          </table:table-cell>
        </table:table-row>
        <table:table-row table:style-name="ro1" table:visibility="filter">
          <table:table-cell office:value-type="string" calcext:value-type="string">
            <text:p>16-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00]=&quot;False&quot;;[.D100]=&quot;United Kingdom&quot;;[.E100]=&quot;complete&quot;;[.F100]=&quot;False&quot;;[.G100]=&quot;False&quot;;[.H100]=&quot;True&quot;))" office:value-type="boolean" office:boolean-value="false" calcext:value-type="boolean">
            <text:p>FALSE</text:p>
          </table:table-cell>
        </table:table-row>
        <table:table-row table:style-name="ro1" table:visibility="filter">
          <table:table-cell office:value-type="string" calcext:value-type="string">
            <text:p>16-4-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01]=&quot;False&quot;;[.D101]=&quot;United Kingdom&quot;;[.E101]=&quot;complete&quot;;[.F101]=&quot;False&quot;;[.G101]=&quot;False&quot;;[.H101]=&quot;True&quot;))" office:value-type="boolean" office:boolean-value="false" calcext:value-type="boolean">
            <text:p>FALSE</text:p>
          </table:table-cell>
        </table:table-row>
        <table:table-row table:style-name="ro1" table:visibility="filter">
          <table:table-cell office:value-type="string" calcext:value-type="string">
            <text:p>16-5-1</text:p>
          </table:table-cell>
          <table:table-cell office:value-type="string" calcext:value-type="string">
            <text:p>These experimental statistics are based on police recorded crime. As with other types of crime, it is recognised that the recorded crime series will not provide a good measure of the full extent of criminality as not all offences come to the attention of the police. Therefore data should be treated with caution.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02]=&quot;False&quot;;[.D102]=&quot;United Kingdom&quot;;[.E102]=&quot;complete&quot;;[.F102]=&quot;False&quot;;[.G102]=&quot;False&quot;;[.H102]=&quot;True&quot;))" office:value-type="boolean" office:boolean-value="false" calcext:value-type="boolean">
            <text:p>FALSE</text:p>
          </table:table-cell>
        </table:table-row>
        <table:table-row table:style-name="ro1" table:visibility="filter">
          <table:table-cell office:value-type="string" calcext:value-type="string">
            <text:p>16-5-2</text:p>
          </table:table-cell>
          <table:table-cell office:value-type="string" calcext:value-type="string">
            <text:p>These experimental statistics are based on police recorded crime. As with other types of crime, it is recognised that the recorded crime series will not provide a good measure of the full extent of criminality as not all offences come to the attention of the police. Therefore data should be treated with caution.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03]=&quot;False&quot;;[.D103]=&quot;United Kingdom&quot;;[.E103]=&quot;complete&quot;;[.F103]=&quot;False&quot;;[.G103]=&quot;False&quot;;[.H103]=&quot;True&quot;))" office:value-type="boolean" office:boolean-value="false" calcext:value-type="boolean">
            <text:p>FALSE</text:p>
          </table:table-cell>
        </table:table-row>
        <table:table-row table:style-name="ro1" table:visibility="filter">
          <table:table-cell office:value-type="string" calcext:value-type="string">
            <text:p>16-6-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04]=&quot;False&quot;;[.D104]=&quot;United Kingdom&quot;;[.E104]=&quot;complete&quot;;[.F104]=&quot;False&quot;;[.G104]=&quot;False&quot;;[.H104]=&quot;True&quot;))" office:value-type="boolean" office:boolean-value="false" calcext:value-type="boolean">
            <text:p>FALSE</text:p>
          </table:table-cell>
        </table:table-row>
        <table:table-row table:style-name="ro1" table:visibility="filter">
          <table:table-cell office:value-type="string" calcext:value-type="string">
            <text:p>16-6-2</text:p>
          </table:table-cell>
          <table:table-cell office:value-type="string" calcext:value-type="string">
            <text:p>&lt;p&gt;Data are collected from the Eurofound 'European Quality of Life Survey'.&lt;/p&gt;&lt;p&gt; Income is presented by income quartiles (from lowest income quartile 1 to highest income quartile 4), which were calculated based on equivalised income in PPP euros for the respondents who provided this information. Cases with missing values (for example when asked for respondents perceived quality of services, they answered "don't know", or refused to answer spontaneously) have been included in the calculations where the respondent has rated at least three services. Where there were fewer than fifty responses from a group, the results are not shown.&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05]=&quot;False&quot;;[.D105]=&quot;United Kingdom&quot;;[.E105]=&quot;complete&quot;;[.F105]=&quot;False&quot;;[.G105]=&quot;False&quot;;[.H105]=&quot;True&quot;))" office:value-type="boolean" office:boolean-value="false" calcext:value-type="boolean">
            <text:p>FALSE</text:p>
          </table:table-cell>
        </table:table-row>
        <table:table-row table:style-name="ro1" table:visibility="filter">
          <table:table-cell office:value-type="string" calcext:value-type="string">
            <text:p>16-7-1</text:p>
          </table:table-cell>
          <table:table-cell office:value-type="string" calcext:value-type="string">
            <text:p>Age and sex distribution in the general population is provided for representative comparison.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06]=&quot;False&quot;;[.D106]=&quot;United Kingdom&quot;;[.E106]=&quot;complete&quot;;[.F106]=&quot;False&quot;;[.G106]=&quot;False&quot;;[.H106]=&quot;True&quot;))" office:value-type="boolean" office:boolean-value="false" calcext:value-type="boolean">
            <text:p>FALSE</text:p>
          </table:table-cell>
        </table:table-row>
        <table:table-row table:style-name="ro1" table:visibility="filter">
          <table:table-cell office:value-type="string" calcext:value-type="string">
            <text:p>16-7-2</text:p>
          </table:table-cell>
          <table:table-cell office:value-type="string" calcext:value-type="string">
            <text:p>&lt;p&gt;We are reporting on data from 2013/14 as the data collection mode (from face-to-face to online/paper) changed and data would not be comparable with earlier years.&lt;/p&gt;&lt;p&gt;From 2013/14 to 2015/16, household income categories were - Band A1 - Under £5,000; Band A2 - £5,000 to £9,999; Band A3 - £10,000 to £14,999; Band A4 - £15,000 to £19,999; Band A5 - £20,000 to £29,999; Band A6 - £30,000 to £49,999; Band A7 - £50,000 to £74,999; Band A8 - £75,000 or more. From 2016/17 onwards, the household income categories were changed to - Band B1 - Under £5,199; Band B2 - £5,200 to £10,399; Band B3 - £10,400 to £15,599; Band B4 - £15,600 to £20,799; Band B5 - £20,800 to £31,199; Band B6 - £31,200 to £51,999; Band B7 - £52,000 to £74,999; Band B8 - £75,000 or more.&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lt;p&gt;The required disaggregations for this indicator are sex, age, disability and population group. The global metadata specified by the United Nations defines population group as a nationally relevant concept, encompassing “groups with a distinct ethnicity, language, religion, indigenous status, nationality or other characteristics”. The currently available disaggregations by ethnicity and citizenship fall within “population group” as defined by the global metadata, so this indicator is considered as fully disaggregated.&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07]=&quot;False&quot;;[.D107]=&quot;United Kingdom&quot;;[.E107]=&quot;complete&quot;;[.F107]=&quot;False&quot;;[.G107]=&quot;False&quot;;[.H107]=&quot;True&quot;))" office:value-type="boolean" office:boolean-value="false" calcext:value-type="boolean">
            <text:p>FALSE</text:p>
          </table:table-cell>
        </table:table-row>
        <table:table-row table:style-name="ro1">
          <table:table-cell office:value-type="string" calcext:value-type="string">
            <text:p>16-8-1</text:p>
          </table:table-cell>
          <table:table-cell office:value-type="string" calcext:value-type="string">
            <text:p>The indicator is calculated independently for eleven different international institutions - The United Nations General Assembly, the United Nations Security Council, the United Nations Economic and Social Council, the International Monetary Fund, the International Bank for Reconstruction and Development, the International Finance Corporation, the African Development Bank, the Asian Development Bank, the Inter-American Development Bank, the World Trade Organisation, and the Financial Stability Board.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08]=&quot;False&quot;;[.D108]=&quot;United Kingdom&quot;;[.E108]=&quot;complete&quot;;[.F108]=&quot;False&quot;;[.G108]=&quot;False&quot;;[.H108]=&quot;True&quot;))" office:value-type="boolean" office:boolean-value="true" calcext:value-type="boolean">
            <text:p>TRUE</text:p>
          </table:table-cell>
        </table:table-row>
        <table:table-row table:style-name="ro1">
          <table:table-cell office:value-type="string" calcext:value-type="string">
            <text:p>16-9-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09]=&quot;False&quot;;[.D109]=&quot;United Kingdom&quot;;[.E109]=&quot;complete&quot;;[.F109]=&quot;False&quot;;[.G109]=&quot;False&quot;;[.H109]=&quot;True&quot;))" office:value-type="boolean" office:boolean-value="true" calcext:value-type="boolean">
            <text:p>TRUE</text:p>
          </table:table-cell>
        </table:table-row>
        <table:table-row table:style-name="ro1" table:visibility="filter">
          <table:table-cell office:value-type="string" calcext:value-type="string">
            <text:p>16-a-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10]=&quot;False&quot;;[.D110]=&quot;United Kingdom&quot;;[.E110]=&quot;complete&quot;;[.F110]=&quot;False&quot;;[.G110]=&quot;False&quot;;[.H110]=&quot;True&quot;))" office:value-type="boolean" office:boolean-value="false" calcext:value-type="boolean">
            <text:p>FALSE</text:p>
          </table:table-cell>
        </table:table-row>
        <table:table-row table:style-name="ro1" table:visibility="filter">
          <table:table-cell office:value-type="string" calcext:value-type="string">
            <text:p>16-b-1</text:p>
          </table:table-cell>
          <table:table-cell office:value-type="string" calcext:value-type="string">
            <text:p>&lt;p&gt;A reliable estimate for transgender-identity cannot be produced due to small numbers in the survey <text:s/>and are therefore not reported.&lt;/p&gt;&lt;p&gt;For details of the Crime Survey for England and Wales, see the &lt;a href= 'https://www.ons.gov.uk/peoplepopulationandcommunity/crimeandjustice/methodologies/crimeandjusticemethodology'&gt;user guide&lt;/a&gt; <text:s/>to crime statistics for England and Wales.&lt;/p&gt;&lt;p&gt;Ethnic group is based on the 2011 Census definition of ethnic group which now includes Chinese in the Asian/Asian British group. For more information see section 7.3 of the &lt;a href= 'https://www.ons.gov.uk/peoplepopulationandcommunity/crimeandjustice/methodologies/crimeandjusticemethodology'&gt;user guide.&lt;/a&gt;&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11]=&quot;False&quot;;[.D111]=&quot;United Kingdom&quot;;[.E111]=&quot;complete&quot;;[.F111]=&quot;False&quot;;[.G111]=&quot;False&quot;;[.H111]=&quot;True&quot;))" office:value-type="boolean" office:boolean-value="false" calcext:value-type="boolean">
            <text:p>FALSE</text:p>
          </table:table-cell>
        </table:table-row>
        <table:table-row table:style-name="ro1">
          <table:table-cell office:value-type="string" calcext:value-type="string">
            <text:p>17-1-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12]=&quot;False&quot;;[.D112]=&quot;United Kingdom&quot;;[.E112]=&quot;complete&quot;;[.F112]=&quot;False&quot;;[.G112]=&quot;False&quot;;[.H112]=&quot;True&quot;))" office:value-type="boolean" office:boolean-value="true" calcext:value-type="boolean">
            <text:p>TRUE</text:p>
          </table:table-cell>
        </table:table-row>
        <table:table-row table:style-name="ro1">
          <table:table-cell office:value-type="string" calcext:value-type="string">
            <text:p>17-1-2</text:p>
          </table:table-cell>
          <table:table-cell office:value-type="string" calcext:value-type="string">
            <text:p>Government current expenditure excludes capital investment in infrastructure.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13]=&quot;False&quot;;[.D113]=&quot;United Kingdom&quot;;[.E113]=&quot;complete&quot;;[.F113]=&quot;False&quot;;[.G113]=&quot;False&quot;;[.H113]=&quot;True&quot;))" office:value-type="boolean" office:boolean-value="true" calcext:value-type="boolean">
            <text:p>TRUE</text:p>
          </table:table-cell>
        </table:table-row>
        <table:table-row table:style-name="ro1" table:visibility="filter">
          <table:table-cell office:value-type="string" calcext:value-type="string">
            <text:p>17-10-1</text:p>
          </table:table-cell>
          <table:table-cell office:value-type="string" calcext:value-type="string">
            <text:p>The indicator is focused on Trade in Goods. Imports are assigned to a product sector based on their 6 digit code, rather than the 8 digit code provided on the database. This is because at 8 digit level codes are frequently altered. Therefore, when mapping sectors using the most recently updated tariff schedule, import product codes from prior years will not be captured in instances where they have been updated. To overcome this, sectors are assigned to one 6 digit code only. Other caveats to consider - AVEs are calculated on the basis of trade between the UK and the EU between 2017-2018. This may not reflect well the trading relationship between the UK and Developing nations, Least Developed nations and Small Island Developing Nations. To this end, the use of EU imports (as opposed to Rest of the World) could yield AVE inflationary effects, as EU imports are generally of higher quantity and higher price than imports from Rest of World. Where no trade has been recorded in 2017-18 between the UK-EU no AVE estimates have been derived for these goods in the sample. Additionally, missing values for both AVE rates and sectors arising from product code alterations affect the sample size. For AVEs, some of these missing values are overcome by 0% allocation where imports belong to regimes U10 (MFN Zero), U20 (GSP Zero) or U30 (Preference Zero). However, since such replacements cannot be made for non-zero tariff rate regimes, samples may contain disproportionate amounts of 0% rate tariffs, in turn, potentially yielding underestimating effects on simple average tariffs and weighted average tariffs calculations. Data follows the UN specification for this indicator. This indicator has been identified in collaboration with topic experts.</text:p>
          </table:table-cell>
          <table:table-cell office:value-type="string" calcext:value-type="string">
            <text:p>False</text:p>
          </table:table-cell>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14]=&quot;False&quot;;[.D114]=&quot;United Kingdom&quot;;[.E114]=&quot;complete&quot;;[.F114]=&quot;False&quot;;[.G114]=&quot;False&quot;;[.H114]=&quot;True&quot;))" office:value-type="boolean" office:boolean-value="false" calcext:value-type="boolean">
            <text:p>FALSE</text:p>
          </table:table-cell>
        </table:table-row>
        <table:table-row table:style-name="ro1" table:visibility="filter">
          <table:table-cell office:value-type="string" calcext:value-type="string">
            <text:p>17-11-1</text:p>
          </table:table-cell>
          <table:table-cell office:value-type="string" calcext:value-type="string">
            <text:p>The trade figures used for the calculation of this indicator are subject to revision aligned with National Accounts policy.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15]=&quot;False&quot;;[.D115]=&quot;United Kingdom&quot;;[.E115]=&quot;complete&quot;;[.F115]=&quot;False&quot;;[.G115]=&quot;False&quot;;[.H115]=&quot;True&quot;))" office:value-type="boolean" office:boolean-value="false" calcext:value-type="boolean">
            <text:p>FALSE</text:p>
          </table:table-cell>
        </table:table-row>
        <table:table-row table:style-name="ro1" table:visibility="filter">
          <table:table-cell office:value-type="string" calcext:value-type="string">
            <text:p>17-12-1</text:p>
          </table:table-cell>
          <table:table-cell office:value-type="string" calcext:value-type="string">
            <text:p>The indicator is focused on Trade in Goods. Imports are assigned to a product sector based on their 6 digit code, rather than the 8 digit code provided on the database. This is because at 8 digit level codes are frequently altered. Therefore, when mapping sectors using the most recently updated tariff schedule, import product codes from prior years will not be captured in instances where they have been updated. To overcome this, sectors are assigned to one 6 digit code only. Other caveats to consider - AVEs are calculated on the basis of trade between the UK and the EU between 2017-2018. This may not fully reflect the trading relationship between the UK and Developing nations, Least Developed nations and Small Island Developing Nations. To this end, the use of EU imports (as opposed to Rest of the World) could yield AVE inflationary effects, as EU imports are generally of higher quantity and higher price than imports from Rest of World. Where no trade has been recorded in 2017-18 between the UK-EU no AVE estimates have been derived for these goods in the sample. Additionally, missing values for both AVE rates and sectors arising from product code alterations affect the sample size. For AVEs, some of these missing values are overcome by 0% allocation where imports belong to regimes U10 (MFN Zero), U20 (GSP Zero) or U30 (Preference Zero). However, since such replacements cannot be made for non-zero tariff rate regimes, samples may contain disproportionate amounts of 0% rate tariffs, in turn, potentially yielding underestimating effects on average tariffs calculations. Data follows the UN specification for this indicator. This indicator has been identified in collaboration with topic experts.</text:p>
          </table:table-cell>
          <table:table-cell office:value-type="string" calcext:value-type="string">
            <text:p>False</text:p>
          </table:table-cell>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16]=&quot;False&quot;;[.D116]=&quot;United Kingdom&quot;;[.E116]=&quot;complete&quot;;[.F116]=&quot;False&quot;;[.G116]=&quot;False&quot;;[.H116]=&quot;True&quot;))" office:value-type="boolean" office:boolean-value="false" calcext:value-type="boolean">
            <text:p>FALSE</text:p>
          </table:table-cell>
        </table:table-row>
        <table:table-row table:style-name="ro1" table:visibility="filter">
          <table:table-cell office:value-type="string" calcext:value-type="string">
            <text:p>17-13-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Tru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17]=&quot;False&quot;;[.D117]=&quot;United Kingdom&quot;;[.E117]=&quot;complete&quot;;[.F117]=&quot;False&quot;;[.G117]=&quot;False&quot;;[.H117]=&quot;True&quot;))" office:value-type="boolean" office:boolean-value="false" calcext:value-type="boolean">
            <text:p>FALSE</text:p>
          </table:table-cell>
        </table:table-row>
        <table:table-row table:style-name="ro1">
          <table:table-cell office:value-type="string" calcext:value-type="string">
            <text:p>17-14-1</text:p>
          </table:table-cell>
          <table:table-cell office:value-type="string" calcext:value-type="string">
            <text:p>The achieved score for each category was judged based on various information from the linked sources (see Sources tab). In some cases the sources provide exact information, such as details for dedicated budgets towards various programmes and projects, which provides a score towards category 1. Institutionalized political commitment synthesised generic information (see UN metadata for a detailed breakdown of scoring within each category). In other cases the linked sources provide an initial starting point and specific named policies can be followed up (available in footnotes within the documents) to find out the required information. The Agenda 2030 and the Voluntary National Review sources summarise most of the main contributions towards the policy coherence categories, and provide information that can be followed up for more detail. The Single Departmental Plans sources provide more specific information on how individual UK Government departments have embedded the Goals. More specific links how different Government departments are committed to each goal can be found in the [Implementing the Sustainable Development Goals](https://www.gov.uk/government/publications/implementing-the-sustainable-development-goals/implementing-the-sustainable-development-goals--2) corporate report. This indicator will be updated every two years, but there may be in-between revisions intoduced if more accurate data is established.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18]=&quot;False&quot;;[.D118]=&quot;United Kingdom&quot;;[.E118]=&quot;complete&quot;;[.F118]=&quot;False&quot;;[.G118]=&quot;False&quot;;[.H118]=&quot;True&quot;))" office:value-type="boolean" office:boolean-value="true" calcext:value-type="boolean">
            <text:p>TRUE</text:p>
          </table:table-cell>
        </table:table-row>
        <table:table-row table:style-name="ro1" table:visibility="filter">
          <table:table-cell office:value-type="string" calcext:value-type="string">
            <text:p>17-15-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19]=&quot;False&quot;;[.D119]=&quot;United Kingdom&quot;;[.E119]=&quot;complete&quot;;[.F119]=&quot;False&quot;;[.G119]=&quot;False&quot;;[.H119]=&quot;True&quot;))" office:value-type="boolean" office:boolean-value="false" calcext:value-type="boolean">
            <text:p>FALSE</text:p>
          </table:table-cell>
        </table:table-row>
        <table:table-row table:style-name="ro1" table:visibility="filter">
          <table:table-cell office:value-type="string" calcext:value-type="string">
            <text:p>17-16-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20]=&quot;False&quot;;[.D120]=&quot;United Kingdom&quot;;[.E120]=&quot;complete&quot;;[.F120]=&quot;False&quot;;[.G120]=&quot;False&quot;;[.H120]=&quot;True&quot;))" office:value-type="boolean" office:boolean-value="false" calcext:value-type="boolean">
            <text:p>FALSE</text:p>
          </table:table-cell>
        </table:table-row>
        <table:table-row table:style-name="ro1" table:visibility="filter">
          <table:table-cell office:value-type="string" calcext:value-type="string">
            <text:p>17-17-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21]=&quot;False&quot;;[.D121]=&quot;United Kingdom&quot;;[.E121]=&quot;complete&quot;;[.F121]=&quot;False&quot;;[.G121]=&quot;False&quot;;[.H121]=&quot;True&quot;))" office:value-type="boolean" office:boolean-value="false" calcext:value-type="boolean">
            <text:p>FALSE</text:p>
          </table:table-cell>
        </table:table-row>
        <table:table-row table:style-name="ro1" table:visibility="filter">
          <table:table-cell office:value-type="string" calcext:value-type="string">
            <text:p>17-18-1</text:p>
          </table:table-cell>
          <table:table-cell office:value-type="string" calcext:value-type="string">
            <text:p>The data reported here represent a snapshot from a particular year. For the current reporting status, refer to the 'Disaggregation status' tab of the [reporting status](https://sdgdata.gov.uk/reporting-status/) section within the National Reporting Platform. Note that the reported percentages there are calculated out of the total 247 indicators, rather than the 53 indicators that explicitly require disaggregation in the title. Therefore, the methodology is slightly different and although the reported counts are the same, the percentage will differ. Within this methodology, indicators that do not require disaggregation in the title are classed as "out of scope". <text:s text:c="4"/>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22]=&quot;False&quot;;[.D122]=&quot;United Kingdom&quot;;[.E122]=&quot;complete&quot;;[.F122]=&quot;False&quot;;[.G122]=&quot;False&quot;;[.H122]=&quot;True&quot;))" office:value-type="boolean" office:boolean-value="false" calcext:value-type="boolean">
            <text:p>FALSE</text:p>
          </table:table-cell>
        </table:table-row>
        <table:table-row table:style-name="ro1" table:visibility="filter">
          <table:table-cell office:value-type="string" calcext:value-type="string">
            <text:p>17-18-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23]=&quot;False&quot;;[.D123]=&quot;United Kingdom&quot;;[.E123]=&quot;complete&quot;;[.F123]=&quot;False&quot;;[.G123]=&quot;False&quot;;[.H123]=&quot;True&quot;))" office:value-type="boolean" office:boolean-value="false" calcext:value-type="boolean">
            <text:p>FALSE</text:p>
          </table:table-cell>
        </table:table-row>
        <table:table-row table:style-name="ro1" table:visibility="filter">
          <table:table-cell office:value-type="string" calcext:value-type="string">
            <text:p>17-18-3</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24]=&quot;False&quot;;[.D124]=&quot;United Kingdom&quot;;[.E124]=&quot;complete&quot;;[.F124]=&quot;False&quot;;[.G124]=&quot;False&quot;;[.H124]=&quot;True&quot;))" office:value-type="boolean" office:boolean-value="false" calcext:value-type="boolean">
            <text:p>FALSE</text:p>
          </table:table-cell>
        </table:table-row>
        <table:table-row table:style-name="ro1">
          <table:table-cell office:value-type="string" calcext:value-type="string">
            <text:p>17-19-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25]=&quot;False&quot;;[.D125]=&quot;United Kingdom&quot;;[.E125]=&quot;complete&quot;;[.F125]=&quot;False&quot;;[.G125]=&quot;False&quot;;[.H125]=&quot;True&quot;))" office:value-type="boolean" office:boolean-value="true" calcext:value-type="boolean">
            <text:p>TRUE</text:p>
          </table:table-cell>
        </table:table-row>
        <table:table-row table:style-name="ro1" table:visibility="filter">
          <table:table-cell office:value-type="string" calcext:value-type="string">
            <text:p>17-19-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26]=&quot;False&quot;;[.D126]=&quot;United Kingdom&quot;;[.E126]=&quot;complete&quot;;[.F126]=&quot;False&quot;;[.G126]=&quot;False&quot;;[.H126]=&quot;True&quot;))" office:value-type="boolean" office:boolean-value="false" calcext:value-type="boolean">
            <text:p>FALSE</text:p>
          </table:table-cell>
        </table:table-row>
        <table:table-row table:style-name="ro1">
          <table:table-cell office:value-type="string" calcext:value-type="string">
            <text:p>17-2-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27]=&quot;False&quot;;[.D127]=&quot;United Kingdom&quot;;[.E127]=&quot;complete&quot;;[.F127]=&quot;False&quot;;[.G127]=&quot;False&quot;;[.H127]=&quot;True&quot;))" office:value-type="boolean" office:boolean-value="true" calcext:value-type="boolean">
            <text:p>TRUE</text:p>
          </table:table-cell>
        </table:table-row>
        <table:table-row table:style-name="ro1" table:visibility="filter">
          <table:table-cell office:value-type="string" calcext:value-type="string">
            <text:p>17-3-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28]=&quot;False&quot;;[.D128]=&quot;United Kingdom&quot;;[.E128]=&quot;complete&quot;;[.F128]=&quot;False&quot;;[.G128]=&quot;False&quot;;[.H128]=&quot;True&quot;))" office:value-type="boolean" office:boolean-value="false" calcext:value-type="boolean">
            <text:p>FALSE</text:p>
          </table:table-cell>
        </table:table-row>
        <table:table-row table:style-name="ro1">
          <table:table-cell office:value-type="string" calcext:value-type="string">
            <text:p>17-3-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29]=&quot;False&quot;;[.D129]=&quot;United Kingdom&quot;;[.E129]=&quot;complete&quot;;[.F129]=&quot;False&quot;;[.G129]=&quot;False&quot;;[.H129]=&quot;True&quot;))" office:value-type="boolean" office:boolean-value="true" calcext:value-type="boolean">
            <text:p>TRUE</text:p>
          </table:table-cell>
        </table:table-row>
        <table:table-row table:style-name="ro1" table:visibility="filter">
          <table:table-cell office:value-type="string" calcext:value-type="string">
            <text:p>17-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30]=&quot;False&quot;;[.D130]=&quot;United Kingdom&quot;;[.E130]=&quot;complete&quot;;[.F130]=&quot;False&quot;;[.G130]=&quot;False&quot;;[.H130]=&quot;True&quot;))" office:value-type="boolean" office:boolean-value="false" calcext:value-type="boolean">
            <text:p>FALSE</text:p>
          </table:table-cell>
        </table:table-row>
        <table:table-row table:style-name="ro1">
          <table:table-cell office:value-type="string" calcext:value-type="string">
            <text:p>17-5-1</text:p>
          </table:table-cell>
          <table:table-cell office:value-type="string" calcext:value-type="string">
            <text:p>Manufacturing Africa, formerly the Invest Africa programme, is a £100 million initiative that aims to increase foreign direct investment (FDI) into manufacturing in Africa. It does so by working with developing-country governments, international investors, buyers, and financiers – including from the UK. Over 10 years the programme will help create 90,000 jobs and generate £1.2 billion of new FDI. It will support developing countries to industrialise, produce higher value-added goods, and thereby transform their economies, creating high quality job opportunities for the poor. &lt;br&gt; &lt;br&gt; <text:s/>The programme operates in 7 countries – this currently includes Ethiopia, Uganda, Rwanda, Kenya, Nigeria, Senegal and Cote D’Ivoire. This feeds into the [Global Britain agenda](https://www.gov.uk/government/collections/global-britain-delivering-on-our- international-ambition) – building wider and deeper global markets that will benefit the UK. &lt;br&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31]=&quot;False&quot;;[.D131]=&quot;United Kingdom&quot;;[.E131]=&quot;complete&quot;;[.F131]=&quot;False&quot;;[.G131]=&quot;False&quot;;[.H131]=&quot;True&quot;))" office:value-type="boolean" office:boolean-value="true" calcext:value-type="boolean">
            <text:p>TRUE</text:p>
          </table:table-cell>
        </table:table-row>
        <table:table-row table:style-name="ro1">
          <table:table-cell office:value-type="string" calcext:value-type="string">
            <text:p>17-6-1</text:p>
          </table:table-cell>
          <table:table-cell office:value-type="string" calcext:value-type="string">
            <text:p>ITU collects data for this indicator through an annual questionnaire to national regulatory authorities, in the case of the UK this is &lt;a href="https://www.ofcom.org.uk/home"&gt;Ofcom&lt;/a&gt;. The disaggregated data up to 2018 is available from Source 1 (UN Global Database) and the latest figure for the headline measure is obtained from Source 2 (ITU). &lt;br&gt;&lt;br&gt; The indicator fixed Internet broadband subscriptions, by speed, refers to the number of fixed-broadband subscriptions to the public Internet, split by advertised download speed. Fixed Internet broadband subscriptions refer to subscriptions to high-speed access to the public Internet (a TCP/IP connection), at downstream speeds equal to, or greater than, 256 kbit/s. This includes cable modem, DSL, fibre-to-the-home/building, other fixed (wired)-broadband subscriptions, satellite broadband and terrestrial fixed wireless broadband. This total is measured irrespective of the method of payment. It excludes subscriptions that have access to data communications (including the Internet) via mobile-cellular networks. It should include fixed WiMAX and any other fixed wireless technologies. It includes both residential subscriptions and subscriptions for organizations. &lt;br&gt;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32]=&quot;False&quot;;[.D132]=&quot;United Kingdom&quot;;[.E132]=&quot;complete&quot;;[.F132]=&quot;False&quot;;[.G132]=&quot;False&quot;;[.H132]=&quot;True&quot;))" office:value-type="boolean" office:boolean-value="true" calcext:value-type="boolean">
            <text:p>TRUE</text:p>
          </table:table-cell>
        </table:table-row>
        <table:table-row table:style-name="ro1" table:visibility="filter">
          <table:table-cell office:value-type="string" calcext:value-type="string">
            <text:p>17-7-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33]=&quot;False&quot;;[.D133]=&quot;United Kingdom&quot;;[.E133]=&quot;complete&quot;;[.F133]=&quot;False&quot;;[.G133]=&quot;False&quot;;[.H133]=&quot;True&quot;))" office:value-type="boolean" office:boolean-value="false" calcext:value-type="boolean">
            <text:p>FALSE</text:p>
          </table:table-cell>
        </table:table-row>
        <table:table-row table:style-name="ro1" table:visibility="filter">
          <table:table-cell office:value-type="string" calcext:value-type="string">
            <text:p>17-8-1</text:p>
          </table:table-cell>
          <table:table-cell office:value-type="string" calcext:value-type="string">
            <text:p>&lt;p&gt;Employment status categories are based on the International Labour Organisation (ILO) standard definitions of employment, unemployment and economic activity and inactivity. Inactive refers to looking after family, a disability or other reasons for being economically inactive.&lt;/p&gt;&lt;p&gt;The lower geographic areas are based on the &lt;a href='https://www.ons.gov.uk/methodology/geography/geographicalproducts/namescodesandlookups/namesandcodeslistings/namesandcodesforeurostatgeography'&gt;NUTS Classification - level 3.&lt;/a&gt; The NUTS Classification is a hierarchical system dividing up economic territory of the EU for the purpose of regional statistics.&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34]=&quot;False&quot;;[.D134]=&quot;United Kingdom&quot;;[.E134]=&quot;complete&quot;;[.F134]=&quot;False&quot;;[.G134]=&quot;False&quot;;[.H134]=&quot;True&quot;))" office:value-type="boolean" office:boolean-value="false" calcext:value-type="boolean">
            <text:p>FALSE</text:p>
          </table:table-cell>
        </table:table-row>
        <table:table-row table:style-name="ro1">
          <table:table-cell office:value-type="string" calcext:value-type="string">
            <text:p>17-9-1</text:p>
          </table:table-cell>
          <table:table-cell office:value-type="string" calcext:value-type="string">
            <text:p>Figures may not sum due to rounding. <text:s/>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35]=&quot;False&quot;;[.D135]=&quot;United Kingdom&quot;;[.E135]=&quot;complete&quot;;[.F135]=&quot;False&quot;;[.G135]=&quot;False&quot;;[.H135]=&quot;True&quot;))" office:value-type="boolean" office:boolean-value="true" calcext:value-type="boolean">
            <text:p>TRUE</text:p>
          </table:table-cell>
        </table:table-row>
        <table:table-row table:style-name="ro1" table:visibility="filter">
          <table:table-cell office:value-type="string" calcext:value-type="string">
            <text:p>2-1-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36]=&quot;False&quot;;[.D136]=&quot;United Kingdom&quot;;[.E136]=&quot;complete&quot;;[.F136]=&quot;False&quot;;[.G136]=&quot;False&quot;;[.H136]=&quot;True&quot;))" office:value-type="boolean" office:boolean-value="false" calcext:value-type="boolean">
            <text:p>FALSE</text:p>
          </table:table-cell>
        </table:table-row>
        <table:table-row table:style-name="ro1" table:visibility="filter">
          <table:table-cell office:value-type="string" calcext:value-type="string">
            <text:p>2-1-2</text:p>
          </table:table-cell>
          <table:table-cell office:value-type="string" calcext:value-type="string">
            <text:p>&lt;p&gt;Data presented here come from the Food and You Survey run by the Food Standards Agency. This includes a suite of food insecurity questions developed by the US Department of Agriculture (USDA). Data is available for England, Wales and Northern Ireland.&lt;/p&gt;&lt;p&gt;Fieldwork for Wave 4 of the Food and You Survey was conducted between 27 May and 30 September 2016. Fieldwork for Wave 5 was conducted between 18 June and 31 December 2018.&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Wales and Northern Ire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37]=&quot;False&quot;;[.D137]=&quot;United Kingdom&quot;;[.E137]=&quot;complete&quot;;[.F137]=&quot;False&quot;;[.G137]=&quot;False&quot;;[.H137]=&quot;True&quot;))" office:value-type="boolean" office:boolean-value="false" calcext:value-type="boolean">
            <text:p>FALSE</text:p>
          </table:table-cell>
        </table:table-row>
        <table:table-row table:style-name="ro1" table:visibility="filter">
          <table:table-cell office:value-type="string" calcext:value-type="string">
            <text:p>2-2-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38]=&quot;False&quot;;[.D138]=&quot;United Kingdom&quot;;[.E138]=&quot;complete&quot;;[.F138]=&quot;False&quot;;[.G138]=&quot;False&quot;;[.H138]=&quot;True&quot;))" office:value-type="boolean" office:boolean-value="false" calcext:value-type="boolean">
            <text:p>FALSE</text:p>
          </table:table-cell>
        </table:table-row>
        <table:table-row table:style-name="ro1" table:visibility="filter">
          <table:table-cell office:value-type="string" calcext:value-type="string">
            <text:p>2-2-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39]=&quot;False&quot;;[.D139]=&quot;United Kingdom&quot;;[.E139]=&quot;complete&quot;;[.F139]=&quot;False&quot;;[.G139]=&quot;False&quot;;[.H139]=&quot;True&quot;))" office:value-type="boolean" office:boolean-value="false" calcext:value-type="boolean">
            <text:p>FALSE</text:p>
          </table:table-cell>
        </table:table-row>
        <table:table-row table:style-name="ro1" table:visibility="filter">
          <table:table-cell office:value-type="string" calcext:value-type="string">
            <text:p>2-2-3</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40]=&quot;False&quot;;[.D140]=&quot;United Kingdom&quot;;[.E140]=&quot;complete&quot;;[.F140]=&quot;False&quot;;[.G140]=&quot;False&quot;;[.H140]=&quot;True&quot;))" office:value-type="boolean" office:boolean-value="false" calcext:value-type="boolean">
            <text:p>FALSE</text:p>
          </table:table-cell>
        </table:table-row>
        <table:table-row table:style-name="ro1" table:visibility="filter">
          <table:table-cell office:value-type="string" calcext:value-type="string">
            <text:p>2-3-1</text:p>
          </table:table-cell>
          <table:table-cell office:value-type="string" calcext:value-type="string">
            <text:p>Outputs and inputs are adjusted for quality by weighting the volumes by price.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41]=&quot;False&quot;;[.D141]=&quot;United Kingdom&quot;;[.E141]=&quot;complete&quot;;[.F141]=&quot;False&quot;;[.G141]=&quot;False&quot;;[.H141]=&quot;True&quot;))" office:value-type="boolean" office:boolean-value="false" calcext:value-type="boolean">
            <text:p>FALSE</text:p>
          </table:table-cell>
        </table:table-row>
        <table:table-row table:style-name="ro1" table:visibility="filter">
          <table:table-cell office:value-type="string" calcext:value-type="string">
            <text:p>2-3-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42]=&quot;False&quot;;[.D142]=&quot;United Kingdom&quot;;[.E142]=&quot;complete&quot;;[.F142]=&quot;False&quot;;[.G142]=&quot;False&quot;;[.H142]=&quot;True&quot;))" office:value-type="boolean" office:boolean-value="false" calcext:value-type="boolean">
            <text:p>FALSE</text:p>
          </table:table-cell>
        </table:table-row>
        <table:table-row table:style-name="ro1" table:visibility="filter">
          <table:table-cell office:value-type="string" calcext:value-type="string">
            <text:p>2-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43]=&quot;False&quot;;[.D143]=&quot;United Kingdom&quot;;[.E143]=&quot;complete&quot;;[.F143]=&quot;False&quot;;[.G143]=&quot;False&quot;;[.H143]=&quot;True&quot;))" office:value-type="boolean" office:boolean-value="false" calcext:value-type="boolean">
            <text:p>FALSE</text:p>
          </table:table-cell>
        </table:table-row>
        <table:table-row table:style-name="ro1" table:visibility="filter">
          <table:table-cell office:value-type="string" calcext:value-type="string">
            <text:p>2-5-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44]=&quot;False&quot;;[.D144]=&quot;United Kingdom&quot;;[.E144]=&quot;complete&quot;;[.F144]=&quot;False&quot;;[.G144]=&quot;False&quot;;[.H144]=&quot;True&quot;))" office:value-type="boolean" office:boolean-value="false" calcext:value-type="boolean">
            <text:p>FALSE</text:p>
          </table:table-cell>
        </table:table-row>
        <table:table-row table:style-name="ro1" table:visibility="filter">
          <table:table-cell office:value-type="string" calcext:value-type="string">
            <text:p>2-5-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45]=&quot;False&quot;;[.D145]=&quot;United Kingdom&quot;;[.E145]=&quot;complete&quot;;[.F145]=&quot;False&quot;;[.G145]=&quot;False&quot;;[.H145]=&quot;True&quot;))" office:value-type="boolean" office:boolean-value="false" calcext:value-type="boolean">
            <text:p>FALSE</text:p>
          </table:table-cell>
        </table:table-row>
        <table:table-row table:style-name="ro1">
          <table:table-cell office:value-type="string" calcext:value-type="string">
            <text:p>2-a-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46]=&quot;False&quot;;[.D146]=&quot;United Kingdom&quot;;[.E146]=&quot;complete&quot;;[.F146]=&quot;False&quot;;[.G146]=&quot;False&quot;;[.H146]=&quot;True&quot;))" office:value-type="boolean" office:boolean-value="true" calcext:value-type="boolean">
            <text:p>TRUE</text:p>
          </table:table-cell>
        </table:table-row>
        <table:table-row table:style-name="ro1">
          <table:table-cell office:value-type="string" calcext:value-type="string">
            <text:p>2-a-2</text:p>
          </table:table-cell>
          <table:table-cell office:value-type="string" calcext:value-type="string">
            <text:p>Figures may not sum to totals due to roundings. <text:s/>In the CRS (Creditor Reporting System), data on the sector of destination are recorded using 5-digit purpose codes. <text:s/>The first three digits of the code refer to the corresponding DAC5 sector or category. <text:s/>Each CRS code belongs to one and only one DAC5 category. <text:s/>Generally, the last two digits of the CRS purpose code are sequential and not hierarchical i.e., each CRS code stands for itself and can be selected individually or grouped to create sub-sectors. The Governance and civil society, general sector is an exception where purpose codes are hierarchically structured. <text:s text:c="2"/>It is not possible to track directly the destination or purpose of UK funding to the general core budgets of the multilateral organisations. However a good indication of where UK funding goes is provided by OECD DAC data where the multilaterals report aid spend by country and sector. Therefore the multilateral data are estimates which have been calculated on the basis of the UK's share of the multilaterals' reported aid spending to the OECD. <text:s/>The OECD data cover most of the main multilaterals the UK funds. <text:s/>About 15% of the UK's core multilateral funding is not covered by the OECD data, and this unreported spending is allocated to the developing countries unspecified category. <text:s text:c="2"/>More details on the estimates' quality are found in the Imputed multilateral share quality report (Statistics on International Development 2016).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47]=&quot;False&quot;;[.D147]=&quot;United Kingdom&quot;;[.E147]=&quot;complete&quot;;[.F147]=&quot;False&quot;;[.G147]=&quot;False&quot;;[.H147]=&quot;True&quot;))" office:value-type="boolean" office:boolean-value="true" calcext:value-type="boolean">
            <text:p>TRUE</text:p>
          </table:table-cell>
        </table:table-row>
        <table:table-row table:style-name="ro1" table:visibility="filter">
          <table:table-cell office:value-type="string" calcext:value-type="string">
            <text:p>2-b-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48]=&quot;False&quot;;[.D148]=&quot;United Kingdom&quot;;[.E148]=&quot;complete&quot;;[.F148]=&quot;False&quot;;[.G148]=&quot;False&quot;;[.H148]=&quot;True&quot;))" office:value-type="boolean" office:boolean-value="false" calcext:value-type="boolean">
            <text:p>FALSE</text:p>
          </table:table-cell>
        </table:table-row>
        <table:table-row table:style-name="ro1" table:visibility="filter">
          <table:table-cell office:value-type="string" calcext:value-type="string">
            <text:p>2-c-1</text:p>
          </table:table-cell>
          <table:table-cell office:value-type="string" calcext:value-type="string">
            <text:p>This indicator has been identified in collaboration with topic experts.</text:p>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49]=&quot;False&quot;;[.D149]=&quot;United Kingdom&quot;;[.E149]=&quot;complete&quot;;[.F149]=&quot;False&quot;;[.G149]=&quot;False&quot;;[.H149]=&quot;True&quot;))" office:value-type="boolean" office:boolean-value="false" calcext:value-type="boolean">
            <text:p>FALSE</text:p>
          </table:table-cell>
        </table:table-row>
        <table:table-row table:style-name="ro1" table:visibility="filter">
          <table:table-cell office:value-type="string" calcext:value-type="string">
            <text:p>3-1-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50]=&quot;False&quot;;[.D150]=&quot;United Kingdom&quot;;[.E150]=&quot;complete&quot;;[.F150]=&quot;False&quot;;[.G150]=&quot;False&quot;;[.H150]=&quot;True&quot;))" office:value-type="boolean" office:boolean-value="false" calcext:value-type="boolean">
            <text:p>FALSE</text:p>
          </table:table-cell>
        </table:table-row>
        <table:table-row table:style-name="ro1" table:visibility="filter">
          <table:table-cell office:value-type="string" calcext:value-type="string">
            <text:p>3-1-2</text:p>
          </table:table-cell>
          <table:table-cell office:value-type="string" calcext:value-type="string">
            <text:p>This indicator is a proxy indicator. We are reporting data on births occurring within medical facilities and have not included home births. Home births will on many occasions have a skilled health professional present. There will be some home births which occur without a midwife but an ambulance is sent, arriving just before or soon after the birth. <text:s/>We have included data from NHS medical facilities - (generally) hospitals, maternity units and maternity wings and non-NHS medical facilities including - private maternity units, military hospitals, private hospitals and communal establishments. <text:s/>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51]=&quot;False&quot;;[.D151]=&quot;United Kingdom&quot;;[.E151]=&quot;complete&quot;;[.F151]=&quot;False&quot;;[.G151]=&quot;False&quot;;[.H151]=&quot;True&quot;))" office:value-type="boolean" office:boolean-value="false" calcext:value-type="boolean">
            <text:p>FALSE</text:p>
          </table:table-cell>
        </table:table-row>
        <table:table-row table:style-name="ro1" table:visibility="filter">
          <table:table-cell office:value-type="string" calcext:value-type="string">
            <text:p>3-2-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2]=&quot;False&quot;;[.D152]=&quot;United Kingdom&quot;;[.E152]=&quot;complete&quot;;[.F152]=&quot;False&quot;;[.G152]=&quot;False&quot;;[.H152]=&quot;True&quot;))" office:value-type="boolean" office:boolean-value="false" calcext:value-type="boolean">
            <text:p>FALSE</text:p>
          </table:table-cell>
        </table:table-row>
        <table:table-row table:style-name="ro1" table:visibility="filter">
          <table:table-cell office:value-type="string" calcext:value-type="string">
            <text:p>3-2-2</text:p>
          </table:table-cell>
          <table:table-cell office:value-type="string" calcext:value-type="string">
            <text:p>The headline figures for this indicator cover the United Kingdom however the disaggregation for this indicator do not cover England, Wales, Scotland and Northern Ireland they only cover England and Wales jointly. The exception to this is when regions of England and the regions of Wales are specified. Although the headline figures go back to 2000 for neonatal, early neonatal, post neonatal, and infant other disaggregation for the indicator only go as far back as 2008. <text:s text:c="2"/>The disaggregation of socio-economic status is only shown by type of marital status and type of registration. The classification used for socio-economic status is the National Statistics Socio-economic Classification.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3]=&quot;False&quot;;[.D153]=&quot;United Kingdom&quot;;[.E153]=&quot;complete&quot;;[.F153]=&quot;False&quot;;[.G153]=&quot;False&quot;;[.H153]=&quot;True&quot;))" office:value-type="boolean" office:boolean-value="false" calcext:value-type="boolean">
            <text:p>FALSE</text:p>
          </table:table-cell>
        </table:table-row>
        <table:table-row table:style-name="ro1" table:visibility="filter">
          <table:table-cell office:value-type="string" calcext:value-type="string">
            <text:p>3-3-1</text:p>
          </table:table-cell>
          <table:table-cell office:value-type="string" calcext:value-type="string">
            <text:p>&lt;p&gt;Some rates have been suppressed to eliminate the risk of deductive disclosure (numerator &lt;5 and denominator &lt;10,000). Secondary masking has been undertaken where necessary. Where rates have been suppressed no point is shown on the chart, a '-' is shown in the table, and value is left blank in the csv.&lt;/p&gt;&lt;p&gt;For further information and analyses please see the PHE publications &lt;a href="https://assets.publishing.service.gov.uk/government/uploads/system/uploads/attachment_data/file/835084/hpr3119_hiv18-v2.pdf"&gt;'Trends in new HIV diagnoses and in people receiving HIV- related care in the United Kingdom- data to the end of December 2018'&lt;/a&gt;, and &lt;a href="https://assets.publishing.service.gov.uk/government/uploads/system/uploads/attachment_data/file/858559/HIV_in_the_UK_2019_towards_zero_HIV_transmissions_by_2030.pdf"&gt;'HIV in the UK- towards zero HIV transmissions by 2030, 2019 report'&lt;/a&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4]=&quot;False&quot;;[.D154]=&quot;United Kingdom&quot;;[.E154]=&quot;complete&quot;;[.F154]=&quot;False&quot;;[.G154]=&quot;False&quot;;[.H154]=&quot;True&quot;))" office:value-type="boolean" office:boolean-value="false" calcext:value-type="boolean">
            <text:p>FALSE</text:p>
          </table:table-cell>
        </table:table-row>
        <table:table-row table:style-name="ro1" table:visibility="filter">
          <table:table-cell office:value-type="string" calcext:value-type="string">
            <text:p>3-3-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5]=&quot;False&quot;;[.D155]=&quot;United Kingdom&quot;;[.E155]=&quot;complete&quot;;[.F155]=&quot;False&quot;;[.G155]=&quot;False&quot;;[.H155]=&quot;True&quot;))" office:value-type="boolean" office:boolean-value="false" calcext:value-type="boolean">
            <text:p>FALSE</text:p>
          </table:table-cell>
        </table:table-row>
        <table:table-row table:style-name="ro1" table:visibility="filter">
          <table:table-cell office:value-type="string" calcext:value-type="string">
            <text:p>3-3-3</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6]=&quot;False&quot;;[.D156]=&quot;United Kingdom&quot;;[.E156]=&quot;complete&quot;;[.F156]=&quot;False&quot;;[.G156]=&quot;False&quot;;[.H156]=&quot;True&quot;))" office:value-type="boolean" office:boolean-value="false" calcext:value-type="boolean">
            <text:p>FALSE</text:p>
          </table:table-cell>
        </table:table-row>
        <table:table-row table:style-name="ro1" table:visibility="filter">
          <table:table-cell office:value-type="string" calcext:value-type="string">
            <text:p>3-3-4</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7]=&quot;False&quot;;[.D157]=&quot;United Kingdom&quot;;[.E157]=&quot;complete&quot;;[.F157]=&quot;False&quot;;[.G157]=&quot;False&quot;;[.H157]=&quot;True&quot;))" office:value-type="boolean" office:boolean-value="false" calcext:value-type="boolean">
            <text:p>FALSE</text:p>
          </table:table-cell>
        </table:table-row>
        <table:table-row table:style-name="ro1" table:visibility="filter">
          <table:table-cell office:value-type="string" calcext:value-type="string">
            <text:p>3-3-5</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8]=&quot;False&quot;;[.D158]=&quot;United Kingdom&quot;;[.E158]=&quot;complete&quot;;[.F158]=&quot;False&quot;;[.G158]=&quot;False&quot;;[.H158]=&quot;True&quot;))" office:value-type="boolean" office:boolean-value="false" calcext:value-type="boolean">
            <text:p>FALSE</text:p>
          </table:table-cell>
        </table:table-row>
        <table:table-row table:style-name="ro1" table:visibility="filter">
          <table:table-cell office:value-type="string" calcext:value-type="string">
            <text:p>3-4-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59]=&quot;False&quot;;[.D159]=&quot;United Kingdom&quot;;[.E159]=&quot;complete&quot;;[.F159]=&quot;False&quot;;[.G159]=&quot;False&quot;;[.H159]=&quot;True&quot;))" office:value-type="boolean" office:boolean-value="false" calcext:value-type="boolean">
            <text:p>FALSE</text:p>
          </table:table-cell>
        </table:table-row>
        <table:table-row table:style-name="ro1" table:visibility="filter">
          <table:table-cell office:value-type="string" calcext:value-type="string">
            <text:p>3-4-2</text:p>
          </table:table-cell>
          <table:table-cell office:value-type="string" calcext:value-type="string">
            <text:p>1) Figures are for deaths registered, rather than deaths occurring in each calendar year. Due to the length of time it takes to complete a coroner's inquest, it can take months or even years for a suicide to be registered. 2) The large increase seen in Northern Ireland between 2004 and 2006 coincides with a change to the Coroners’ Service. Prior to April 2006, there were seven Coroners’ districts in Northern Ireland. Following a review of the Coroners’ Service, the separate districts were amalgamated into one centralised Coroners’ Service.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60]=&quot;False&quot;;[.D160]=&quot;United Kingdom&quot;;[.E160]=&quot;complete&quot;;[.F160]=&quot;False&quot;;[.G160]=&quot;False&quot;;[.H160]=&quot;True&quot;))" office:value-type="boolean" office:boolean-value="false" calcext:value-type="boolean">
            <text:p>FALSE</text:p>
          </table:table-cell>
        </table:table-row>
        <table:table-row table:style-name="ro1" table:visibility="filter">
          <table:table-cell office:value-type="string" calcext:value-type="string">
            <text:p>3-5-1</text:p>
          </table:table-cell>
          <table:table-cell office:value-type="string" calcext:value-type="string">
            <text:p>&lt;p&gt;Treatment centres from across England submitted their data to Public Health England (PHE). These treatment centres include community-based specialist drug and alcohol services, primary care services, residential rehabilition centres and inpatient units.&lt;/p&gt;&lt;p&gt;Double counting in the treatment figures may have occurred if individuals changed their Local Authority of residence during the year.&lt;/p&gt;&lt;p&gt;Data for Local Authories on the ViewIt platform are rounded to the nearest 5, so may not exactly sum to UK figures.&lt;/p&gt;&lt;p&gt;The &lt;a href="https://www.gov.uk/government/publications/alcohol-dependence-prevalence-in-england"&gt;Prevalence, trends and amenability to treatment report&lt;/a&gt; published by the University of Sheffield explains how alcohol prevalence estimates were calculated.&lt;/p&gt;&lt;p&gt;Data were collected from 1st April to 31st March each year.&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61]=&quot;False&quot;;[.D161]=&quot;United Kingdom&quot;;[.E161]=&quot;complete&quot;;[.F161]=&quot;False&quot;;[.G161]=&quot;False&quot;;[.H161]=&quot;True&quot;))" office:value-type="boolean" office:boolean-value="false" calcext:value-type="boolean">
            <text:p>FALSE</text:p>
          </table:table-cell>
        </table:table-row>
        <table:table-row table:style-name="ro1">
          <table:table-cell office:value-type="string" calcext:value-type="string">
            <text:p>3-5-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62]=&quot;False&quot;;[.D162]=&quot;United Kingdom&quot;;[.E162]=&quot;complete&quot;;[.F162]=&quot;False&quot;;[.G162]=&quot;False&quot;;[.H162]=&quot;True&quot;))" office:value-type="boolean" office:boolean-value="true" calcext:value-type="boolean">
            <text:p>TRUE</text:p>
          </table:table-cell>
        </table:table-row>
        <table:table-row table:style-name="ro1" table:visibility="filter">
          <table:table-cell office:value-type="string" calcext:value-type="string">
            <text:p>3-6-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63]=&quot;False&quot;;[.D163]=&quot;United Kingdom&quot;;[.E163]=&quot;complete&quot;;[.F163]=&quot;False&quot;;[.G163]=&quot;False&quot;;[.H163]=&quot;True&quot;))" office:value-type="boolean" office:boolean-value="false" calcext:value-type="boolean">
            <text:p>FALSE</text:p>
          </table:table-cell>
        </table:table-row>
        <table:table-row table:style-name="ro1" table:visibility="filter">
          <table:table-cell office:value-type="string" calcext:value-type="string">
            <text:p>3-7-1</text:p>
          </table:table-cell>
          <table:table-cell office:value-type="string" calcext:value-type="string">
            <text:p>&lt;p&gt;Data is not representative of the uptake of contraception methods across the whole population. Contraceptives can be obtained from other sources such as GPs or direct from pharmacies, whilst non-prescription items like condoms can be obtained easily without a visit to a medical specialist.&lt;/p&gt;&lt;p&gt;For analysis of contraception methods it is encouraged that data be presented as proportions rather than numbers. This is because the level of SRH service provision is constantly changing.&lt;/p&gt;&lt;p&gt;Excludes women where no main method of contraception was recorded during the year.&lt;/p&gt;&lt;p&gt;Data by local authority will be partly dependent on where services are located. In local authorities where few or no services are located, fewer contacts by residents of those areas would be expected.&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64]=&quot;False&quot;;[.D164]=&quot;United Kingdom&quot;;[.E164]=&quot;complete&quot;;[.F164]=&quot;False&quot;;[.G164]=&quot;False&quot;;[.H164]=&quot;True&quot;))" office:value-type="boolean" office:boolean-value="false" calcext:value-type="boolean">
            <text:p>FALSE</text:p>
          </table:table-cell>
        </table:table-row>
        <table:table-row table:style-name="ro1" table:visibility="filter">
          <table:table-cell office:value-type="string" calcext:value-type="string">
            <text:p>3-7-2</text:p>
          </table:table-cell>
          <table:table-cell office:value-type="string" calcext:value-type="string">
            <text:p>For the 10 to 14 age group, rates were calculated using births to mothers aged 14 and under, as this was the most detailed data available, and therefore could potentially include births to mothers aged under 10. The potential number of these births cannot be revealed for confidentiality reason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65]=&quot;False&quot;;[.D165]=&quot;United Kingdom&quot;;[.E165]=&quot;complete&quot;;[.F165]=&quot;False&quot;;[.G165]=&quot;False&quot;;[.H165]=&quot;True&quot;))" office:value-type="boolean" office:boolean-value="false" calcext:value-type="boolean">
            <text:p>FALSE</text:p>
          </table:table-cell>
        </table:table-row>
        <table:table-row table:style-name="ro1" table:visibility="filter">
          <table:table-cell office:value-type="string" calcext:value-type="string">
            <text:p>3-8-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66]=&quot;False&quot;;[.D166]=&quot;United Kingdom&quot;;[.E166]=&quot;complete&quot;;[.F166]=&quot;False&quot;;[.G166]=&quot;False&quot;;[.H166]=&quot;True&quot;))" office:value-type="boolean" office:boolean-value="false" calcext:value-type="boolean">
            <text:p>FALSE</text:p>
          </table:table-cell>
        </table:table-row>
        <table:table-row table:style-name="ro1" table:visibility="filter">
          <table:table-cell office:value-type="string" calcext:value-type="string">
            <text:p>3-8-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67]=&quot;False&quot;;[.D167]=&quot;United Kingdom&quot;;[.E167]=&quot;complete&quot;;[.F167]=&quot;False&quot;;[.G167]=&quot;False&quot;;[.H167]=&quot;True&quot;))" office:value-type="boolean" office:boolean-value="false" calcext:value-type="boolean">
            <text:p>FALSE</text:p>
          </table:table-cell>
        </table:table-row>
        <table:table-row table:style-name="ro1" table:visibility="filter">
          <table:table-cell office:value-type="string" calcext:value-type="string">
            <text:p>3-9-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68]=&quot;False&quot;;[.D168]=&quot;United Kingdom&quot;;[.E168]=&quot;complete&quot;;[.F168]=&quot;False&quot;;[.G168]=&quot;False&quot;;[.H168]=&quot;True&quot;))" office:value-type="boolean" office:boolean-value="false" calcext:value-type="boolean">
            <text:p>FALSE</text:p>
          </table:table-cell>
        </table:table-row>
        <table:table-row table:style-name="ro1" table:visibility="filter">
          <table:table-cell office:value-type="string" calcext:value-type="string">
            <text:p>3-9-2</text:p>
          </table:table-cell>
          <table:table-cell office:value-type="string" calcext:value-type="string">
            <text:p>Data rely on (a) statistics on WASH services (6.1, 6.2 and 6.3), which are well assessed in almost all countries, and (b) data on deaths. Data on deaths are also widely available from countries from death registration data or sample registration systems, which are certainly feasible systems. Such data are crucial for improving health and reducing preventable deaths in countries. The main limitation is that not all countries do have such registration systems to date, and data need to be completed with other type of information.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69]=&quot;False&quot;;[.D169]=&quot;United Kingdom&quot;;[.E169]=&quot;complete&quot;;[.F169]=&quot;False&quot;;[.G169]=&quot;False&quot;;[.H169]=&quot;True&quot;))" office:value-type="boolean" office:boolean-value="false" calcext:value-type="boolean">
            <text:p>FALSE</text:p>
          </table:table-cell>
        </table:table-row>
        <table:table-row table:style-name="ro1" table:visibility="filter">
          <table:table-cell office:value-type="string" calcext:value-type="string">
            <text:p>3-9-3</text:p>
          </table:table-cell>
          <table:table-cell office:value-type="string" calcext:value-type="string">
            <text:p>The ICD-10 codes corresponding to the indicator include X40, X43-X44, X46-X49.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70]=&quot;False&quot;;[.D170]=&quot;United Kingdom&quot;;[.E170]=&quot;complete&quot;;[.F170]=&quot;False&quot;;[.G170]=&quot;False&quot;;[.H170]=&quot;True&quot;))" office:value-type="boolean" office:boolean-value="false" calcext:value-type="boolean">
            <text:p>FALSE</text:p>
          </table:table-cell>
        </table:table-row>
        <table:table-row table:style-name="ro1" table:visibility="filter">
          <table:table-cell office:value-type="string" calcext:value-type="string">
            <text:p>3-a-1</text:p>
          </table:table-cell>
          <table:table-cell office:value-type="string" calcext:value-type="string">
            <text:p>Data for additional disaggregations are available in source 1, including data for smoking prevalence in English counties, smoking prevalence in English Clinical Commissioning Groups and Welsh Local Health Boards, smoking prevalence by economic activity, smoking prevalence by relationship status and smoking prevalence by highest educational attainment. Note that smoking prevalence by economic activity is only for ages 18 to 64. <text:s/>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71]=&quot;False&quot;;[.D171]=&quot;United Kingdom&quot;;[.E171]=&quot;complete&quot;;[.F171]=&quot;False&quot;;[.G171]=&quot;False&quot;;[.H171]=&quot;True&quot;))" office:value-type="boolean" office:boolean-value="false" calcext:value-type="boolean">
            <text:p>FALSE</text:p>
          </table:table-cell>
        </table:table-row>
        <table:table-row table:style-name="ro1" table:visibility="filter">
          <table:table-cell office:value-type="string" calcext:value-type="string">
            <text:p>3-b-1</text:p>
          </table:table-cell>
          <table:table-cell office:value-type="string" calcext:value-type="string">
            <text:p>&lt;p&gt;NHS Digital provides an &lt;a href="https://app.powerbi.com/view?r=eyJrIjoiZTI3NWZhNzItMTIyZS00OWM2LTg0MzMtOGY5YTJjMGY0MjI1IiwidCI6IjUwZjYwNzFmLWJiZmUtNDAxYS04ODAzLTY3Mzc0OGU2MjllMiIsImMiOjh9"&gt;interactive dashboard&lt;/a&gt; that includes maps and time series for Local Authority childhood vaccinations.&lt;/p&gt;&lt;p&gt;Please refer to the &lt;a href="https://digital.nhs.uk/data-and-information/publications/statistical/nhs-immunisation-statistics/england-2018-19"&gt;original sources&lt;/a&gt;, the &lt;a href="https://files.digital.nhs.uk/10/321640/child-vacc-stat-eng-2018-19-quality.pdf"&gt;quality statement for childhood vaccinations&lt;/a&gt; and the &lt;a href="https://assets.publishing.service.gov.uk/government/uploads/system/uploads/attachment_data/file/849992/HPV_2017_2018_annual_report.pdf"&gt;HPV annual report&lt;/a&gt; for details on data collection (links are for 2018/2019 data, though previous years quality statements are also available).&lt;/p&gt;&lt;p&gt;Figures for the HPV vaccination are given for females only. HPV vaccination for males in the UK started in September 2019. &lt;/p&gt;&lt;p&gt;In September 2014 the routine HPV programme was changed from a three to two-dose schedule. The recommendation was to offer the first (priming) HPV vaccine dose in Year 8 (aged 12 to 13 years) and the second dose in Year 9 (aged 13 to 14 years), previously all three doses had been offered in year 8. However, in some areas the second dose was scheduled within the same school year, from six months after the first dose. Consequently, for the first year of the two-dose programme (2014/15) national-level data are only available for the priming dose, and are therefore not included in the chart above. National coverage for the completed course of HPV vaccination for the first cohort offered the two-dose schedule was published in 2015/16.&lt;/p&gt;&lt;p&gt;All figures shown are rounded to 1 decimal place.&lt;/p&gt;&lt;p&gt;Please see the source data for caveats, full defintions, notes and figures to more decimal places.&lt;/p&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72]=&quot;False&quot;;[.D172]=&quot;United Kingdom&quot;;[.E172]=&quot;complete&quot;;[.F172]=&quot;False&quot;;[.G172]=&quot;False&quot;;[.H172]=&quot;True&quot;))" office:value-type="boolean" office:boolean-value="false" calcext:value-type="boolean">
            <text:p>FALSE</text:p>
          </table:table-cell>
        </table:table-row>
        <table:table-row table:style-name="ro1">
          <table:table-cell office:value-type="string" calcext:value-type="string">
            <text:p>3-b-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73]=&quot;False&quot;;[.D173]=&quot;United Kingdom&quot;;[.E173]=&quot;complete&quot;;[.F173]=&quot;False&quot;;[.G173]=&quot;False&quot;;[.H173]=&quot;True&quot;))" office:value-type="boolean" office:boolean-value="true" calcext:value-type="boolean">
            <text:p>TRUE</text:p>
          </table:table-cell>
        </table:table-row>
        <table:table-row table:style-name="ro1" table:visibility="filter">
          <table:table-cell office:value-type="string" calcext:value-type="string">
            <text:p>3-b-3</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74]=&quot;False&quot;;[.D174]=&quot;United Kingdom&quot;;[.E174]=&quot;complete&quot;;[.F174]=&quot;False&quot;;[.G174]=&quot;False&quot;;[.H174]=&quot;True&quot;))" office:value-type="boolean" office:boolean-value="false" calcext:value-type="boolean">
            <text:p>FALSE</text:p>
          </table:table-cell>
        </table:table-row>
        <table:table-row table:style-name="ro1">
          <table:table-cell office:value-type="string" calcext:value-type="string">
            <text:p>3-c-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75]=&quot;False&quot;;[.D175]=&quot;United Kingdom&quot;;[.E175]=&quot;complete&quot;;[.F175]=&quot;False&quot;;[.G175]=&quot;False&quot;;[.H175]=&quot;True&quot;))" office:value-type="boolean" office:boolean-value="true" calcext:value-type="boolean">
            <text:p>TRUE</text:p>
          </table:table-cell>
        </table:table-row>
        <table:table-row table:style-name="ro1">
          <table:table-cell office:value-type="string" calcext:value-type="string">
            <text:p>3-d-1</text:p>
          </table:table-cell>
          <table:table-cell office:value-type="string" calcext:value-type="string">
            <text:p>&lt;p&gt;Data are based on self-assessment by the UK.&lt;/p&gt;&lt;p&gt; Scores give the percentage of attributes that have been attained for each core capacity using a standard WHO instrument (questionnaire).&lt;/p&gt;&lt;p&gt; The headline figure for the UK is expressed as an average of all 13 core capacities. &lt;/p&gt;&lt;p&gt;UK data for 2016 and 2017 are available from the &lt;a href="https://apps.who.int/gho/data/view.sdg.3-d-data-ctry?lang=en"&gt; World Health Organisation&lt;/a&gt; but are not included here as they are not directly comparable with more recent data due to a change in the questionnaire used to collect data.&lt;/p&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76]=&quot;False&quot;;[.D176]=&quot;United Kingdom&quot;;[.E176]=&quot;complete&quot;;[.F176]=&quot;False&quot;;[.G176]=&quot;False&quot;;[.H176]=&quot;True&quot;))" office:value-type="boolean" office:boolean-value="true" calcext:value-type="boolean">
            <text:p>TRUE</text:p>
          </table:table-cell>
        </table:table-row>
        <table:table-row table:style-name="ro1" table:visibility="filter">
          <table:table-cell office:value-type="string" calcext:value-type="string">
            <text:p>3-d-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77]=&quot;False&quot;;[.D177]=&quot;United Kingdom&quot;;[.E177]=&quot;complete&quot;;[.F177]=&quot;False&quot;;[.G177]=&quot;False&quot;;[.H177]=&quot;True&quot;))" office:value-type="boolean" office:boolean-value="false" calcext:value-type="boolean">
            <text:p>FALSE</text:p>
          </table:table-cell>
        </table:table-row>
        <table:table-row table:style-name="ro1" table:visibility="filter">
          <table:table-cell office:value-type="string" calcext:value-type="string">
            <text:p>4-1-1</text:p>
          </table:table-cell>
          <table:table-cell office:value-type="string" calcext:value-type="string">
            <text:p>For ages 7 and 11, figures before 2016 are not comparable to figures from 2016 onwards due to a change in assesments.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78]=&quot;False&quot;;[.D178]=&quot;United Kingdom&quot;;[.E178]=&quot;complete&quot;;[.F178]=&quot;False&quot;;[.G178]=&quot;False&quot;;[.H178]=&quot;True&quot;))" office:value-type="boolean" office:boolean-value="false" calcext:value-type="boolean">
            <text:p>FALSE</text:p>
          </table:table-cell>
        </table:table-row>
        <table:table-row table:style-name="ro1" table:visibility="filter">
          <table:table-cell office:value-type="string" calcext:value-type="string">
            <text:p>4-1-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179]=&quot;False&quot;;[.D179]=&quot;United Kingdom&quot;;[.E179]=&quot;complete&quot;;[.F179]=&quot;False&quot;;[.G179]=&quot;False&quot;;[.H179]=&quot;True&quot;))" office:value-type="boolean" office:boolean-value="false" calcext:value-type="boolean">
            <text:p>FALSE</text:p>
          </table:table-cell>
        </table:table-row>
        <table:table-row table:style-name="ro1" table:visibility="filter">
          <table:table-cell office:value-type="string" calcext:value-type="string">
            <text:p>4-2-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80]=&quot;False&quot;;[.D180]=&quot;United Kingdom&quot;;[.E180]=&quot;complete&quot;;[.F180]=&quot;False&quot;;[.G180]=&quot;False&quot;;[.H180]=&quot;True&quot;))" office:value-type="boolean" office:boolean-value="false" calcext:value-type="boolean">
            <text:p>FALSE</text:p>
          </table:table-cell>
        </table:table-row>
        <table:table-row table:style-name="ro1" table:visibility="filter">
          <table:table-cell office:value-type="string" calcext:value-type="string">
            <text:p>4-2-2</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81]=&quot;False&quot;;[.D181]=&quot;United Kingdom&quot;;[.E181]=&quot;complete&quot;;[.F181]=&quot;False&quot;;[.G181]=&quot;False&quot;;[.H181]=&quot;True&quot;))" office:value-type="boolean" office:boolean-value="false" calcext:value-type="boolean">
            <text:p>FALSE</text:p>
          </table:table-cell>
        </table:table-row>
        <table:table-row table:style-name="ro1" table:visibility="filter">
          <table:table-cell office:value-type="string" calcext:value-type="string">
            <text:p>4-3-1</text:p>
          </table:table-cell>
          <table:table-cell office:value-type="string" calcext:value-type="string">
            <text:p>The survey sampled individuals in England aged 19 and over who were not in continuous full-time education or who had returned to full-time education following a break of more than two year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82]=&quot;False&quot;;[.D182]=&quot;United Kingdom&quot;;[.E182]=&quot;complete&quot;;[.F182]=&quot;False&quot;;[.G182]=&quot;False&quot;;[.H182]=&quot;True&quot;))" office:value-type="boolean" office:boolean-value="false" calcext:value-type="boolean">
            <text:p>FALSE</text:p>
          </table:table-cell>
        </table:table-row>
        <table:table-row table:style-name="ro1" table:visibility="filter">
          <table:table-cell office:value-type="string" calcext:value-type="string">
            <text:p>4-4-1</text:p>
          </table:table-cell>
          <table:table-cell office:value-type="string" calcext:value-type="string">
            <text:p>&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Great Britain</text:p>
          </table:table-cell>
          <table:table-cell office:value-type="string" calcext:value-type="string">
            <text:p>complete</text:p>
          </table:table-cell>
          <table:table-cell table:number-columns-repeated="3" office:value-type="string" calcext:value-type="string">
            <text:p>False</text:p>
          </table:table-cell>
          <table:table-cell table:formula="of:=IF(AND([.C183]=&quot;False&quot;;[.D183]=&quot;United Kingdom&quot;;[.E183]=&quot;complete&quot;;[.F183]=&quot;False&quot;;[.G183]=&quot;False&quot;;[.H183]=&quot;True&quot;))" office:value-type="boolean" office:boolean-value="false" calcext:value-type="boolean">
            <text:p>FALSE</text:p>
          </table:table-cell>
        </table:table-row>
        <table:table-row table:style-name="ro1">
          <table:table-cell office:value-type="string" calcext:value-type="string">
            <text:p>4-5-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84]=&quot;False&quot;;[.D184]=&quot;United Kingdom&quot;;[.E184]=&quot;complete&quot;;[.F184]=&quot;False&quot;;[.G184]=&quot;False&quot;;[.H184]=&quot;True&quot;))" office:value-type="boolean" office:boolean-value="true" calcext:value-type="boolean">
            <text:p>TRUE</text:p>
          </table:table-cell>
        </table:table-row>
        <table:table-row table:style-name="ro1" table:visibility="filter">
          <table:table-cell office:value-type="string" calcext:value-type="string">
            <text:p>4-6-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85]=&quot;False&quot;;[.D185]=&quot;United Kingdom&quot;;[.E185]=&quot;complete&quot;;[.F185]=&quot;False&quot;;[.G185]=&quot;False&quot;;[.H185]=&quot;True&quot;))" office:value-type="boolean" office:boolean-value="false" calcext:value-type="boolean">
            <text:p>FALSE</text:p>
          </table:table-cell>
        </table:table-row>
        <table:table-row table:style-name="ro1" table:visibility="filter">
          <table:table-cell office:value-type="string" calcext:value-type="string">
            <text:p>4-7-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86]=&quot;False&quot;;[.D186]=&quot;United Kingdom&quot;;[.E186]=&quot;complete&quot;;[.F186]=&quot;False&quot;;[.G186]=&quot;False&quot;;[.H186]=&quot;True&quot;))" office:value-type="boolean" office:boolean-value="false" calcext:value-type="boolean">
            <text:p>FALSE</text:p>
          </table:table-cell>
        </table:table-row>
        <table:table-row table:style-name="ro1" table:visibility="filter">
          <table:table-cell office:value-type="string" calcext:value-type="string">
            <text:p>4-a-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87]=&quot;False&quot;;[.D187]=&quot;United Kingdom&quot;;[.E187]=&quot;complete&quot;;[.F187]=&quot;False&quot;;[.G187]=&quot;False&quot;;[.H187]=&quot;True&quot;))" office:value-type="boolean" office:boolean-value="false" calcext:value-type="boolean">
            <text:p>FALSE</text:p>
          </table:table-cell>
        </table:table-row>
        <table:table-row table:style-name="ro1" table:visibility="filter">
          <table:table-cell office:value-type="string" calcext:value-type="string">
            <text:p>4-b-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188]=&quot;False&quot;;[.D188]=&quot;United Kingdom&quot;;[.E188]=&quot;complete&quot;;[.F188]=&quot;False&quot;;[.G188]=&quot;False&quot;;[.H188]=&quot;True&quot;))" office:value-type="boolean" office:boolean-value="false" calcext:value-type="boolean">
            <text:p>FALSE</text:p>
          </table:table-cell>
        </table:table-row>
        <table:table-row table:style-name="ro1" table:visibility="filter">
          <table:table-cell office:value-type="string" calcext:value-type="string">
            <text:p>4-c-1</text:p>
          </table:table-cell>
          <table:table-cell office:value-type="string" calcext:value-type="string">
            <text:p>&lt;p&gt; Data is based on state-funded schools which includes - nursery, primary, secondary, special and centrally employed schools. &lt;/p&gt; &lt;p&gt; The proportion of qualified teachers includes both full and part time teachers. An unqualified teacher is either a trainee working towards qualified teacher status (QTS); an overseas trained teacher who has not exceeded the four years they are allowed to teach without having QTS; or an instructor who has a particular skill who can be employed for so long as a qualified teacher is not available. &lt;/p&gt; &lt;p&gt; More detailed information is available in the source publication. &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89]=&quot;False&quot;;[.D189]=&quot;United Kingdom&quot;;[.E189]=&quot;complete&quot;;[.F189]=&quot;False&quot;;[.G189]=&quot;False&quot;;[.H189]=&quot;True&quot;))" office:value-type="boolean" office:boolean-value="false" calcext:value-type="boolean">
            <text:p>FALSE</text:p>
          </table:table-cell>
        </table:table-row>
        <table:table-row table:style-name="ro1">
          <table:table-cell office:value-type="string" calcext:value-type="string">
            <text:p>5-1-1</text:p>
          </table:table-cell>
          <table:table-cell office:value-type="string" calcext:value-type="string">
            <text:p>The answers to the questions are coded with simple “Yes/No” answers with “1” for “Yes” and “0” for “No”. For questions 1 and 2 only, they may be scored “N/A” in which case they are not included as part of the overall score calculation for the area.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90]=&quot;False&quot;;[.D190]=&quot;United Kingdom&quot;;[.E190]=&quot;complete&quot;;[.F190]=&quot;False&quot;;[.G190]=&quot;False&quot;;[.H190]=&quot;True&quot;))" office:value-type="boolean" office:boolean-value="true" calcext:value-type="boolean">
            <text:p>TRUE</text:p>
          </table:table-cell>
        </table:table-row>
        <table:table-row table:style-name="ro1" table:visibility="filter">
          <table:table-cell office:value-type="string" calcext:value-type="string">
            <text:p>5-2-1</text:p>
          </table:table-cell>
          <table:table-cell office:value-type="string" calcext:value-type="string">
            <text:p>&lt;p&gt;For details of the Crime Survey for England and Wales, see the &lt;a href='https://www.ons.gov.uk/peoplepopulationandcommunity/crimeandjustice/methodologies/userguidetocrimestatisticsforenglandandwales'&gt;user guide to crime statistics for England and Wales.&lt;/a&gt;&lt;/p&gt;&lt;p&gt;The year format refers to the two years covered by the data, from April of the first year to March of the following year. For example, 2018/19 covers the period of April 2018 to March 2019.&lt;/p&gt;&lt;p&gt;For further information on the quality of the estimates please refer to the source data which provides the unweighted base sizes of the samples.&lt;/p&gt;&lt;p&gt;The sample size is lower between 2010/11 and 2012/13, and between 2017/18 and 2018/19 due to use of a split-sample experiment in these years. The methodological note titled &lt;a href='http://webarchive.nationalarchives.gov.uk/20160106010543/http:/www.ons.gov.uk/ons/guide-method/method-quality/specific/crime-statistics-methodology/methodological-notes/split-sample-for-intimate-personal-violence-2013-14.pdf'&gt;Split sample for intimate personal violence 2013-14&lt;/a&gt; provides further information.&lt;/p&gt;&lt;p&gt;New questions were introduced into the survey in 2010/11 and were further revised for the survey year 2012/13. Estimates from 2012/13 onwards are calculated using these new questions. Estimates for earlier years are calculated from the original questions with an adjustment applied to make them comparable to the new questions.&lt;/p&gt;&lt;p&gt;The Washington Group on Disability Statistics are often used to provide a cross-nationally comparable population-based measures of disability. Please see the article &lt;a href = "https://www.ons.gov.uk/peoplepopulationandcommunity/healthandsocialcare/disability/articles/measuringdisabilitycomparingapproaches/2019-08-06"&gt;Measuring disability - comparing approaches&lt;/a&gt; for a comparison between the GSS Harmonised measure (used here) and the Washington Group measure.&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91]=&quot;False&quot;;[.D191]=&quot;United Kingdom&quot;;[.E191]=&quot;complete&quot;;[.F191]=&quot;False&quot;;[.G191]=&quot;False&quot;;[.H191]=&quot;True&quot;))" office:value-type="boolean" office:boolean-value="false" calcext:value-type="boolean">
            <text:p>FALSE</text:p>
          </table:table-cell>
        </table:table-row>
        <table:table-row table:style-name="ro1" table:visibility="filter">
          <table:table-cell office:value-type="string" calcext:value-type="string">
            <text:p>5-2-2</text:p>
          </table:table-cell>
          <table:table-cell office:value-type="string" calcext:value-type="string">
            <text:p>&lt;p&gt;For details of the Crime Survey for England and Wales, see the &lt;a href='https://www.ons.gov.uk/peoplepopulationandcommunity/crimeandjustice/methodologies/crimeandjusticemethodology'&gt;user guide to crime statistics for England and Wales.&lt;/a&gt;&lt;/p&gt;&lt;p&gt;The year format refers to the two years covered by the data, from April of the first year to March of the following year. For example, 2018/19 covers the period of April 2018 to March 2019.&lt;/p&gt;&lt;p&gt;For further information on the quality of the estimates please refer to the source data which provides the unweighted base sizes of the samples.&lt;/p&gt;&lt;p&gt;The sample size is lower between 2010/11 and 2012/13, and between 2017/18 and 2018/19 due to use of a split-sample experiment in these years. The methodological note titled &lt;a href='http://webarchive.nationalarchives.gov.uk/20160106010543/http:/www.ons.gov.uk/ons/guide-method/method-quality/specific/crime-statistics-methodology/methodological-notes/split-sample-for-intimate-personal-violence-2013-14.pdf'&gt;Split sample for intimate personal violence 2013-14&lt;/a&gt; provides further information.&lt;/p&gt;&lt;p&gt;The Crime Survey for England and Wales includes a 'Nature of serious sexual assault' module where detailed data on sexual violence is collected every 3 years. This module was last included in the 2016/17 survey. Therefore detailed breakdowns such as 'place of occurrence' and 'relationship with the perpetrator' are available for 2016/17 only. This module is only asked of respondents who have experienced rape or assault by penetration (including attempts) since the age of 16.&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92]=&quot;False&quot;;[.D192]=&quot;United Kingdom&quot;;[.E192]=&quot;complete&quot;;[.F192]=&quot;False&quot;;[.G192]=&quot;False&quot;;[.H192]=&quot;True&quot;))" office:value-type="boolean" office:boolean-value="false" calcext:value-type="boolean">
            <text:p>FALSE</text:p>
          </table:table-cell>
        </table:table-row>
        <table:table-row table:style-name="ro1" table:visibility="filter">
          <table:table-cell office:value-type="string" calcext:value-type="string">
            <text:p>5-3-1</text:p>
          </table:table-cell>
          <table:table-cell office:value-type="string" calcext:value-type="string">
            <text:p>Estimates do not include or take account of marriages occurring abroad either before migrating to England and Wales or whilst as a resident of England and Wales. Estimates are based on the population estimates by marital status, specifically the population who are 'Single, never married or civil partnered'. Migrants will be included within these population estimates. Estimates try to indicate behaviour by exact age 18 and by exact age 17 and do not take into account; death, divorce or migration which could occur by age 24. For 2014 marriage statistics onwards, ever married will include people entering into a marriage with either an opposite sex or a same sex partner. Same sex couples converting their civil partnership into a marriage will be included with ever married because previous marital status is unknown; therefore within this table we are assuming a previous marital status (before civil partnership) of single, never married or civil partnered. <text:s text:c="2"/>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93]=&quot;False&quot;;[.D193]=&quot;United Kingdom&quot;;[.E193]=&quot;complete&quot;;[.F193]=&quot;False&quot;;[.G193]=&quot;False&quot;;[.H193]=&quot;True&quot;))" office:value-type="boolean" office:boolean-value="false" calcext:value-type="boolean">
            <text:p>FALSE</text:p>
          </table:table-cell>
        </table:table-row>
        <table:table-row table:style-name="ro1" table:visibility="filter">
          <table:table-cell office:value-type="string" calcext:value-type="string">
            <text:p>5-3-2</text:p>
          </table:table-cell>
          <table:table-cell office:value-type="string" calcext:value-type="string">
            <text:p>The period April to March is used to report annual data for the number of cases of FGM in England. <text:s/>Please note that individuals refers to all patiens in the reporting period where FGM was identified or a procedure for FGM was undertaken, and that therefore the year in which the case of FGM is reported may not be the same as the year in which FGM took place. In order to create percentages, mid-year estimates have been used from the year that covers the majority of the FGM reporting year; i.e. for the FGM reporting year 2014/15, 2014 mid-year estimates of population have been used. <text:s/>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194]=&quot;False&quot;;[.D194]=&quot;United Kingdom&quot;;[.E194]=&quot;complete&quot;;[.F194]=&quot;False&quot;;[.G194]=&quot;False&quot;;[.H194]=&quot;True&quot;))" office:value-type="boolean" office:boolean-value="false" calcext:value-type="boolean">
            <text:p>FALSE</text:p>
          </table:table-cell>
        </table:table-row>
        <table:table-row table:style-name="ro1">
          <table:table-cell office:value-type="string" calcext:value-type="string">
            <text:p>5-4-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195]=&quot;False&quot;;[.D195]=&quot;United Kingdom&quot;;[.E195]=&quot;complete&quot;;[.F195]=&quot;False&quot;;[.G195]=&quot;False&quot;;[.H195]=&quot;True&quot;))" office:value-type="boolean" office:boolean-value="true" calcext:value-type="boolean">
            <text:p>TRUE</text:p>
          </table:table-cell>
        </table:table-row>
        <table:table-row table:style-name="ro1" table:visibility="filter">
          <table:table-cell office:value-type="string" calcext:value-type="string">
            <text:p>5-5-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96]=&quot;False&quot;;[.D196]=&quot;United Kingdom&quot;;[.E196]=&quot;complete&quot;;[.F196]=&quot;False&quot;;[.G196]=&quot;False&quot;;[.H196]=&quot;True&quot;))" office:value-type="boolean" office:boolean-value="false" calcext:value-type="boolean">
            <text:p>FALSE</text:p>
          </table:table-cell>
        </table:table-row>
        <table:table-row table:style-name="ro1" table:visibility="filter">
          <table:table-cell office:value-type="string" calcext:value-type="string">
            <text:p>5-5-2</text:p>
          </table:table-cell>
          <table:table-cell office:value-type="string" calcext:value-type="string">
            <text:p>&lt;p&gt;Disability status is only reported for ages 16 to 64 years. The headline and all other disaggregations cover ages 16 years and over.&lt;/p&gt;&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197]=&quot;False&quot;;[.D197]=&quot;United Kingdom&quot;;[.E197]=&quot;complete&quot;;[.F197]=&quot;False&quot;;[.G197]=&quot;False&quot;;[.H197]=&quot;True&quot;))" office:value-type="boolean" office:boolean-value="false" calcext:value-type="boolean">
            <text:p>FALSE</text:p>
          </table:table-cell>
        </table:table-row>
        <table:table-row table:style-name="ro1" table:visibility="filter">
          <table:table-cell office:value-type="string" calcext:value-type="string">
            <text:p>5-6-1</text:p>
          </table:table-cell>
          <table:table-cell office:value-type="string" calcext:value-type="string">
            <text:p>Please note - This analysis is not representative of the uptake of contraception methods across the whole population. Contraceptives can be obtained from other sources such as GPs or direct from pharmacies, whilst non-prescription items like condoms can be obtained easily without a visit to a medical specialist. 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England</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198]=&quot;False&quot;;[.D198]=&quot;United Kingdom&quot;;[.E198]=&quot;complete&quot;;[.F198]=&quot;False&quot;;[.G198]=&quot;False&quot;;[.H198]=&quot;True&quot;))" office:value-type="boolean" office:boolean-value="false" calcext:value-type="boolean">
            <text:p>FALSE</text:p>
          </table:table-cell>
        </table:table-row>
        <table:table-row table:style-name="ro1" table:visibility="filter">
          <table:table-cell office:value-type="string" calcext:value-type="string">
            <text:p>5-6-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199]=&quot;False&quot;;[.D199]=&quot;United Kingdom&quot;;[.E199]=&quot;complete&quot;;[.F199]=&quot;False&quot;;[.G199]=&quot;False&quot;;[.H199]=&quot;True&quot;))" office:value-type="boolean" office:boolean-value="false" calcext:value-type="boolean">
            <text:p>FALSE</text:p>
          </table:table-cell>
        </table:table-row>
        <table:table-row table:style-name="ro1" table:visibility="filter">
          <table:table-cell office:value-type="string" calcext:value-type="string">
            <text:p>5-a-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200]=&quot;False&quot;;[.D200]=&quot;United Kingdom&quot;;[.E200]=&quot;complete&quot;;[.F200]=&quot;False&quot;;[.G200]=&quot;False&quot;;[.H200]=&quot;True&quot;))" office:value-type="boolean" office:boolean-value="false" calcext:value-type="boolean">
            <text:p>FALSE</text:p>
          </table:table-cell>
        </table:table-row>
        <table:table-row table:style-name="ro1" table:visibility="filter">
          <table:table-cell office:value-type="string" calcext:value-type="string">
            <text:p>5-a-2</text:p>
          </table:table-cell>
          <table:table-cell/>
          <table:table-cell office:value-type="string" calcext:value-type="string">
            <text:p>True</text:p>
          </table:table-cell>
          <table:table-cell office:value-type="string" calcext:value-type="string">
            <text:p>Great Britain</text:p>
          </table:table-cell>
          <table:table-cell office:value-type="string" calcext:value-type="string">
            <text:p>complete</text:p>
          </table:table-cell>
          <table:table-cell table:number-columns-repeated="3" office:value-type="string" calcext:value-type="string">
            <text:p>False</text:p>
          </table:table-cell>
          <table:table-cell table:formula="of:=IF(AND([.C201]=&quot;False&quot;;[.D201]=&quot;United Kingdom&quot;;[.E201]=&quot;complete&quot;;[.F201]=&quot;False&quot;;[.G201]=&quot;False&quot;;[.H201]=&quot;True&quot;))" office:value-type="boolean" office:boolean-value="false" calcext:value-type="boolean">
            <text:p>FALSE</text:p>
          </table:table-cell>
        </table:table-row>
        <table:table-row table:style-name="ro1" table:visibility="filter">
          <table:table-cell office:value-type="string" calcext:value-type="string">
            <text:p>5-b-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02]=&quot;False&quot;;[.D202]=&quot;United Kingdom&quot;;[.E202]=&quot;complete&quot;;[.F202]=&quot;False&quot;;[.G202]=&quot;False&quot;;[.H202]=&quot;True&quot;))" office:value-type="boolean" office:boolean-value="false" calcext:value-type="boolean">
            <text:p>FALSE</text:p>
          </table:table-cell>
        </table:table-row>
        <table:table-row table:style-name="ro1" table:visibility="filter">
          <table:table-cell office:value-type="string" calcext:value-type="string">
            <text:p>5-c-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office:value-type="string" calcext:value-type="string">
            <text:p>Great Britain</text:p>
          </table:table-cell>
          <table:table-cell office:value-type="string" calcext:value-type="string">
            <text:p>complete</text:p>
          </table:table-cell>
          <table:table-cell table:number-columns-repeated="3" office:value-type="string" calcext:value-type="string">
            <text:p>False</text:p>
          </table:table-cell>
          <table:table-cell table:formula="of:=IF(AND([.C203]=&quot;False&quot;;[.D203]=&quot;United Kingdom&quot;;[.E203]=&quot;complete&quot;;[.F203]=&quot;False&quot;;[.G203]=&quot;False&quot;;[.H203]=&quot;True&quot;))" office:value-type="boolean" office:boolean-value="false" calcext:value-type="boolean">
            <text:p>FALSE</text:p>
          </table:table-cell>
        </table:table-row>
        <table:table-row table:style-name="ro1">
          <table:table-cell office:value-type="string" calcext:value-type="string">
            <text:p>6-1-1</text:p>
          </table:table-cell>
          <table:table-cell office:value-type="string" calcext:value-type="string">
            <text:p>In order to meet the criteria for a safely managed drinking water service, an improved water source should meet three criteria - it should be accessible on the premises (accessibility), water should be available when needed (availability), and the water supplied should be free from contamination (quality). <text:s/>Many countries lack data on one or more elements of safely managed drinking water. <text:s/>The WHO/UNICEF Joint Monitoring Programme for Water Supply, Sanitation and Hygiene (JMP) provide national estimates only when data are available on drinking water quality and at least one of the other criteria (accessibility and availability). <text:s/>Regional and income group estimates are made when data are available for at least 30 percent of the population. Data on drinking water, sanitation and hygiene are produced by the Joint Monitoring Programme of the World Health Organization (WHO) and United Nations Children's Fund (UNICEF) based on administrative sources, national censuses and nationally representative household surveys.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04]=&quot;False&quot;;[.D204]=&quot;United Kingdom&quot;;[.E204]=&quot;complete&quot;;[.F204]=&quot;False&quot;;[.G204]=&quot;False&quot;;[.H204]=&quot;True&quot;))" office:value-type="boolean" office:boolean-value="true" calcext:value-type="boolean">
            <text:p>TRUE</text:p>
          </table:table-cell>
        </table:table-row>
        <table:table-row table:style-name="ro1" table:visibility="filter">
          <table:table-cell office:value-type="string" calcext:value-type="string">
            <text:p>6-2-1</text:p>
          </table:table-cell>
          <table:table-cell office:value-type="string" calcext:value-type="string">
            <text:p>A framework for measuring faecal waste flows and safety factors has been developed and piloted in 12 countries (World Bank Water and Sanitation Program, 2014), and is being adopted and scaled up within the sanitation sector. This framework has served as the basis for indicators 6.2.1 and 6.3.1. Data on safe disposal and treatment are not available for all countries. However, sufficient data were available to make global and regional estimates of safely managed sanitation services in 2017. Presence of a handwashing station with soap and water does not guarantee that household members consistently wash hands at key times, but has been accepted as the most suitable proxy. Data were available for 70 countries in 2017. At present, UK data does not account for homeless rough sleeper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England and Wales</text:p>
          </table:table-cell>
          <table:table-cell office:value-type="string" calcext:value-type="string">
            <text:p>complete</text:p>
          </table:table-cell>
          <table:table-cell office:value-type="string" calcext:value-type="string">
            <text:p>True</text:p>
          </table:table-cell>
          <table:table-cell table:number-columns-repeated="2" office:value-type="string" calcext:value-type="string">
            <text:p>False</text:p>
          </table:table-cell>
          <table:table-cell table:formula="of:=IF(AND([.C205]=&quot;False&quot;;[.D205]=&quot;United Kingdom&quot;;[.E205]=&quot;complete&quot;;[.F205]=&quot;False&quot;;[.G205]=&quot;False&quot;;[.H205]=&quot;True&quot;))" office:value-type="boolean" office:boolean-value="false" calcext:value-type="boolean">
            <text:p>FALSE</text:p>
          </table:table-cell>
        </table:table-row>
        <table:table-row table:style-name="ro1" table:visibility="filter">
          <table:table-cell office:value-type="string" calcext:value-type="string">
            <text:p>6-3-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06]=&quot;False&quot;;[.D206]=&quot;United Kingdom&quot;;[.E206]=&quot;complete&quot;;[.F206]=&quot;False&quot;;[.G206]=&quot;False&quot;;[.H206]=&quot;True&quot;))" office:value-type="boolean" office:boolean-value="false" calcext:value-type="boolean">
            <text:p>FALSE</text:p>
          </table:table-cell>
        </table:table-row>
        <table:table-row table:style-name="ro1" table:visibility="filter">
          <table:table-cell office:value-type="string" calcext:value-type="string">
            <text:p>6-3-2</text:p>
          </table:table-cell>
          <table:table-cell office:value-type="string" calcext:value-type="string">
            <text:p>Some small differences exist in the way the administrations and environment agencies implement the methods and tools for assessing water body status. The introduction of new Water Framework Directive (WFD) monitoring data and classification standards (including a new baseline adopting all of the new standards, tools, designations and water body boundaries) in 2014 has led to a step change in the number of water bodies assessed as being in each status class in following years. The formal reporting of new standards in cycle 2 of WFD has used the second cycle plans published in 2015. <text:s/>The introduction of reporting the cycle 2 standards has differed amongst the UK countries. The percentage of water bodies in each status class has been calculated based on the total number of water bodies assessed in each year. The number of water body assessments included varies slightly from year to year. The reductions in the number of assessments made in 2015 and 2016 were primarily due to Wales and then England adopting the monitoring and classification standards laid down in Cycle 2 of the WFD. This resulted in the removal of a number of water bodies that were below the 10km2 catchment area in line with WFD guidance. While data is available from 2009, it is not reported here because data from 2015 onwards are not directly comparable to those in earlier years. Data from 2009 is available from the &lt;a href= "https://hub.jncc.gov.uk/assets/b6dbbc22-235a-4664-8192-3a178d32ffde"&gt;Joint Nature Conservation Committee's&lt;/a&gt; website.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07]=&quot;False&quot;;[.D207]=&quot;United Kingdom&quot;;[.E207]=&quot;complete&quot;;[.F207]=&quot;False&quot;;[.G207]=&quot;False&quot;;[.H207]=&quot;True&quot;))" office:value-type="boolean" office:boolean-value="false" calcext:value-type="boolean">
            <text:p>FALSE</text:p>
          </table:table-cell>
        </table:table-row>
        <table:table-row table:style-name="ro1" table:visibility="filter">
          <table:table-cell office:value-type="string" calcext:value-type="string">
            <text:p>6-4-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08]=&quot;False&quot;;[.D208]=&quot;United Kingdom&quot;;[.E208]=&quot;complete&quot;;[.F208]=&quot;False&quot;;[.G208]=&quot;False&quot;;[.H208]=&quot;True&quot;))" office:value-type="boolean" office:boolean-value="false" calcext:value-type="boolean">
            <text:p>FALSE</text:p>
          </table:table-cell>
        </table:table-row>
        <table:table-row table:style-name="ro1">
          <table:table-cell office:value-type="string" calcext:value-type="string">
            <text:p>6-4-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09]=&quot;False&quot;;[.D209]=&quot;United Kingdom&quot;;[.E209]=&quot;complete&quot;;[.F209]=&quot;False&quot;;[.G209]=&quot;False&quot;;[.H209]=&quot;True&quot;))" office:value-type="boolean" office:boolean-value="true" calcext:value-type="boolean">
            <text:p>TRUE</text:p>
          </table:table-cell>
        </table:table-row>
        <table:table-row table:style-name="ro1">
          <table:table-cell office:value-type="string" calcext:value-type="string">
            <text:p>6-5-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0]=&quot;False&quot;;[.D210]=&quot;United Kingdom&quot;;[.E210]=&quot;complete&quot;;[.F210]=&quot;False&quot;;[.G210]=&quot;False&quot;;[.H210]=&quot;True&quot;))" office:value-type="boolean" office:boolean-value="true" calcext:value-type="boolean">
            <text:p>TRUE</text:p>
          </table:table-cell>
        </table:table-row>
        <table:table-row table:style-name="ro1" table:visibility="filter">
          <table:table-cell office:value-type="string" calcext:value-type="string">
            <text:p>6-5-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1]=&quot;False&quot;;[.D211]=&quot;United Kingdom&quot;;[.E211]=&quot;complete&quot;;[.F211]=&quot;False&quot;;[.G211]=&quot;False&quot;;[.H211]=&quot;True&quot;))" office:value-type="boolean" office:boolean-value="false" calcext:value-type="boolean">
            <text:p>FALSE</text:p>
          </table:table-cell>
        </table:table-row>
        <table:table-row table:style-name="ro1">
          <table:table-cell office:value-type="string" calcext:value-type="string">
            <text:p>6-6-1</text:p>
          </table:table-cell>
          <table:table-cell office:value-type="string" calcext:value-type="string">
            <text:p>&lt;p&gt;Please see the blog &lt;a href="https://datasciencecampus.ons.gov.uk/using-satellite-imagery-to-report-changes-to-water-bodies-for-sdg-6-6-1"&gt;Using satellite imagery to report changes to water bodies for SDG 6.6.1&lt;/a&gt; for more information on this indicator.&lt;/p&gt;&lt;p&gt;Data for spatial extent and change of inland lake and reservoir open waters is derived from Earth Observation data (from the Landsat satellite programme). The resolution used does not pick up smaller waterbodies (including small lakes, rivers and streams). These data can be downloaded from the Global Surface Water Explorer (GSWE).&lt;/p&gt;&lt;p&gt;The data presented here have been constrained to official high-water mark boundaries, which helps ensure that coastal water is not included in estimates. Measures therefore differ slightly to those on the &lt;a href="https://www.sdg661.app/"&gt;Freshwater Ecosystems Explorer&lt;/a&gt;, a GSWE platform for presenting data specificaly for this indicator.&lt;/p&gt;&lt;p&gt;Persistent cloud cover can impact the quality of data collection. Anomolous years (likely due to cloud cover - 1994-1998 and 2004-2009) have therefore been excluded from the data presented here, with the exception of the baseline. The baseline period of 2001-2005 includes the anomolous years 2004 and 2005. To mitigate the impact of variable cloud cover, the modal value of each pixel across the baseline years has been used to calculate the average spatial extent in the baseline period. Further details on the source data and mitigating the impacts of these anomalous periods is provided in the &lt;a href="https://datasciencecampus.ons.gov.uk/projects/quality-and-methodology-extent-and-change-of-surface-water-statistics"&gt;Data Science Campus Quality and Methodology document&lt;/a&gt;.&lt;/p&gt;&lt;p&gt;HydroBASIN catchments are identified with numbers, however we have added descriptive names to each catchment in the dropdown menu - these are not official names. Work is in progress to provide interactive maps. While these are not yet available here, they can be viewed in the blog&lt;a href="https://datasciencecampus.ons.gov.uk/using-satellite-imagery-to-report-changes-to-water-bodies-for-sdg-6-6-1"&gt;Using satellite imagery to report changes to water bodies for SDG 6.6.1&lt;/a&gt;.&lt;/p&gt; <text:s/>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2]=&quot;False&quot;;[.D212]=&quot;United Kingdom&quot;;[.E212]=&quot;complete&quot;;[.F212]=&quot;False&quot;;[.G212]=&quot;False&quot;;[.H212]=&quot;True&quot;))" office:value-type="boolean" office:boolean-value="true" calcext:value-type="boolean">
            <text:p>TRUE</text:p>
          </table:table-cell>
        </table:table-row>
        <table:table-row table:style-name="ro1">
          <table:table-cell office:value-type="string" calcext:value-type="string">
            <text:p>6-a-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3]=&quot;False&quot;;[.D213]=&quot;United Kingdom&quot;;[.E213]=&quot;complete&quot;;[.F213]=&quot;False&quot;;[.G213]=&quot;False&quot;;[.H213]=&quot;True&quot;))" office:value-type="boolean" office:boolean-value="true" calcext:value-type="boolean">
            <text:p>TRUE</text:p>
          </table:table-cell>
        </table:table-row>
        <table:table-row table:style-name="ro1" table:visibility="filter">
          <table:table-cell office:value-type="string" calcext:value-type="string">
            <text:p>6-b-1</text:p>
          </table:table-cell>
          <table:table-cell office:value-type="string" calcext:value-type="string">
            <text:p>Data follows the UN specification for this indicator.</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214]=&quot;False&quot;;[.D214]=&quot;United Kingdom&quot;;[.E214]=&quot;complete&quot;;[.F214]=&quot;False&quot;;[.G214]=&quot;False&quot;;[.H214]=&quot;True&quot;))" office:value-type="boolean" office:boolean-value="false" calcext:value-type="boolean">
            <text:p>FALSE</text:p>
          </table:table-cell>
        </table:table-row>
        <table:table-row table:style-name="ro1">
          <table:table-cell office:value-type="string" calcext:value-type="string">
            <text:p>7-1-1</text:p>
          </table:table-cell>
          <table:table-cell office:value-type="string" calcext:value-type="string">
            <text:p>The [Sustainable Energy for All (SE4ALL) Global Tracking Framework Report (2013)](https://www.worldbank.org/en/topic/energy/publication/Global-Tracking-Framework-Report) provides more details on the suggested methodology for tracking access to energy.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5]=&quot;False&quot;;[.D215]=&quot;United Kingdom&quot;;[.E215]=&quot;complete&quot;;[.F215]=&quot;False&quot;;[.G215]=&quot;False&quot;;[.H215]=&quot;True&quot;))" office:value-type="boolean" office:boolean-value="true" calcext:value-type="boolean">
            <text:p>TRUE</text:p>
          </table:table-cell>
        </table:table-row>
        <table:table-row table:style-name="ro1">
          <table:table-cell office:value-type="string" calcext:value-type="string">
            <text:p>7-1-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6]=&quot;False&quot;;[.D216]=&quot;United Kingdom&quot;;[.E216]=&quot;complete&quot;;[.F216]=&quot;False&quot;;[.G216]=&quot;False&quot;;[.H216]=&quot;True&quot;))" office:value-type="boolean" office:boolean-value="true" calcext:value-type="boolean">
            <text:p>TRUE</text:p>
          </table:table-cell>
        </table:table-row>
        <table:table-row table:style-name="ro1">
          <table:table-cell office:value-type="string" calcext:value-type="string">
            <text:p>7-2-1</text:p>
          </table:table-cell>
          <table:table-cell office:value-type="string" calcext:value-type="string">
            <text:p>In the UK there are two measures of renewable energy consumption, an Environmental Accounts figure produced by the Office for National Statistics (ONS) and a Digest of UK Energy Statistics (DUKES) figure produced by the Department for Business, Energy and Industrial Strategy (BEIS). The DUKES statistics are used to monitor the UK’s progress against the EU Renewable Energy Directive. The ONS National Accounts statistics are compliant with the definitions of the UN System of Environmental Economic Accounting. The ONS statistic is calculated on a residency basis, whereas the DUKES figure is calculated on a territory basis. This means the ONS statistic uses data relating to UK residents and UK-registered businesses, regardless of whether they are based in the UK or overseas. This makes the ONS statistic comparable to other National Account statistics, for example, GDP, as well as other SDG indicators, for example, 7.3.1 Energy intensity measured in terms of primary energy and GDP. For this reason, the ONS figures have been displayed here. The [DUKES publication](https://www.gov.uk/government/collections/digest-of-uk-energy-statistics- dukes) is annually produced by BEIS. The ONS also produce a [bridging table](https://www.ons.gov.uk/economy/environmentalaccounts/datasets/ukenvironmentalaccountsenergybridging) to aid with comparisons between the two measure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7]=&quot;False&quot;;[.D217]=&quot;United Kingdom&quot;;[.E217]=&quot;complete&quot;;[.F217]=&quot;False&quot;;[.G217]=&quot;False&quot;;[.H217]=&quot;True&quot;))" office:value-type="boolean" office:boolean-value="true" calcext:value-type="boolean">
            <text:p>TRUE</text:p>
          </table:table-cell>
        </table:table-row>
        <table:table-row table:style-name="ro1">
          <table:table-cell office:value-type="string" calcext:value-type="string">
            <text:p>7-3-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18]=&quot;False&quot;;[.D218]=&quot;United Kingdom&quot;;[.E218]=&quot;complete&quot;;[.F218]=&quot;False&quot;;[.G218]=&quot;False&quot;;[.H218]=&quot;True&quot;))" office:value-type="boolean" office:boolean-value="true" calcext:value-type="boolean">
            <text:p>TRUE</text:p>
          </table:table-cell>
        </table:table-row>
        <table:table-row table:style-name="ro1" table:visibility="filter">
          <table:table-cell office:value-type="string" calcext:value-type="string">
            <text:p>7-a-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219]=&quot;False&quot;;[.D219]=&quot;United Kingdom&quot;;[.E219]=&quot;complete&quot;;[.F219]=&quot;False&quot;;[.G219]=&quot;False&quot;;[.H219]=&quot;True&quot;))" office:value-type="boolean" office:boolean-value="false" calcext:value-type="boolean">
            <text:p>FALSE</text:p>
          </table:table-cell>
        </table:table-row>
        <table:table-row table:style-name="ro1" table:visibility="filter">
          <table:table-cell office:value-type="string" calcext:value-type="string">
            <text:p>7-b-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20]=&quot;False&quot;;[.D220]=&quot;United Kingdom&quot;;[.E220]=&quot;complete&quot;;[.F220]=&quot;False&quot;;[.G220]=&quot;False&quot;;[.H220]=&quot;True&quot;))" office:value-type="boolean" office:boolean-value="false" calcext:value-type="boolean">
            <text:p>FALSE</text:p>
          </table:table-cell>
        </table:table-row>
        <table:table-row table:style-name="ro1">
          <table:table-cell office:value-type="string" calcext:value-type="string">
            <text:p>8-1-1</text:p>
          </table:table-cell>
          <table:table-cell office:value-type="string" calcext:value-type="string">
            <text:p>&lt;p&gt;Data going back to 1956 are available from the UK Economic Accounts (see Sources tab).&lt;p&gt; Data follows the UN specification for this indicator, with the exception that <text:s/>values have not been converted to US dollars. 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21]=&quot;False&quot;;[.D221]=&quot;United Kingdom&quot;;[.E221]=&quot;complete&quot;;[.F221]=&quot;False&quot;;[.G221]=&quot;False&quot;;[.H221]=&quot;True&quot;))" office:value-type="boolean" office:boolean-value="true" calcext:value-type="boolean">
            <text:p>TRUE</text:p>
          </table:table-cell>
        </table:table-row>
        <table:table-row table:style-name="ro1" table:visibility="filter">
          <table:table-cell office:value-type="string" calcext:value-type="string">
            <text:p>8-10-1</text:p>
          </table:table-cell>
          <table:table-cell office:value-type="string" calcext:value-type="string">
            <text:p>For the purposes of this indicator, adult population refers to all individuals aged 16 years and over.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22]=&quot;False&quot;;[.D222]=&quot;United Kingdom&quot;;[.E222]=&quot;complete&quot;;[.F222]=&quot;False&quot;;[.G222]=&quot;False&quot;;[.H222]=&quot;True&quot;))" office:value-type="boolean" office:boolean-value="false" calcext:value-type="boolean">
            <text:p>FALSE</text:p>
          </table:table-cell>
        </table:table-row>
        <table:table-row table:style-name="ro1">
          <table:table-cell office:value-type="string" calcext:value-type="string">
            <text:p>8-10-2</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23]=&quot;False&quot;;[.D223]=&quot;United Kingdom&quot;;[.E223]=&quot;complete&quot;;[.F223]=&quot;False&quot;;[.G223]=&quot;False&quot;;[.H223]=&quot;True&quot;))" office:value-type="boolean" office:boolean-value="true" calcext:value-type="boolean">
            <text:p>TRUE</text:p>
          </table:table-cell>
        </table:table-row>
        <table:table-row table:style-name="ro1">
          <table:table-cell office:value-type="string" calcext:value-type="string">
            <text:p>8-2-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24]=&quot;False&quot;;[.D224]=&quot;United Kingdom&quot;;[.E224]=&quot;complete&quot;;[.F224]=&quot;False&quot;;[.G224]=&quot;False&quot;;[.H224]=&quot;True&quot;))" office:value-type="boolean" office:boolean-value="true" calcext:value-type="boolean">
            <text:p>TRUE</text:p>
          </table:table-cell>
        </table:table-row>
        <table:table-row table:style-name="ro1" table:visibility="filter">
          <table:table-cell office:value-type="string" calcext:value-type="string">
            <text:p>8-3-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225]=&quot;False&quot;;[.D225]=&quot;United Kingdom&quot;;[.E225]=&quot;complete&quot;;[.F225]=&quot;False&quot;;[.G225]=&quot;False&quot;;[.H225]=&quot;True&quot;))" office:value-type="boolean" office:boolean-value="false" calcext:value-type="boolean">
            <text:p>FALSE</text:p>
          </table:table-cell>
        </table:table-row>
        <table:table-row table:style-name="ro1">
          <table:table-cell office:value-type="string" calcext:value-type="string">
            <text:p>8-4-1</text:p>
          </table:table-cell>
          <table:table-cell office:value-type="string" calcext:value-type="string">
            <text:p>The choice of method used to calculate material footprint has an impact on the final estimates. In 2017, the Department for Environment, Food and Rural Affairs (Defra) consulted extensively with the University of Leeds about developing further environmentally relevant metrics for material use and resource efficiency, particularly in carbon terms. As a result, the University of Leeds have developed a multi-regional input-output (MRIO) approach, using a specifically derived UK MRIO database to underpin calculations. These estimates and further information on the Eurostat and University of Leeds approach are published in the &lt;a href= "https://www.ons.gov.uk/economy/environmentalaccounts/methodologies/measuringmaterialfootprintintheuk2008to2016"&gt;Measuring material footprint&lt;/a&gt; report. While data is available from 2000, it is not reported here because data from 2008 onwards are not directly comparable to those in earlier years. In addition, the Eurostat method is more suitable for international comparison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26]=&quot;False&quot;;[.D226]=&quot;United Kingdom&quot;;[.E226]=&quot;complete&quot;;[.F226]=&quot;False&quot;;[.G226]=&quot;False&quot;;[.H226]=&quot;True&quot;))" office:value-type="boolean" office:boolean-value="true" calcext:value-type="boolean">
            <text:p>TRUE</text:p>
          </table:table-cell>
        </table:table-row>
        <table:table-row table:style-name="ro1">
          <table:table-cell office:value-type="string" calcext:value-type="string">
            <text:p>8-4-2</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27]=&quot;False&quot;;[.D227]=&quot;United Kingdom&quot;;[.E227]=&quot;complete&quot;;[.F227]=&quot;False&quot;;[.G227]=&quot;False&quot;;[.H227]=&quot;True&quot;))" office:value-type="boolean" office:boolean-value="true" calcext:value-type="boolean">
            <text:p>TRUE</text:p>
          </table:table-cell>
        </table:table-row>
        <table:table-row table:style-name="ro1" table:visibility="filter">
          <table:table-cell office:value-type="string" calcext:value-type="string">
            <text:p>8-5-1</text:p>
          </table:table-cell>
          <table:table-cell office:value-type="string" calcext:value-type="string">
            <text:p>&lt;p&gt;It is very important to observe that the ASHE and APS earnings are not directly comparable, and that APS data is used to disaggregate by disability only because ASHE cannot be disaggregated by disability. The APS data is based on the working population and covers age ranges 16 to 64. The ASHE data are collected in April, while APS data are collected across the whole year.&lt;/p&gt;&lt;p&gt; 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28]=&quot;False&quot;;[.D228]=&quot;United Kingdom&quot;;[.E228]=&quot;complete&quot;;[.F228]=&quot;False&quot;;[.G228]=&quot;False&quot;;[.H228]=&quot;True&quot;))" office:value-type="boolean" office:boolean-value="false" calcext:value-type="boolean">
            <text:p>FALSE</text:p>
          </table:table-cell>
        </table:table-row>
        <table:table-row table:style-name="ro1" table:visibility="filter">
          <table:table-cell office:value-type="string" calcext:value-type="string">
            <text:p>8-5-2</text:p>
          </table:table-cell>
          <table:table-cell office:value-type="string" calcext:value-type="string">
            <text:p>&lt;p&gt;The figures for unemployment and economically active individuals are measured for the ages 16 and above.&lt;/p&gt;&lt;p&gt;Nationality is available alongside country of birth from the source (see Sources tab).&lt;/p&gt;&lt;p&gt;The Washington Group on Disability Statistics are often used to provide a cross- 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 &lt;p&gt;For not seasonally adjusted data, it is best practice to only compare the same quarter for different years (e.g., compare January-March 2018 with January-March 2019 but do not compare July-September 2018 with January-March 2019).&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29]=&quot;False&quot;;[.D229]=&quot;United Kingdom&quot;;[.E229]=&quot;complete&quot;;[.F229]=&quot;False&quot;;[.G229]=&quot;False&quot;;[.H229]=&quot;True&quot;))" office:value-type="boolean" office:boolean-value="false" calcext:value-type="boolean">
            <text:p>FALSE</text:p>
          </table:table-cell>
        </table:table-row>
        <table:table-row table:style-name="ro1">
          <table:table-cell office:value-type="string" calcext:value-type="string">
            <text:p>8-6-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30]=&quot;False&quot;;[.D230]=&quot;United Kingdom&quot;;[.E230]=&quot;complete&quot;;[.F230]=&quot;False&quot;;[.G230]=&quot;False&quot;;[.H230]=&quot;True&quot;))" office:value-type="boolean" office:boolean-value="true" calcext:value-type="boolean">
            <text:p>TRUE</text:p>
          </table:table-cell>
        </table:table-row>
        <table:table-row table:style-name="ro1" table:visibility="filter">
          <table:table-cell office:value-type="string" calcext:value-type="string">
            <text:p>8-7-1</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31]=&quot;False&quot;;[.D231]=&quot;United Kingdom&quot;;[.E231]=&quot;complete&quot;;[.F231]=&quot;False&quot;;[.G231]=&quot;False&quot;;[.H231]=&quot;True&quot;))" office:value-type="boolean" office:boolean-value="false" calcext:value-type="boolean">
            <text:p>FALSE</text:p>
          </table:table-cell>
        </table:table-row>
        <table:table-row table:style-name="ro1" table:visibility="filter">
          <table:table-cell office:value-type="string" calcext:value-type="string">
            <text:p>8-8-1</text:p>
          </table:table-cell>
          <table:table-cell office:value-type="string" calcext:value-type="string">
            <text:p>Data for fatal and non-fatal workplace injuries do not include road traffic accidents. Rates for non-fatal injuries are based on self-reported non-fatal injury in the workplace (using the Labour Force Survey). <text:s text:c="3"/>This indicator is being used as an approximation of the UN SDG Indicator. Where possible, we will work to identify or develop UK data to meet the global indicator specification. This indicator has been identified in collaboration with topic experts.</text:p>
          </table:table-cell>
          <table:table-cell office:value-type="string" calcext:value-type="string">
            <text:p>False</text:p>
          </table:table-cell>
          <table:table-cell office:value-type="string" calcext:value-type="string">
            <text:p>Great Britain</text:p>
          </table:table-cell>
          <table:table-cell office:value-type="string" calcext:value-type="string">
            <text:p>complete</text:p>
          </table:table-cell>
          <table:table-cell table:number-columns-repeated="2" office:value-type="string" calcext:value-type="string">
            <text:p>True</text:p>
          </table:table-cell>
          <table:table-cell office:value-type="string" calcext:value-type="string">
            <text:p>False</text:p>
          </table:table-cell>
          <table:table-cell table:formula="of:=IF(AND([.C232]=&quot;False&quot;;[.D232]=&quot;United Kingdom&quot;;[.E232]=&quot;complete&quot;;[.F232]=&quot;False&quot;;[.G232]=&quot;False&quot;;[.H232]=&quot;True&quot;))" office:value-type="boolean" office:boolean-value="false" calcext:value-type="boolean">
            <text:p>FALSE</text:p>
          </table:table-cell>
        </table:table-row>
        <table:table-row table:style-name="ro1" table:visibility="filter">
          <table:table-cell office:value-type="string" calcext:value-type="string">
            <text:p>8-8-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33]=&quot;False&quot;;[.D233]=&quot;United Kingdom&quot;;[.E233]=&quot;complete&quot;;[.F233]=&quot;False&quot;;[.G233]=&quot;False&quot;;[.H233]=&quot;True&quot;))" office:value-type="boolean" office:boolean-value="false" calcext:value-type="boolean">
            <text:p>FALSE</text:p>
          </table:table-cell>
        </table:table-row>
        <table:table-row table:style-name="ro1">
          <table:table-cell office:value-type="string" calcext:value-type="string">
            <text:p>8-9-1</text:p>
          </table:table-cell>
          <table:table-cell office:value-type="string" calcext:value-type="string">
            <text:p>Data are produced from the ONS UK Tourism Satellite Accounts, and ONS GDP statistics.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34]=&quot;False&quot;;[.D234]=&quot;United Kingdom&quot;;[.E234]=&quot;complete&quot;;[.F234]=&quot;False&quot;;[.G234]=&quot;False&quot;;[.H234]=&quot;True&quot;))" office:value-type="boolean" office:boolean-value="true" calcext:value-type="boolean">
            <text:p>TRUE</text:p>
          </table:table-cell>
        </table:table-row>
        <table:table-row table:style-name="ro1">
          <table:table-cell office:value-type="string" calcext:value-type="string">
            <text:p>8-a-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35]=&quot;False&quot;;[.D235]=&quot;United Kingdom&quot;;[.E235]=&quot;complete&quot;;[.F235]=&quot;False&quot;;[.G235]=&quot;False&quot;;[.H235]=&quot;True&quot;))" office:value-type="boolean" office:boolean-value="true" calcext:value-type="boolean">
            <text:p>TRUE</text:p>
          </table:table-cell>
        </table:table-row>
        <table:table-row table:style-name="ro1" table:visibility="filter">
          <table:table-cell office:value-type="string" calcext:value-type="string">
            <text:p>8-b-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True</text:p>
          </table:table-cell>
          <table:table-cell/>
          <table:table-cell office:value-type="string" calcext:value-type="string">
            <text:p>complete</text:p>
          </table:table-cell>
          <table:table-cell table:number-columns-repeated="3" office:value-type="string" calcext:value-type="string">
            <text:p>False</text:p>
          </table:table-cell>
          <table:table-cell table:formula="of:=IF(AND([.C236]=&quot;False&quot;;[.D236]=&quot;United Kingdom&quot;;[.E236]=&quot;complete&quot;;[.F236]=&quot;False&quot;;[.G236]=&quot;False&quot;;[.H236]=&quot;True&quot;))" office:value-type="boolean" office:boolean-value="false" calcext:value-type="boolean">
            <text:p>FALSE</text:p>
          </table:table-cell>
        </table:table-row>
        <table:table-row table:style-name="ro1" table:visibility="filter">
          <table:table-cell office:value-type="string" calcext:value-type="string">
            <text:p>9-1-1</text:p>
          </table:table-cell>
          <table:table-cell office:value-type="string" calcext:value-type="string">
            <text:p>This data was produced in cooperation with ONS Geography. 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37]=&quot;False&quot;;[.D237]=&quot;United Kingdom&quot;;[.E237]=&quot;complete&quot;;[.F237]=&quot;False&quot;;[.G237]=&quot;False&quot;;[.H237]=&quot;True&quot;))" office:value-type="boolean" office:boolean-value="false" calcext:value-type="boolean">
            <text:p>FALSE</text:p>
          </table:table-cell>
        </table:table-row>
        <table:table-row table:style-name="ro1" table:visibility="filter">
          <table:table-cell office:value-type="string" calcext:value-type="string">
            <text:p>9-1-2</text:p>
          </table:table-cell>
          <table:table-cell office:value-type="string" calcext:value-type="string">
            <text:p>Data on Source only goes back to 2008. Data from 2007 is from previous release 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238]=&quot;False&quot;;[.D238]=&quot;United Kingdom&quot;;[.E238]=&quot;complete&quot;;[.F238]=&quot;False&quot;;[.G238]=&quot;False&quot;;[.H238]=&quot;True&quot;))" office:value-type="boolean" office:boolean-value="false" calcext:value-type="boolean">
            <text:p>FALSE</text:p>
          </table:table-cell>
        </table:table-row>
        <table:table-row table:style-name="ro1">
          <table:table-cell office:value-type="string" calcext:value-type="string">
            <text:p>9-2-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39]=&quot;False&quot;;[.D239]=&quot;United Kingdom&quot;;[.E239]=&quot;complete&quot;;[.F239]=&quot;False&quot;;[.G239]=&quot;False&quot;;[.H239]=&quot;True&quot;))" office:value-type="boolean" office:boolean-value="true" calcext:value-type="boolean">
            <text:p>TRUE</text:p>
          </table:table-cell>
        </table:table-row>
        <table:table-row table:style-name="ro1" table:visibility="filter">
          <table:table-cell office:value-type="string" calcext:value-type="string">
            <text:p>9-2-2</text:p>
          </table:table-cell>
          <table:table-cell office:value-type="string" calcext:value-type="string">
            <text:p>&lt;p&gt;The Washington Group on Disability Statistics are often used to provide a cross-nationally comparable population-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40]=&quot;False&quot;;[.D240]=&quot;United Kingdom&quot;;[.E240]=&quot;complete&quot;;[.F240]=&quot;False&quot;;[.G240]=&quot;False&quot;;[.H240]=&quot;True&quot;))" office:value-type="boolean" office:boolean-value="false" calcext:value-type="boolean">
            <text:p>FALSE</text:p>
          </table:table-cell>
        </table:table-row>
        <table:table-row table:style-name="ro1" table:visibility="filter">
          <table:table-cell office:value-type="string" calcext:value-type="string">
            <text:p>9-3-1</text:p>
          </table:table-cell>
          <table:table-cell office:value-type="string" calcext:value-type="string">
            <text:p>This indicator is being used as an approximation of the UN SDG Indicator. Where possible, we will work to identify or develop UK data to meet the global indicator specification.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formula="of:=IF(AND([.C241]=&quot;False&quot;;[.D241]=&quot;United Kingdom&quot;;[.E241]=&quot;complete&quot;;[.F241]=&quot;False&quot;;[.G241]=&quot;False&quot;;[.H241]=&quot;True&quot;))" office:value-type="boolean" office:boolean-value="false" calcext:value-type="boolean">
            <text:p>FALSE</text:p>
          </table:table-cell>
        </table:table-row>
        <table:table-row table:style-name="ro1" table:visibility="filter">
          <table:table-cell office:value-type="string" calcext:value-type="string">
            <text:p>9-3-2</text:p>
          </table:table-cell>
          <table:table-cell/>
          <table:table-cell office:value-type="string" calcext:value-type="string">
            <text:p>False</text:p>
          </table:table-cell>
          <table:table-cell/>
          <table:table-cell office:value-type="string" calcext:value-type="string">
            <text:p>notstarted</text:p>
          </table:table-cell>
          <table:table-cell table:number-columns-repeated="3" office:value-type="string" calcext:value-type="string">
            <text:p>False</text:p>
          </table:table-cell>
          <table:table-cell table:formula="of:=IF(AND([.C242]=&quot;False&quot;;[.D242]=&quot;United Kingdom&quot;;[.E242]=&quot;complete&quot;;[.F242]=&quot;False&quot;;[.G242]=&quot;False&quot;;[.H242]=&quot;True&quot;))" office:value-type="boolean" office:boolean-value="false" calcext:value-type="boolean">
            <text:p>FALSE</text:p>
          </table:table-cell>
        </table:table-row>
        <table:table-row table:style-name="ro1">
          <table:table-cell office:value-type="string" calcext:value-type="string">
            <text:p>9-4-1</text:p>
          </table:table-cell>
          <table:table-cell office:value-type="string" calcext:value-type="string">
            <text:p>All emissions intensity figures exclude consumer expenditure.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43]=&quot;False&quot;;[.D243]=&quot;United Kingdom&quot;;[.E243]=&quot;complete&quot;;[.F243]=&quot;False&quot;;[.G243]=&quot;False&quot;;[.H243]=&quot;True&quot;))" office:value-type="boolean" office:boolean-value="true" calcext:value-type="boolean">
            <text:p>TRUE</text:p>
          </table:table-cell>
        </table:table-row>
        <table:table-row table:style-name="ro1" table:visibility="filter">
          <table:table-cell office:value-type="string" calcext:value-type="string">
            <text:p>9-5-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44]=&quot;False&quot;;[.D244]=&quot;United Kingdom&quot;;[.E244]=&quot;complete&quot;;[.F244]=&quot;False&quot;;[.G244]=&quot;False&quot;;[.H244]=&quot;True&quot;))" office:value-type="boolean" office:boolean-value="false" calcext:value-type="boolean">
            <text:p>FALSE</text:p>
          </table:table-cell>
        </table:table-row>
        <table:table-row table:style-name="ro1" table:visibility="filter">
          <table:table-cell office:value-type="string" calcext:value-type="string">
            <text:p>9-5-2</text:p>
          </table:table-cell>
          <table:table-cell office:value-type="string" calcext:value-type="string">
            <text:p>&lt;p&gt;Full-time equivalent (FTE) figures come from the World Bank database. Headcount values are calculated from the Office for National Statistics' Labour Force Survey.&lt;/p&gt;&lt;p&gt;The Washington Group on Disability Statistics are often used to provide a cross-nationally comparable population- based measures of disability. Please see the article &lt;a href="https://www.ons.gov.uk/peoplepopulationandcommunity/healthandsocialcare/disability/articles/measuringdisabilitycomparingapproaches/2019-08-06"&gt;Measuring disability - comparing approaches&lt;/a&gt; for a comparison between the GSS Harmonised measure (used here) and the Washington Group measure.&lt;/p&gt;&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formula="of:=IF(AND([.C245]=&quot;False&quot;;[.D245]=&quot;United Kingdom&quot;;[.E245]=&quot;complete&quot;;[.F245]=&quot;False&quot;;[.G245]=&quot;False&quot;;[.H245]=&quot;True&quot;))" office:value-type="boolean" office:boolean-value="false" calcext:value-type="boolean">
            <text:p>FALSE</text:p>
          </table:table-cell>
        </table:table-row>
        <table:table-row table:style-name="ro1">
          <table:table-cell office:value-type="string" calcext:value-type="string">
            <text:p>9-a-1</text:p>
          </table:table-cell>
          <table:table-cell office:value-type="string" calcext:value-type="string">
            <text:p>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46]=&quot;False&quot;;[.D246]=&quot;United Kingdom&quot;;[.E246]=&quot;complete&quot;;[.F246]=&quot;False&quot;;[.G246]=&quot;False&quot;;[.H246]=&quot;True&quot;))" office:value-type="boolean" office:boolean-value="true" calcext:value-type="boolean">
            <text:p>TRUE</text:p>
          </table:table-cell>
        </table:table-row>
        <table:table-row table:style-name="ro1">
          <table:table-cell office:value-type="string" calcext:value-type="string">
            <text:p>9-b-1</text:p>
          </table:table-cell>
          <table:table-cell office:value-type="string" calcext:value-type="string">
            <text:p>&lt;p&gt;Medium and high tech industries are defined for this indicator as those covered by the following ISIC revision 4 codes;&lt;/p&gt;&lt;p&gt;*20 - Manufacture of chemicals and chemical products&lt;/p&gt;&lt;p&gt;*21 - Manufacture of basic pharmaceutical products and pharmaceutical reparations&lt;/p&gt;&lt;p&gt;*254 - Manufacture of weapons and ammunition&lt;/p&gt;&lt;p&gt;*26 - Manufacture of computer, electronic and optical products&lt;/p&gt;&lt;p&gt;*27 - Manufacture of electrical equipment&lt;/p&gt;&lt;p&gt;*28 - Manufacture of machinery and equipment n.e.c.&lt;/p&gt;&lt;p&gt;*29 - Manufacture of motor vehicles, trailers and semi- trailers&lt;/p&gt;&lt;p&gt;*30 - Manufacture of other transport equipment, but excluding 351 (Building of ships and boats)&lt;/p&gt;&lt;p&gt;*325 - Manufacture of medical and dental instruments and supplies, not included in these figures&lt;/p&gt;&lt;p&gt;The manufacture of medical and dental instruments and supplies (ISIC4 325) have been excluded from the figures due to the small size of 325 meaning that it is not available as a specific breakdown.&lt;/p&gt; Data follows the UN specification for this indicator. This indicator has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47]=&quot;False&quot;;[.D247]=&quot;United Kingdom&quot;;[.E247]=&quot;complete&quot;;[.F247]=&quot;False&quot;;[.G247]=&quot;False&quot;;[.H247]=&quot;True&quot;))" office:value-type="boolean" office:boolean-value="true" calcext:value-type="boolean">
            <text:p>TRUE</text:p>
          </table:table-cell>
        </table:table-row>
        <table:table-row table:style-name="ro1">
          <table:table-cell office:value-type="string" calcext:value-type="string">
            <text:p>9-c-1</text:p>
          </table:table-cell>
          <table:table-cell office:value-type="string" calcext:value-type="string">
            <text:p>Data follows the UN specification for this indicator. This indicator has not been identified in collaboration with topic experts.</text:p>
          </table:table-cell>
          <table:table-cell office:value-type="string" calcext:value-type="string">
            <text:p>False</text:p>
          </table:table-cell>
          <table:table-cell office:value-type="string" calcext:value-type="string">
            <text:p>United Kingdom</text:p>
          </table:table-cell>
          <table:table-cell office:value-type="string" calcext:value-type="string">
            <text:p>complete</text:p>
          </table:table-cell>
          <table:table-cell table:number-columns-repeated="2" office:value-type="string" calcext:value-type="string">
            <text:p>False</text:p>
          </table:table-cell>
          <table:table-cell office:value-type="string" calcext:value-type="string">
            <text:p>True</text:p>
          </table:table-cell>
          <table:table-cell table:formula="of:=IF(AND([.C248]=&quot;False&quot;;[.D248]=&quot;United Kingdom&quot;;[.E248]=&quot;complete&quot;;[.F248]=&quot;False&quot;;[.G248]=&quot;False&quot;;[.H248]=&quot;True&quot;))" office:value-type="boolean" office:boolean-value="true" calcext:value-type="boolean">
            <text:p>TRUE</text:p>
          </table:table-cell>
        </table:table-row>
      </table:table>
      <table:named-expressions/>
      <table:database-ranges>
        <table:database-range table:name="__Anonymous_Sheet_DB__0" table:target-range-address="output.A1:output.I248" table:contains-header="false">
          <table:filter>
            <table:filter-and>
              <table:filter-condition table:field-number="8" table:data-type="number" table:value="1" table:operator="="/>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15T17:53:24.650000000</dc:date>
    <meta:editing-duration>PT17M59S</meta:editing-duration>
    <meta:editing-cycles>1</meta:editing-cycles>
    <meta:document-statistic meta:table-count="1" meta:cell-count="2097" meta:object-count="0"/>
    <meta:generator>LibreOffice/7.1.1.2$Windows_X86_64 LibreOffice_project/fe0b08f4af1bacafe4c7ecc87ce55bb426164676</meta:generator>
  </office:meta>
</office:document-meta>
</file>